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0146in" table:align="left"/>
    </style:style>
    <style:style style:name="Table1.A" style:family="table-column">
      <style:table-column-properties style:column-width="1.014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375in" table:align="left"/>
    </style:style>
    <style:style style:name="Table2.A" style:family="table-column">
      <style:table-column-properties style:column-width="1.83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334in" table:align="left"/>
    </style:style>
    <style:style style:name="Table3.A" style:family="table-column">
      <style:table-column-properties style:column-width="0.33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7076in" table:align="left"/>
    </style:style>
    <style:style style:name="Table5.A" style:family="table-column">
      <style:table-column-properties style:column-width="1.707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334in" table:align="left"/>
    </style:style>
    <style:style style:name="Table6.A" style:family="table-column">
      <style:table-column-properties style:column-width="0.33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1174in" table:align="left"/>
    </style:style>
    <style:style style:name="Table7.A" style:family="table-column">
      <style:table-column-properties style:column-width="0.117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6188in" table:align="left"/>
    </style:style>
    <style:style style:name="Table8.A" style:family="table-column">
      <style:table-column-properties style:column-width="2.6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334in" table:align="left"/>
    </style:style>
    <style:style style:name="Table9.A" style:family="table-column">
      <style:table-column-properties style:column-width="0.33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2257in" table:align="left"/>
    </style:style>
    <style:style style:name="Table10.A" style:family="table-column">
      <style:table-column-properties style:column-width="2.225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9479in" table:align="left"/>
    </style:style>
    <style:style style:name="Table11.A" style:family="table-column">
      <style:table-column-properties style:column-width="4.947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8576in" table:align="left"/>
    </style:style>
    <style:style style:name="Table12.A" style:family="table-column">
      <style:table-column-properties style:column-width="0.857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7694in" table:align="left"/>
    </style:style>
    <style:style style:name="Table13.A" style:family="table-column">
      <style:table-column-properties style:column-width="1.769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1243in" table:align="left"/>
    </style:style>
    <style:style style:name="Table14.A" style:family="table-column">
      <style:table-column-properties style:column-width="6.124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209in" table:align="left"/>
    </style:style>
    <style:style style:name="Table15.A" style:family="table-column">
      <style:table-column-properties style:column-width="0.20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7528in" table:align="left"/>
    </style:style>
    <style:style style:name="Table16.A" style:family="table-column">
      <style:table-column-properties style:column-width="1.7528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0694in" table:align="left"/>
    </style:style>
    <style:style style:name="Table17.A" style:family="table-column">
      <style:table-column-properties style:column-width="2.069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209in" table:align="left"/>
    </style:style>
    <style:style style:name="Table18.A" style:family="table-column">
      <style:table-column-properties style:column-width="0.20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066in" table:align="left"/>
    </style:style>
    <style:style style:name="Table19.A" style:family="table-column">
      <style:table-column-properties style:column-width="2.06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6.92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209in" table:align="left"/>
    </style:style>
    <style:style style:name="Table21.A" style:family="table-column">
      <style:table-column-properties style:column-width="0.209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.5389in" table:align="left"/>
    </style:style>
    <style:style style:name="Table22.A" style:family="table-column">
      <style:table-column-properties style:column-width="2.5389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6.92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209in" table:align="left"/>
    </style:style>
    <style:style style:name="Table24.A" style:family="table-column">
      <style:table-column-properties style:column-width="0.209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4.8611in" table:align="left"/>
    </style:style>
    <style:style style:name="Table25.A" style:family="table-column">
      <style:table-column-properties style:column-width="4.8611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4.0868in" table:align="left"/>
    </style:style>
    <style:style style:name="Table26.A" style:family="table-column">
      <style:table-column-properties style:column-width="4.0868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209in" table:align="left"/>
    </style:style>
    <style:style style:name="Table27.A" style:family="table-column">
      <style:table-column-properties style:column-width="0.209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5.8618in" table:align="left"/>
    </style:style>
    <style:style style:name="Table28.A" style:family="table-column">
      <style:table-column-properties style:column-width="5.8618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925in" table:align="left"/>
    </style:style>
    <style:style style:name="Table29.A" style:family="table-column">
      <style:table-column-properties style:column-width="6.92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209in" table:align="left"/>
    </style:style>
    <style:style style:name="Table30.A" style:family="table-column">
      <style:table-column-properties style:column-width="0.209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5.1806in" table:align="left"/>
    </style:style>
    <style:style style:name="Table31.A" style:family="table-column">
      <style:table-column-properties style:column-width="5.180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6.925in" table:align="left"/>
    </style:style>
    <style:style style:name="Table32.A" style:family="table-column">
      <style:table-column-properties style:column-width="6.925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1174in" table:align="left"/>
    </style:style>
    <style:style style:name="Table33.A" style:family="table-column">
      <style:table-column-properties style:column-width="0.1174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3.2743in" table:align="left"/>
    </style:style>
    <style:style style:name="Table34.A" style:family="table-column">
      <style:table-column-properties style:column-width="3.2743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6.925in" table:align="left"/>
    </style:style>
    <style:style style:name="Table35.A" style:family="table-column">
      <style:table-column-properties style:column-width="6.925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1174in" table:align="left"/>
    </style:style>
    <style:style style:name="Table36.A" style:family="table-column">
      <style:table-column-properties style:column-width="0.117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7632in" table:align="left"/>
    </style:style>
    <style:style style:name="Table37.A" style:family="table-column">
      <style:table-column-properties style:column-width="1.7632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6403in" table:align="left"/>
    </style:style>
    <style:style style:name="Table38.A" style:family="table-column">
      <style:table-column-properties style:column-width="6.6403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209in" table:align="left"/>
    </style:style>
    <style:style style:name="Table39.A" style:family="table-column">
      <style:table-column-properties style:column-width="0.209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1.4618in" table:align="left"/>
    </style:style>
    <style:style style:name="Table40.A" style:family="table-column">
      <style:table-column-properties style:column-width="1.4618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6.3188in" table:align="left"/>
    </style:style>
    <style:style style:name="Table41.A" style:family="table-column">
      <style:table-column-properties style:column-width="6.318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209in" table:align="left"/>
    </style:style>
    <style:style style:name="Table42.A" style:family="table-column">
      <style:table-column-properties style:column-width="0.209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3.8292in" table:align="left"/>
    </style:style>
    <style:style style:name="Table43.A" style:family="table-column">
      <style:table-column-properties style:column-width="3.8292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5.125in" table:align="left"/>
    </style:style>
    <style:style style:name="Table44.A" style:family="table-column">
      <style:table-column-properties style:column-width="5.125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3.1986in" table:align="left"/>
    </style:style>
    <style:style style:name="Table45.A" style:family="table-column">
      <style:table-column-properties style:column-width="3.198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9118in" table:align="left"/>
    </style:style>
    <style:style style:name="Table46.A" style:family="table-column">
      <style:table-column-properties style:column-width="6.9118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6132in" table:align="left"/>
    </style:style>
    <style:style style:name="Table47.A" style:family="table-column">
      <style:table-column-properties style:column-width="6.6132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1174in" table:align="left"/>
    </style:style>
    <style:style style:name="Table48.A" style:family="table-column">
      <style:table-column-properties style:column-width="0.117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1.1417in" table:align="left"/>
    </style:style>
    <style:style style:name="Table49.A" style:family="table-column">
      <style:table-column-properties style:column-width="1.1417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6.3375in" table:align="left"/>
    </style:style>
    <style:style style:name="Table50.A" style:family="table-column">
      <style:table-column-properties style:column-width="6.337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1174in" table:align="left"/>
    </style:style>
    <style:style style:name="Table51.A" style:family="table-column">
      <style:table-column-properties style:column-width="0.1174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3.0493in" table:align="left"/>
    </style:style>
    <style:style style:name="Table52.A" style:family="table-column">
      <style:table-column-properties style:column-width="3.0493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4556in" table:align="left"/>
    </style:style>
    <style:style style:name="Table53.A" style:family="table-column">
      <style:table-column-properties style:column-width="1.4556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2.8847in" table:align="left"/>
    </style:style>
    <style:style style:name="Table54.A" style:family="table-column">
      <style:table-column-properties style:column-width="2.8847in"/>
    </style:style>
    <style:style style:name="Table54.A1" style:family="table-cell">
      <style:table-cell-properties style:vertical-align="middle" fo:padding="0.0194in" fo:border="none"/>
    </style:style>
    <style:style style:name="Table58" style:family="table">
      <style:table-properties style:width="0.1174in" table:align="left"/>
    </style:style>
    <style:style style:name="Table58.A" style:family="table-column">
      <style:table-column-properties style:column-width="0.1174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6.7535in" table:align="left"/>
    </style:style>
    <style:style style:name="Table59.A" style:family="table-column">
      <style:table-column-properties style:column-width="6.753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0.1174in" table:align="left"/>
    </style:style>
    <style:style style:name="Table60.A" style:family="table-column">
      <style:table-column-properties style:column-width="0.1174in"/>
    </style:style>
    <style:style style:name="Table60.A1" style:family="table-cell">
      <style:table-cell-properties style:vertical-align="middle" fo:padding="0.0194in" fo:border="none"/>
    </style:style>
    <style:style style:name="Table55" style:family="table">
      <style:table-properties style:width="1.1875in" table:align="left"/>
    </style:style>
    <style:style style:name="Table55.A" style:family="table-column">
      <style:table-column-properties style:column-width="1.187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0.1174in" table:align="left"/>
    </style:style>
    <style:style style:name="Table56.A" style:family="table-column">
      <style:table-column-properties style:column-width="0.1174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1.4354in" table:align="left"/>
    </style:style>
    <style:style style:name="Table57.A" style:family="table-column">
      <style:table-column-properties style:column-width="1.4354in"/>
    </style:style>
    <style:style style:name="Table57.A1" style:family="table-cell">
      <style:table-cell-properties style:vertical-align="middle" fo:padding="0.0194in" fo:border="none"/>
    </style:style>
    <style:style style:name="Table61" style:family="table">
      <style:table-properties style:width="0.1174in" table:align="left"/>
    </style:style>
    <style:style style:name="Table61.A" style:family="table-column">
      <style:table-column-properties style:column-width="0.1174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4.0896in" table:align="left"/>
    </style:style>
    <style:style style:name="Table62.A" style:family="table-column">
      <style:table-column-properties style:column-width="4.0896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1174in" table:align="left"/>
    </style:style>
    <style:style style:name="Table63.A" style:family="table-column">
      <style:table-column-properties style:column-width="0.117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3.7931in" table:align="left"/>
    </style:style>
    <style:style style:name="Table64.A" style:family="table-column">
      <style:table-column-properties style:column-width="3.7931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1174in" table:align="left"/>
    </style:style>
    <style:style style:name="Table65.A" style:family="table-column">
      <style:table-column-properties style:column-width="0.1174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6.0493in" table:align="left"/>
    </style:style>
    <style:style style:name="Table66.A" style:family="table-column">
      <style:table-column-properties style:column-width="6.0493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1174in" table:align="left"/>
    </style:style>
    <style:style style:name="Table67.A" style:family="table-column">
      <style:table-column-properties style:column-width="0.1174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3.3361in" table:align="left"/>
    </style:style>
    <style:style style:name="Table68.A" style:family="table-column">
      <style:table-column-properties style:column-width="3.3361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1174in" table:align="left"/>
    </style:style>
    <style:style style:name="Table69.A" style:family="table-column">
      <style:table-column-properties style:column-width="0.1174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5.1264in" table:align="left"/>
    </style:style>
    <style:style style:name="Table70.A" style:family="table-column">
      <style:table-column-properties style:column-width="5.1264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1174in" table:align="left"/>
    </style:style>
    <style:style style:name="Table71.A" style:family="table-column">
      <style:table-column-properties style:column-width="0.1174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3.2556in" table:align="left"/>
    </style:style>
    <style:style style:name="Table72.A" style:family="table-column">
      <style:table-column-properties style:column-width="3.2556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1174in" table:align="left"/>
    </style:style>
    <style:style style:name="Table73.A" style:family="table-column">
      <style:table-column-properties style:column-width="0.1174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3.0986in" table:align="left"/>
    </style:style>
    <style:style style:name="Table74.A" style:family="table-column">
      <style:table-column-properties style:column-width="3.0986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1174in" table:align="left"/>
    </style:style>
    <style:style style:name="Table75.A" style:family="table-column">
      <style:table-column-properties style:column-width="0.117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3.1264in" table:align="left"/>
    </style:style>
    <style:style style:name="Table76.A" style:family="table-column">
      <style:table-column-properties style:column-width="3.1264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1174in" table:align="left"/>
    </style:style>
    <style:style style:name="Table77.A" style:family="table-column">
      <style:table-column-properties style:column-width="0.1174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5.1382in" table:align="left"/>
    </style:style>
    <style:style style:name="Table78.A" style:family="table-column">
      <style:table-column-properties style:column-width="5.1382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1174in" table:align="left"/>
    </style:style>
    <style:style style:name="Table79.A" style:family="table-column">
      <style:table-column-properties style:column-width="0.1174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5.1208in" table:align="left"/>
    </style:style>
    <style:style style:name="Table80.A" style:family="table-column">
      <style:table-column-properties style:column-width="5.1208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1174in" table:align="left"/>
    </style:style>
    <style:style style:name="Table81.A" style:family="table-column">
      <style:table-column-properties style:column-width="0.1174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4.1854in" table:align="left"/>
    </style:style>
    <style:style style:name="Table82.A" style:family="table-column">
      <style:table-column-properties style:column-width="4.1854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1174in" table:align="left"/>
    </style:style>
    <style:style style:name="Table83.A" style:family="table-column">
      <style:table-column-properties style:column-width="0.1174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4.3611in" table:align="left"/>
    </style:style>
    <style:style style:name="Table84.A" style:family="table-column">
      <style:table-column-properties style:column-width="4.3611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0.1174in" table:align="left"/>
    </style:style>
    <style:style style:name="Table85.A" style:family="table-column">
      <style:table-column-properties style:column-width="0.1174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5.8778in" table:align="left"/>
    </style:style>
    <style:style style:name="Table86.A" style:family="table-column">
      <style:table-column-properties style:column-width="5.8778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1174in" table:align="left"/>
    </style:style>
    <style:style style:name="Table87.A" style:family="table-column">
      <style:table-column-properties style:column-width="0.117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1174in" table:align="left"/>
    </style:style>
    <style:style style:name="Table88.A" style:family="table-column">
      <style:table-column-properties style:column-width="0.117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4.7125in" table:align="left"/>
    </style:style>
    <style:style style:name="Table89.A" style:family="table-column">
      <style:table-column-properties style:column-width="4.7125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1174in" table:align="left"/>
    </style:style>
    <style:style style:name="Table90.A" style:family="table-column">
      <style:table-column-properties style:column-width="0.1174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1.3417in" table:align="left"/>
    </style:style>
    <style:style style:name="Table91.A" style:family="table-column">
      <style:table-column-properties style:column-width="1.3417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3.0201in" table:align="left"/>
    </style:style>
    <style:style style:name="Table92.A" style:family="table-column">
      <style:table-column-properties style:column-width="3.0201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0.1174in" table:align="left"/>
    </style:style>
    <style:style style:name="Table93.A" style:family="table-column">
      <style:table-column-properties style:column-width="0.1174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1.4931in" table:align="left"/>
    </style:style>
    <style:style style:name="Table94.A" style:family="table-column">
      <style:table-column-properties style:column-width="1.4931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2.7368in" table:align="left"/>
    </style:style>
    <style:style style:name="Table95.A" style:family="table-column">
      <style:table-column-properties style:column-width="2.7368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1174in" table:align="left"/>
    </style:style>
    <style:style style:name="Table96.A" style:family="table-column">
      <style:table-column-properties style:column-width="0.117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3.6681in" table:align="left"/>
    </style:style>
    <style:style style:name="Table97.A" style:family="table-column">
      <style:table-column-properties style:column-width="3.6681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2.4222in" table:align="left"/>
    </style:style>
    <style:style style:name="Table98.A" style:family="table-column">
      <style:table-column-properties style:column-width="2.4222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1174in" table:align="left"/>
    </style:style>
    <style:style style:name="Table99.A" style:family="table-column">
      <style:table-column-properties style:column-width="0.1174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2.8333in" table:align="left"/>
    </style:style>
    <style:style style:name="Table100.A" style:family="table-column">
      <style:table-column-properties style:column-width="2.8333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4.1299in" table:align="left"/>
    </style:style>
    <style:style style:name="Table101.A" style:family="table-column">
      <style:table-column-properties style:column-width="4.1299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1174in" table:align="left"/>
    </style:style>
    <style:style style:name="Table102.A" style:family="table-column">
      <style:table-column-properties style:column-width="0.1174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3.475in" table:align="left"/>
    </style:style>
    <style:style style:name="Table103.A" style:family="table-column">
      <style:table-column-properties style:column-width="3.475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2.5514in" table:align="left"/>
    </style:style>
    <style:style style:name="Table104.A" style:family="table-column">
      <style:table-column-properties style:column-width="2.5514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1174in" table:align="left"/>
    </style:style>
    <style:style style:name="Table105.A" style:family="table-column">
      <style:table-column-properties style:column-width="0.1174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3.759in" table:align="left"/>
    </style:style>
    <style:style style:name="Table106.A" style:family="table-column">
      <style:table-column-properties style:column-width="3.759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7125in" table:align="left"/>
    </style:style>
    <style:style style:name="Table107.A" style:family="table-column">
      <style:table-column-properties style:column-width="2.712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1174in" table:align="left"/>
    </style:style>
    <style:style style:name="Table108.A" style:family="table-column">
      <style:table-column-properties style:column-width="0.1174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3.759in" table:align="left"/>
    </style:style>
    <style:style style:name="Table109.A" style:family="table-column">
      <style:table-column-properties style:column-width="3.759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2.7125in" table:align="left"/>
    </style:style>
    <style:style style:name="Table110.A" style:family="table-column">
      <style:table-column-properties style:column-width="2.7125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0.1174in" table:align="left"/>
    </style:style>
    <style:style style:name="Table111.A" style:family="table-column">
      <style:table-column-properties style:column-width="0.1174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2.1708in" table:align="left"/>
    </style:style>
    <style:style style:name="Table112.A" style:family="table-column">
      <style:table-column-properties style:column-width="2.1708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2.2764in" table:align="left"/>
    </style:style>
    <style:style style:name="Table113.A" style:family="table-column">
      <style:table-column-properties style:column-width="2.276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0.1174in" table:align="left"/>
    </style:style>
    <style:style style:name="Table114.A" style:family="table-column">
      <style:table-column-properties style:column-width="0.1174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2.4583in" table:align="left"/>
    </style:style>
    <style:style style:name="Table115.A" style:family="table-column">
      <style:table-column-properties style:column-width="2.4583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334in" table:align="left"/>
    </style:style>
    <style:style style:name="Table116.A" style:family="table-column">
      <style:table-column-properties style:column-width="0.334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1174in" table:align="left"/>
    </style:style>
    <style:style style:name="Table117.A" style:family="table-column">
      <style:table-column-properties style:column-width="0.1174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6.925in" table:align="left"/>
    </style:style>
    <style:style style:name="Table118.A" style:family="table-column">
      <style:table-column-properties style:column-width="6.925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0.334in" table:align="left"/>
    </style:style>
    <style:style style:name="Table119.A" style:family="table-column">
      <style:table-column-properties style:column-width="0.334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1174in" table:align="left"/>
    </style:style>
    <style:style style:name="Table120.A" style:family="table-column">
      <style:table-column-properties style:column-width="0.1174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6.925in" table:align="left"/>
    </style:style>
    <style:style style:name="Table121.A" style:family="table-column">
      <style:table-column-properties style:column-width="6.925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334in" table:align="left"/>
    </style:style>
    <style:style style:name="Table122.A" style:family="table-column">
      <style:table-column-properties style:column-width="0.334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2.3931in" table:align="left"/>
    </style:style>
    <style:style style:name="Table123.A" style:family="table-column">
      <style:table-column-properties style:column-width="2.3931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6.1368in" table:align="left"/>
    </style:style>
    <style:style style:name="Table124.A" style:family="table-column">
      <style:table-column-properties style:column-width="6.1368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0.334in" table:align="left"/>
    </style:style>
    <style:style style:name="Table125.A" style:family="table-column">
      <style:table-column-properties style:column-width="0.334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0.1174in" table:align="left"/>
    </style:style>
    <style:style style:name="Table126.A" style:family="table-column">
      <style:table-column-properties style:column-width="0.1174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4.0493in" table:align="left"/>
    </style:style>
    <style:style style:name="Table127.A" style:family="table-column">
      <style:table-column-properties style:column-width="4.0493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0.1174in" table:align="left"/>
    </style:style>
    <style:style style:name="Table128.A" style:family="table-column">
      <style:table-column-properties style:column-width="0.1174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3.8257in" table:align="left"/>
    </style:style>
    <style:style style:name="Table129.A" style:family="table-column">
      <style:table-column-properties style:column-width="3.8257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3.5771in" table:align="left"/>
    </style:style>
    <style:style style:name="Table130.A" style:family="table-column">
      <style:table-column-properties style:column-width="3.5771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0.334in" table:align="left"/>
    </style:style>
    <style:style style:name="Table131.A" style:family="table-column">
      <style:table-column-properties style:column-width="0.334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3.7271in" table:align="left"/>
    </style:style>
    <style:style style:name="Table132.A" style:family="table-column">
      <style:table-column-properties style:column-width="3.7271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5.0944in" table:align="left"/>
    </style:style>
    <style:style style:name="Table133.A" style:family="table-column">
      <style:table-column-properties style:column-width="5.0944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0.334in" table:align="left"/>
    </style:style>
    <style:style style:name="Table134.A" style:family="table-column">
      <style:table-column-properties style:column-width="0.334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3.7424in" table:align="left"/>
    </style:style>
    <style:style style:name="Table135.A" style:family="table-column">
      <style:table-column-properties style:column-width="3.7424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3.5771in" table:align="left"/>
    </style:style>
    <style:style style:name="Table136.A" style:family="table-column">
      <style:table-column-properties style:column-width="3.5771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0.334in" table:align="left"/>
    </style:style>
    <style:style style:name="Table137.A" style:family="table-column">
      <style:table-column-properties style:column-width="0.334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3.1958in" table:align="left"/>
    </style:style>
    <style:style style:name="Table138.A" style:family="table-column">
      <style:table-column-properties style:column-width="3.1958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6.925in" table:align="left"/>
    </style:style>
    <style:style style:name="Table139.A" style:family="table-column">
      <style:table-column-properties style:column-width="6.925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0.334in" table:align="left"/>
    </style:style>
    <style:style style:name="Table140.A" style:family="table-column">
      <style:table-column-properties style:column-width="0.334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4.5778in" table:align="left"/>
    </style:style>
    <style:style style:name="Table141.A" style:family="table-column">
      <style:table-column-properties style:column-width="4.5778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1.959in" table:align="left"/>
    </style:style>
    <style:style style:name="Table142.A" style:family="table-column">
      <style:table-column-properties style:column-width="1.959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0.1174in" table:align="left"/>
    </style:style>
    <style:style style:name="Table143.A" style:family="table-column">
      <style:table-column-properties style:column-width="0.1174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2.9097in" table:align="left"/>
    </style:style>
    <style:style style:name="Table144.A" style:family="table-column">
      <style:table-column-properties style:column-width="2.9097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1174in" table:align="left"/>
    </style:style>
    <style:style style:name="Table145.A" style:family="table-column">
      <style:table-column-properties style:column-width="0.1174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1174in" table:align="left"/>
    </style:style>
    <style:style style:name="Table146.A" style:family="table-column">
      <style:table-column-properties style:column-width="0.1174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2.2743in" table:align="left"/>
    </style:style>
    <style:style style:name="Table147.A" style:family="table-column">
      <style:table-column-properties style:column-width="2.2743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6.925in" table:align="left"/>
    </style:style>
    <style:style style:name="Table148.A" style:family="table-column">
      <style:table-column-properties style:column-width="6.925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0.334in" table:align="left"/>
    </style:style>
    <style:style style:name="Table149.A" style:family="table-column">
      <style:table-column-properties style:column-width="0.334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6.3563in" table:align="left"/>
    </style:style>
    <style:style style:name="Table150.A" style:family="table-column">
      <style:table-column-properties style:column-width="6.3563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5.8674in" table:align="left"/>
    </style:style>
    <style:style style:name="Table151.A" style:family="table-column">
      <style:table-column-properties style:column-width="5.8674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0.334in" table:align="left"/>
    </style:style>
    <style:style style:name="Table152.A" style:family="table-column">
      <style:table-column-properties style:column-width="0.334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6.4854in" table:align="left"/>
    </style:style>
    <style:style style:name="Table153.A" style:family="table-column">
      <style:table-column-properties style:column-width="6.4854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6.925in" table:align="left"/>
    </style:style>
    <style:style style:name="Table154.A" style:family="table-column">
      <style:table-column-properties style:column-width="6.925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0.209in" table:align="left"/>
    </style:style>
    <style:style style:name="Table155.A" style:family="table-column">
      <style:table-column-properties style:column-width="0.209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5.7292in" table:align="left"/>
    </style:style>
    <style:style style:name="Table156.A" style:family="table-column">
      <style:table-column-properties style:column-width="5.7292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6.925in" table:align="left"/>
    </style:style>
    <style:style style:name="Table157.A" style:family="table-column">
      <style:table-column-properties style:column-width="6.925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0.334in" table:align="left"/>
    </style:style>
    <style:style style:name="Table158.A" style:family="table-column">
      <style:table-column-properties style:column-width="0.334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6.4299in" table:align="left"/>
    </style:style>
    <style:style style:name="Table159.A" style:family="table-column">
      <style:table-column-properties style:column-width="6.4299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6.925in" table:align="left"/>
    </style:style>
    <style:style style:name="Table160.A" style:family="table-column">
      <style:table-column-properties style:column-width="6.925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0.334in" table:align="left"/>
    </style:style>
    <style:style style:name="Table161.A" style:family="table-column">
      <style:table-column-properties style:column-width="0.334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2.8368in" table:align="left"/>
    </style:style>
    <style:style style:name="Table162.A" style:family="table-column">
      <style:table-column-properties style:column-width="2.8368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6.925in" table:align="left"/>
    </style:style>
    <style:style style:name="Table163.A" style:family="table-column">
      <style:table-column-properties style:column-width="6.925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0.209in" table:align="left"/>
    </style:style>
    <style:style style:name="Table164.A" style:family="table-column">
      <style:table-column-properties style:column-width="0.209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2.1917in" table:align="left"/>
    </style:style>
    <style:style style:name="Table165.A" style:family="table-column">
      <style:table-column-properties style:column-width="2.1917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6.925in" table:align="left"/>
    </style:style>
    <style:style style:name="Table166.A" style:family="table-column">
      <style:table-column-properties style:column-width="6.925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0.209in" table:align="left"/>
    </style:style>
    <style:style style:name="Table167.A" style:family="table-column">
      <style:table-column-properties style:column-width="0.209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3.6188in" table:align="left"/>
    </style:style>
    <style:style style:name="Table168.A" style:family="table-column">
      <style:table-column-properties style:column-width="3.6188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6.534in" table:align="left"/>
    </style:style>
    <style:style style:name="Table169.A" style:family="table-column">
      <style:table-column-properties style:column-width="6.534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0.209in" table:align="left"/>
    </style:style>
    <style:style style:name="Table170.A" style:family="table-column">
      <style:table-column-properties style:column-width="0.209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1.9979in" table:align="left"/>
    </style:style>
    <style:style style:name="Table171.A" style:family="table-column">
      <style:table-column-properties style:column-width="1.9979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6.925in" table:align="left"/>
    </style:style>
    <style:style style:name="Table172.A" style:family="table-column">
      <style:table-column-properties style:column-width="6.925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0.209in" table:align="left"/>
    </style:style>
    <style:style style:name="Table173.A" style:family="table-column">
      <style:table-column-properties style:column-width="0.209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6.9167in" table:align="left"/>
    </style:style>
    <style:style style:name="Table174.A" style:family="table-column">
      <style:table-column-properties style:column-width="6.9167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6.925in" table:align="left"/>
    </style:style>
    <style:style style:name="Table175.A" style:family="table-column">
      <style:table-column-properties style:column-width="6.925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0.209in" table:align="left"/>
    </style:style>
    <style:style style:name="Table176.A" style:family="table-column">
      <style:table-column-properties style:column-width="0.209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3.4896in" table:align="left"/>
    </style:style>
    <style:style style:name="Table177.A" style:family="table-column">
      <style:table-column-properties style:column-width="3.4896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6.7174in" table:align="left"/>
    </style:style>
    <style:style style:name="Table178.A" style:family="table-column">
      <style:table-column-properties style:column-width="6.7174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209in" table:align="left"/>
    </style:style>
    <style:style style:name="Table179.A" style:family="table-column">
      <style:table-column-properties style:column-width="0.209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5.2563in" table:align="left"/>
    </style:style>
    <style:style style:name="Table180.A" style:family="table-column">
      <style:table-column-properties style:column-width="5.2563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6.925in" table:align="left"/>
    </style:style>
    <style:style style:name="Table181.A" style:family="table-column">
      <style:table-column-properties style:column-width="6.925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0.209in" table:align="left"/>
    </style:style>
    <style:style style:name="Table182.A" style:family="table-column">
      <style:table-column-properties style:column-width="0.209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4.6951in" table:align="left"/>
    </style:style>
    <style:style style:name="Table183.A" style:family="table-column">
      <style:table-column-properties style:column-width="4.6951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6.925in" table:align="left"/>
    </style:style>
    <style:style style:name="Table184.A" style:family="table-column">
      <style:table-column-properties style:column-width="6.925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0.209in" table:align="left"/>
    </style:style>
    <style:style style:name="Table185.A" style:family="table-column">
      <style:table-column-properties style:column-width="0.209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6.1674in" table:align="left"/>
    </style:style>
    <style:style style:name="Table186.A" style:family="table-column">
      <style:table-column-properties style:column-width="6.1674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6.5174in" table:align="left"/>
    </style:style>
    <style:style style:name="Table187.A" style:family="table-column">
      <style:table-column-properties style:column-width="6.5174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0.209in" table:align="left"/>
    </style:style>
    <style:style style:name="Table188.A" style:family="table-column">
      <style:table-column-properties style:column-width="0.209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5.9514in" table:align="left"/>
    </style:style>
    <style:style style:name="Table189.A" style:family="table-column">
      <style:table-column-properties style:column-width="5.9514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5.9069in" table:align="left"/>
    </style:style>
    <style:style style:name="Table190.A" style:family="table-column">
      <style:table-column-properties style:column-width="5.9069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209in" table:align="left"/>
    </style:style>
    <style:style style:name="Table191.A" style:family="table-column">
      <style:table-column-properties style:column-width="0.209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6.925in" table:align="left"/>
    </style:style>
    <style:style style:name="Table192.A" style:family="table-column">
      <style:table-column-properties style:column-width="6.925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5.9285in" table:align="left"/>
    </style:style>
    <style:style style:name="Table193.A" style:family="table-column">
      <style:table-column-properties style:column-width="5.9285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0.209in" table:align="left"/>
    </style:style>
    <style:style style:name="Table194.A" style:family="table-column">
      <style:table-column-properties style:column-width="0.209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4.0396in" table:align="left"/>
    </style:style>
    <style:style style:name="Table195.A" style:family="table-column">
      <style:table-column-properties style:column-width="4.0396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6.925in" table:align="left"/>
    </style:style>
    <style:style style:name="Table196.A" style:family="table-column">
      <style:table-column-properties style:column-width="6.925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0.209in" table:align="left"/>
    </style:style>
    <style:style style:name="Table197.A" style:family="table-column">
      <style:table-column-properties style:column-width="0.209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6.3285in" table:align="left"/>
    </style:style>
    <style:style style:name="Table198.A" style:family="table-column">
      <style:table-column-properties style:column-width="6.3285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6.925in" table:align="left"/>
    </style:style>
    <style:style style:name="Table199.A" style:family="table-column">
      <style:table-column-properties style:column-width="6.925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0.209in" table:align="left"/>
    </style:style>
    <style:style style:name="Table200.A" style:family="table-column">
      <style:table-column-properties style:column-width="0.209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4.1194in" table:align="left"/>
    </style:style>
    <style:style style:name="Table201.A" style:family="table-column">
      <style:table-column-properties style:column-width="4.1194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6.925in" table:align="left"/>
    </style:style>
    <style:style style:name="Table202.A" style:family="table-column">
      <style:table-column-properties style:column-width="6.925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0.209in" table:align="left"/>
    </style:style>
    <style:style style:name="Table203.A" style:family="table-column">
      <style:table-column-properties style:column-width="0.209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3.8326in" table:align="left"/>
    </style:style>
    <style:style style:name="Table204.A" style:family="table-column">
      <style:table-column-properties style:column-width="3.8326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4.0118in" table:align="left"/>
    </style:style>
    <style:style style:name="Table205.A" style:family="table-column">
      <style:table-column-properties style:column-width="4.0118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0.209in" table:align="left"/>
    </style:style>
    <style:style style:name="Table206.A" style:family="table-column">
      <style:table-column-properties style:column-width="0.209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2.9125in" table:align="left"/>
    </style:style>
    <style:style style:name="Table207.A" style:family="table-column">
      <style:table-column-properties style:column-width="2.9125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6.184in" table:align="left"/>
    </style:style>
    <style:style style:name="Table208.A" style:family="table-column">
      <style:table-column-properties style:column-width="6.184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0.1174in" table:align="left"/>
    </style:style>
    <style:style style:name="Table209.A" style:family="table-column">
      <style:table-column-properties style:column-width="0.1174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1.9215in" table:align="left"/>
    </style:style>
    <style:style style:name="Table210.A" style:family="table-column">
      <style:table-column-properties style:column-width="1.9215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6.184in" table:align="left"/>
    </style:style>
    <style:style style:name="Table211.A" style:family="table-column">
      <style:table-column-properties style:column-width="6.184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0.209in" table:align="left"/>
    </style:style>
    <style:style style:name="Table212.A" style:family="table-column">
      <style:table-column-properties style:column-width="0.209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0.1174in" table:align="left"/>
    </style:style>
    <style:style style:name="Table213.A" style:family="table-column">
      <style:table-column-properties style:column-width="0.1174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6.925in" table:align="left"/>
    </style:style>
    <style:style style:name="Table214.A" style:family="table-column">
      <style:table-column-properties style:column-width="6.925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0.209in" table:align="left"/>
    </style:style>
    <style:style style:name="Table215.A" style:family="table-column">
      <style:table-column-properties style:column-width="0.209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6.925in" table:align="left"/>
    </style:style>
    <style:style style:name="Table216.A" style:family="table-column">
      <style:table-column-properties style:column-width="6.925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6.925in" table:align="left"/>
    </style:style>
    <style:style style:name="Table217.A" style:family="table-column">
      <style:table-column-properties style:column-width="6.925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0.1778in" table:align="left"/>
    </style:style>
    <style:style style:name="Table218.A" style:family="table-column">
      <style:table-column-properties style:column-width="0.1778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6.925in" table:align="left"/>
    </style:style>
    <style:style style:name="Table219.A" style:family="table-column">
      <style:table-column-properties style:column-width="6.925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6.7215in" table:align="left"/>
    </style:style>
    <style:style style:name="Table220.A" style:family="table-column">
      <style:table-column-properties style:column-width="6.7215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0.209in" table:align="left"/>
    </style:style>
    <style:style style:name="Table221.A" style:family="table-column">
      <style:table-column-properties style:column-width="0.209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4.0014in" table:align="left"/>
    </style:style>
    <style:style style:name="Table222.A" style:family="table-column">
      <style:table-column-properties style:column-width="4.0014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4.8583in" table:align="left"/>
    </style:style>
    <style:style style:name="Table223.A" style:family="table-column">
      <style:table-column-properties style:column-width="4.8583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0.1778in" table:align="left"/>
    </style:style>
    <style:style style:name="Table224.A" style:family="table-column">
      <style:table-column-properties style:column-width="0.1778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6.925in" table:align="left"/>
    </style:style>
    <style:style style:name="Table225.A" style:family="table-column">
      <style:table-column-properties style:column-width="6.925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6.5306in" table:align="left"/>
    </style:style>
    <style:style style:name="Table226.A" style:family="table-column">
      <style:table-column-properties style:column-width="6.5306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0.1778in" table:align="left"/>
    </style:style>
    <style:style style:name="Table227.A" style:family="table-column">
      <style:table-column-properties style:column-width="0.1778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4.8111in" table:align="left"/>
    </style:style>
    <style:style style:name="Table228.A" style:family="table-column">
      <style:table-column-properties style:column-width="4.8111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6.2736in" table:align="left"/>
    </style:style>
    <style:style style:name="Table229.A" style:family="table-column">
      <style:table-column-properties style:column-width="6.2736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0.1778in" table:align="left"/>
    </style:style>
    <style:style style:name="Table230.A" style:family="table-column">
      <style:table-column-properties style:column-width="0.1778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3.1438in" table:align="left"/>
    </style:style>
    <style:style style:name="Table231.A" style:family="table-column">
      <style:table-column-properties style:column-width="3.1438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5.2479in" table:align="left"/>
    </style:style>
    <style:style style:name="Table232.A" style:family="table-column">
      <style:table-column-properties style:column-width="5.2479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0.209in" table:align="left"/>
    </style:style>
    <style:style style:name="Table233.A" style:family="table-column">
      <style:table-column-properties style:column-width="0.209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2.2715in" table:align="left"/>
    </style:style>
    <style:style style:name="Table234.A" style:family="table-column">
      <style:table-column-properties style:column-width="2.2715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4.8326in" table:align="left"/>
    </style:style>
    <style:style style:name="Table235.A" style:family="table-column">
      <style:table-column-properties style:column-width="4.8326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0.209in" table:align="left"/>
    </style:style>
    <style:style style:name="Table236.A" style:family="table-column">
      <style:table-column-properties style:column-width="0.209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2.5222in" table:align="left"/>
    </style:style>
    <style:style style:name="Table237.A" style:family="table-column">
      <style:table-column-properties style:column-width="2.5222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6.925in" table:align="left"/>
    </style:style>
    <style:style style:name="Table238.A" style:family="table-column">
      <style:table-column-properties style:column-width="6.925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0.1778in" table:align="left"/>
    </style:style>
    <style:style style:name="Table239.A" style:family="table-column">
      <style:table-column-properties style:column-width="0.1778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3.8042in" table:align="left"/>
    </style:style>
    <style:style style:name="Table240.A" style:family="table-column">
      <style:table-column-properties style:column-width="3.8042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1.2639in" table:align="left"/>
    </style:style>
    <style:style style:name="Table241.A" style:family="table-column">
      <style:table-column-properties style:column-width="1.2639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2.2583in" table:align="left"/>
    </style:style>
    <style:style style:name="Table242.A" style:family="table-column">
      <style:table-column-properties style:column-width="2.2583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6.925in" table:align="left"/>
    </style:style>
    <style:style style:name="Table243.A" style:family="table-column">
      <style:table-column-properties style:column-width="6.925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0.209in" table:align="left"/>
    </style:style>
    <style:style style:name="Table244.A" style:family="table-column">
      <style:table-column-properties style:column-width="0.209in"/>
    </style:style>
    <style:style style:name="Table244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tyiannak/pyAudioAnalysis">pyAudioAnalysis</text:a>/<text:span text:style-name="Strong_20_Emphasis">utilities.py</text:span> 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3"/>def isfloat(x)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4"/><text:bookmark text:name="LC5"/>"""</text:p>
          </table:table-cell>
        </table:table-row>
        <table:table-row>
          <table:table-cell table:style-name="Table2.A1" office:value-type="string">
            <text:p text:style-name="Table_20_Contents">Check if argument is float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13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14"/>def isint(x):<text:bookmark text:name="LC15"/></text:p>
          </table:table-cell>
        </table:table-row>
        <table:table-row>
          <table:table-cell table:style-name="Table5.A1" office:value-type="string">
            <text:p text:style-name="Table_20_Contents">"""<text:bookmark text:name="LC16"/></text:p>
          </table:table-cell>
        </table:table-row>
        <table:table-row>
          <table:table-cell table:style-name="Table5.A1" office:value-type="string">
            <text:p text:style-name="Table_20_Contents">Check if argument is in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"><text:bookmark text:name="LC25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26"/>def isNum(x):<text:bookmark text:name="LC27"/></text:p>
          </table:table-cell>
        </table:table-row>
        <table:table-row>
          <table:table-cell table:style-name="Table8.A1" office:value-type="string">
            <text:p text:style-name="Table_20_Contents">"""<text:bookmark text:name="LC28"/></text:p>
          </table:table-cell>
        </table:table-row>
        <table:table-row>
          <table:table-cell table:style-name="Table8.A1" office:value-type="string">
            <text:p text:style-name="Table_20_Contents">Check if string argument is numerical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29"/>"""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33"/>def peakdet(v, delta, x = None):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34"/>"""<text:bookmark text:name="LC35"/></text:p>
          </table:table-cell>
        </table:table-row>
        <table:table-row>
          <table:table-cell table:style-name="Table11.A1" office:value-type="string">
            <text:p text:style-name="Table_20_Contents">Converted from MATLAB script at http://billauer.co.il/peakdet.html<text:bookmark text:name="LC36"/></text:p>
          </table:table-cell>
        </table:table-row>
        <table:table-row>
          <table:table-cell table:style-name="Table11.A1" office:value-type="string">
            <text:p text:style-name="P1"><text:bookmark text:name="LC37"/></text:p>
          </table:table-cell>
        </table:table-row>
        <table:table-row>
          <table:table-cell table:style-name="Table11.A1" office:value-type="string">
            <text:p text:style-name="Table_20_Contents">Returns two arrays<text:bookmark text:name="LC38"/></text:p>
          </table:table-cell>
        </table:table-row>
        <table:table-row>
          <table:table-cell table:style-name="Table11.A1" office:value-type="string">
            <text:p text:style-name="P1"><text:bookmark text:name="LC39"/></text:p>
          </table:table-cell>
        </table:table-row>
        <table:table-row>
          <table:table-cell table:style-name="Table11.A1" office:value-type="string">
            <text:p text:style-name="Table_20_Contents">function [maxtab, mintab]=peakdet(v, delta, x)<text:bookmark text:name="LC40"/></text:p>
          </table:table-cell>
        </table:table-row>
        <table:table-row>
          <table:table-cell table:style-name="Table11.A1" office:value-type="string">
            <text:p text:style-name="Table_20_Contents">%PEAKDET Detect peaks in a vector<text:bookmark text:name="LC41"/></text:p>
          </table:table-cell>
        </table:table-row>
        <table:table-row>
          <table:table-cell table:style-name="Table11.A1" office:value-type="string">
            <text:p text:style-name="Table_20_Contents">% [MAXTAB, MINTAB] = PEAKDET(V, DELTA) finds the local<text:bookmark text:name="LC42"/></text:p>
          </table:table-cell>
        </table:table-row>
        <table:table-row>
          <table:table-cell table:style-name="Table11.A1" office:value-type="string">
            <text:p text:style-name="Table_20_Contents">% maxima and minima ("peaks") in the vector V.<text:bookmark text:name="LC43"/></text:p>
          </table:table-cell>
        </table:table-row>
        <table:table-row>
          <table:table-cell table:style-name="Table11.A1" office:value-type="string">
            <text:p text:style-name="Table_20_Contents">% MAXTAB and MINTAB consists of two columns. Column 1<text:bookmark text:name="LC44"/></text:p>
          </table:table-cell>
        </table:table-row>
        <table:table-row>
          <table:table-cell table:style-name="Table11.A1" office:value-type="string">
            <text:p text:style-name="Table_20_Contents">% contains indices in V, and column 2 the found values.<text:bookmark text:name="LC45"/></text:p>
          </table:table-cell>
        </table:table-row>
        <table:table-row>
          <table:table-cell table:style-name="Table11.A1" office:value-type="string">
            <text:p text:style-name="Table_20_Contents">% <text:bookmark text:name="LC46"/></text:p>
          </table:table-cell>
        </table:table-row>
        <table:table-row>
          <table:table-cell table:style-name="Table11.A1" office:value-type="string">
            <text:p text:style-name="Table_20_Contents">% With [MAXTAB, MINTAB] = PEAKDET(V, DELTA, X) the indices<text:bookmark text:name="LC47"/></text:p>
          </table:table-cell>
        </table:table-row>
        <table:table-row>
          <table:table-cell table:style-name="Table11.A1" office:value-type="string">
            <text:p text:style-name="Table_20_Contents">% in MAXTAB and MINTAB are replaced with the corresponding<text:bookmark text:name="LC48"/></text:p>
          </table:table-cell>
        </table:table-row>
        <table:table-row>
          <table:table-cell table:style-name="Table11.A1" office:value-type="string">
            <text:p text:style-name="Table_20_Contents">% X-values.<text:bookmark text:name="LC49"/></text:p>
          </table:table-cell>
        </table:table-row>
        <table:table-row>
          <table:table-cell table:style-name="Table11.A1" office:value-type="string">
            <text:p text:style-name="Table_20_Contents">%<text:bookmark text:name="LC50"/></text:p>
          </table:table-cell>
        </table:table-row>
        <table:table-row>
          <table:table-cell table:style-name="Table11.A1" office:value-type="string">
            <text:p text:style-name="Table_20_Contents">% A point is considered a maximum peak if it has the maximal<text:bookmark text:name="LC51"/></text:p>
          </table:table-cell>
        </table:table-row>
        <table:table-row>
          <table:table-cell table:style-name="Table11.A1" office:value-type="string">
            <text:p text:style-name="Table_20_Contents">% value, and was preceded (to the left) by a value lower by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52"/>% DELTA.</text:p>
          </table:table-cell>
        </table:table-row>
      </table:table>
      <text:p text:style-name="Standard"/>
      <text:p text:style-name="Standard"><text:a xlink:type="simple" xlink:href="https://github.com/tyiannak/pyAudioAnalysis">pyAudioAnalysis</text:a>/<text:span text:style-name="Strong_20_Emphasis">audioVisualization.py</text:span> </text:p>
      <text:p text:style-name="Standard"/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1"/>def generateColorMap():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2"/>'''<text:bookmark text:name="LC132"/><text:bookmark text:name="LC131"/></text:p>
          </table:table-cell>
        </table:table-row>
        <table:table-row>
          <table:table-cell table:style-name="Table14.A1" office:value-type="string">
            <text:p text:style-name="Table_20_Contents">This function generates a 256 jet colormap of HTML-like hex string colors (e.g. FF88AA)</text:p>
          </table:table-cell>
        </table:table-row>
      </table:table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Table_20_Contents"><text:bookmark text:name="LC142"/><text:bookmark text:name="LC141"/>'''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22"/>def levenshtein(str1, s2):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23"/>'''<text:bookmark text:name="LC24"/></text:p>
          </table:table-cell>
        </table:table-row>
        <table:table-row>
          <table:table-cell table:style-name="Table17.A1" office:value-type="string">
            <text:p text:style-name="Table_20_Contents">Distance between two strings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52"/><text:bookmark text:name="LC251"/>'''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def textListToColors(names):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'''</text:p>
          </table:table-cell>
        </table:table-row>
        <table:table-row>
          <table:table-cell table:style-name="Table20.A1" office:value-type="string">
            <text:p text:style-name="Table_20_Contents">Generates a list of colors based on a list of names (strings). Similar strings correspond to similar color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'''</text:p>
          </table:table-cell>
        </table:table-row>
      </table:table>
      <text:p text:style-name="Standard"/>
      <text:p text:style-name="Standard"/>
      <text:p text:style-name="Standard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62"/>def textListToColorsSimple(names):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63"/>'''<text:bookmark text:name="LC64"/></text:p>
          </table:table-cell>
        </table:table-row>
        <table:table-row>
          <table:table-cell table:style-name="Table23.A1" office:value-type="string">
            <text:p text:style-name="Table_20_Contents">Generates a list of colors based on a list of names (strings). Similar strings correspond to similar colors. 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65"/>'''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78"/>def chordialDiagram(fileStr, SM, Threshold, names, namesCategories):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79"/>'''<text:bookmark text:name="LC80"/></text:p>
          </table:table-cell>
        </table:table-row>
        <table:table-row>
          <table:table-cell table:style-name="Table26.A1" office:value-type="string">
            <text:p text:style-name="Table_20_Contents">Generates a d3js chordial diagram that illustrates similarites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81"/>'''</text:p>
          </table:table-cell>
        </table:table-row>
      </table:table>
      <text:p text:style-name="Standard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108"/>def visualizeFeaturesFolder(folder, dimReductionMethod, priorKnowledge = "none"):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109"/>'''<text:bookmark text:name="LC110"/></text:p>
          </table:table-cell>
        </table:table-row>
        <table:table-row>
          <table:table-cell table:style-name="Table29.A1" office:value-type="string">
            <text:p text:style-name="Table_20_Contents">This function generates a chordial visualization for the recordings of the provided path.<text:bookmark text:name="LC111"/></text:p>
          </table:table-cell>
        </table:table-row>
        <table:table-row>
          <table:table-cell table:style-name="Table29.A1" office:value-type="string">
            <text:p text:style-name="Table_20_Contents">ARGUMENTS:<text:bookmark text:name="LC112"/></text:p>
          </table:table-cell>
        </table:table-row>
        <table:table-row>
          <table:table-cell table:style-name="Table29.A1" office:value-type="string">
            <text:p text:style-name="Table_20_Contents">- folder: path of the folder that contains the WAV files to be processed<text:bookmark text:name="LC113"/></text:p>
          </table:table-cell>
        </table:table-row>
        <table:table-row>
          <table:table-cell table:style-name="Table29.A1" office:value-type="string">
            <text:p text:style-name="Table_20_Contents">- dimReductionMethod: method used to reduce the dimension of the initial feature space before computing the similarity.<text:bookmark text:name="LC114"/> "pca"</text:p>
          </table:table-cell>
        </table:table-row>
        <table:table-row>
          <table:table-cell table:style-name="Table29.A1" office:value-type="string">
            <text:p text:style-name="Table_20_Contents">- priorKnowledge: if this is set equal to "artist"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115"/>'''</text:p>
          </table:table-cell>
        </table:table-row>
      </table:table>
      <text:p text:style-name="Standard"/>
      <text:p text:style-name="Standard"><text:a xlink:type="simple" xlink:href="https://github.com/tyiannak/pyAudioAnalysis">pyAudioAnalysis</text:a>/<text:span text:style-name="Strong_20_Emphasis">audioBasicIO.py</text:span> </text:p>
      <text:p text:style-name="Standard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411"/><text:bookmark text:name="LC410"/>def convertDirMP3ToWav(dirName, Fs, nC, useMp3TagsAsName = False):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54"/><text:bookmark text:name="LC53"/>'''<text:bookmark text:name="LC66"/><text:bookmark text:name="LC61"/></text:p>
          </table:table-cell>
        </table:table-row>
        <table:table-row>
          <table:table-cell table:style-name="Table32.A1" office:value-type="string">
            <text:p text:style-name="Table_20_Contents">This function converts the MP3 files stored in a folder to WAV. If required, the output names of the <text:soft-page-break/>WAV files are based on MP3 tags, otherwise the same names are used.<text:bookmark text:name="LC7"/></text:p>
          </table:table-cell>
        </table:table-row>
        <table:table-row>
          <table:table-cell table:style-name="Table32.A1" office:value-type="string">
            <text:p text:style-name="Table_20_Contents">ARGUMENTS:<text:bookmark text:name="LC8"/></text:p>
          </table:table-cell>
        </table:table-row>
        <table:table-row>
          <table:table-cell table:style-name="Table32.A1" office:value-type="string">
            <text:p text:style-name="Table_20_Contents">- dirName: the path of the folder where the MP3s are stored<text:bookmark text:name="LC9"/></text:p>
          </table:table-cell>
        </table:table-row>
        <table:table-row>
          <table:table-cell table:style-name="Table32.A1" office:value-type="string">
            <text:p text:style-name="Table_20_Contents">- Fs: the sampling rate of the generated WAV files<text:bookmark text:name="LC10"/></text:p>
          </table:table-cell>
        </table:table-row>
        <table:table-row>
          <table:table-cell table:style-name="Table32.A1" office:value-type="string">
            <text:p text:style-name="Table_20_Contents">- nC: the number of channesl of the generated WAV files<text:bookmark text:name="LC117"/><text:bookmark text:name="LC116"/></text:p>
          </table:table-cell>
        </table:table-row>
        <table:table-row>
          <table:table-cell table:style-name="Table32.A1" office:value-type="string">
            <text:p text:style-name="Table_20_Contents">- useMp3TagsAsName: True if the WAV filename is generated on MP3 tags<text:bookmark text:name="LC122"/><text:bookmark text:name="LC121"/></text:p>
          </table:table-cell>
        </table:table-row>
        <table:table-row>
          <table:table-cell table:style-name="Table32.A1" office:value-type="string">
            <text:p text:style-name="Table_20_Contents">'''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"><text:bookmark text:name="LC134"/><text:bookmark text:name="LC133"/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72"/><text:bookmark text:name="LC371"/>def convertFsDirWavToWav(dirName, Fs, nC):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82"/><text:bookmark text:name="LC381"/>'''<text:bookmark text:name="LC392"/><text:bookmark text:name="LC391"/></text:p>
          </table:table-cell>
        </table:table-row>
        <table:table-row>
          <table:table-cell table:style-name="Table35.A1" office:value-type="string">
            <text:p text:style-name="Table_20_Contents">This function converts the WAV files stored in a folder to WAV using a different sampling freq and number of channels.<text:bookmark text:name="LC404"/><text:bookmark text:name="LC403"/></text:p>
          </table:table-cell>
        </table:table-row>
        <table:table-row>
          <table:table-cell table:style-name="Table35.A1" office:value-type="string">
            <text:p text:style-name="Table_20_Contents">ARGUMENTS:<text:bookmark text:name="LC414"/><text:bookmark text:name="LC413"/></text:p>
          </table:table-cell>
        </table:table-row>
        <table:table-row>
          <table:table-cell table:style-name="Table35.A1" office:value-type="string">
            <text:p text:style-name="Table_20_Contents">- dirName: the path of the folder where the WAVs are stored<text:bookmark text:name="LC424"/><text:bookmark text:name="LC423"/></text:p>
          </table:table-cell>
        </table:table-row>
        <table:table-row>
          <table:table-cell table:style-name="Table35.A1" office:value-type="string">
            <text:p text:style-name="Table_20_Contents">- Fs: the sampling rate of the generated WAV files<text:bookmark text:name="LC434"/><text:bookmark text:name="LC433"/></text:p>
          </table:table-cell>
        </table:table-row>
        <table:table-row>
          <table:table-cell table:style-name="Table35.A1" office:value-type="string">
            <text:p text:style-name="Table_20_Contents">- nC: the number of channesl of the generated WAV files<text:bookmark text:name="LC444"/><text:bookmark text:name="LC443"/></text:p>
          </table:table-cell>
        </table:table-row>
        <table:table-row>
          <table:table-cell table:style-name="Table35.A1" office:value-type="string">
            <text:p text:style-name="Table_20_Contents">'''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"><text:bookmark text:name="LC454"/><text:bookmark text:name="LC453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632"/><text:bookmark text:name="LC631"/>def readAudioFile(path):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642"/><text:bookmark text:name="LC641"/>'''<text:bookmark text:name="LC652"/><text:bookmark text:name="LC651"/></text:p>
          </table:table-cell>
        </table:table-row>
        <table:table-row>
          <table:table-cell table:style-name="Table38.A1" office:value-type="string">
            <text:p text:style-name="Table_20_Contents">This function returns a numpy array that stores the audio samples of a specified WAV of AIFF file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662"/><text:bookmark text:name="LC661"/>'''</text:p>
          </table:table-cell>
        </table:table-row>
      </table:table>
      <text:p text:style-name="Standard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86"/>def stereo2mono(x):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87"/>'''<text:bookmark text:name="LC88"/></text:p>
          </table:table-cell>
        </table:table-row>
        <table:table-row>
          <table:table-cell table:style-name="Table41.A1" office:value-type="string">
            <text:p text:style-name="Table_20_Contents">This function converts the input signal (stored in a numpy array) to MONO (if it is STEREO)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89"/>'''</text:p>
          </table:table-cell>
        </table:table-row>
      </table:table>
      <text:p text:style-name="Standard"><text:a xlink:type="simple" xlink:href="https://github.com/tyiannak/pyAudioAnalysis"/></text:p>
      <text:p text:style-name="Standard"><text:a xlink:type="simple" xlink:href="https://github.com/tyiannak/pyAudioAnalysis">pyAudioAnalysis</text:a>/<text:span text:style-name="Strong_20_Emphasis">audioAnalysisRecordAlsa.py</text:span> </text:p>
      <text:p text:style-name="Standard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144"/><text:bookmark text:name="LC143"/>def <text:span text:style-name="T1">recordAudioSegments</text:span>(RecordPath, BLOCKSIZE): 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152"/><text:bookmark text:name="LC151"/># This function is used for recording audio segments (until ctr+c is pressed)<text:bookmark text:name="LC162"/><text:bookmark text:name="LC161"/></text:p>
          </table:table-cell>
        </table:table-row>
        <table:table-row>
          <table:table-cell table:style-name="Table44.A1" office:value-type="string">
            <text:p text:style-name="Table_20_Contents"># ARGUMENTS:<text:bookmark text:name="LC172"/><text:bookmark text:name="LC171"/></text:p>
          </table:table-cell>
        </table:table-row>
        <table:table-row>
          <table:table-cell table:style-name="Table44.A1" office:value-type="string">
            <text:p text:style-name="Table_20_Contents"># - RecordPath: the path where the wav segments will be stored<text:bookmark text:name="LC18"/></text:p>
          </table:table-cell>
        </table:table-row>
        <table:table-row>
          <table:table-cell table:style-name="Table44.A1" office:value-type="string">
            <text:p text:style-name="Table_20_Contents"># - BLOCKSIZE: segment recording size (in seconds)<text:bookmark text:name="LC19"/></text:p>
          </table:table-cell>
        </table:table-row>
        <table:table-row>
          <table:table-cell table:style-name="Table44.A1" office:value-type="string">
            <text:p text:style-name="Table_20_Contents"># 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20"/># NOTE: filenames are based on clock() value</text:p>
          </table:table-cell>
        </table:table-row>
      </table:table>
      <text:p text:style-name="Standard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622"/><text:bookmark text:name="LC621"/>def <text:span text:style-name="T1">recordAnalyzeAudio</text:span>(duration, outputWavFile, midTermBufferSizeSec, modelName, modelType):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634"/><text:bookmark text:name="LC633"/>'''<text:bookmark text:name="LC644"/><text:bookmark text:name="LC643"/></text:p>
          </table:table-cell>
        </table:table-row>
        <table:table-row>
          <table:table-cell table:style-name="Table47.A1" office:value-type="string">
            <text:p text:style-name="Table_20_Contents">recordAnalyzeAudio(duration, outputWavFile, midTermBufferSizeSec, modelName, modelType)<text:bookmark text:name="LC654"/><text:bookmark text:name="LC653"/></text:p>
          </table:table-cell>
        </table:table-row>
        <table:table-row>
          <table:table-cell table:style-name="Table47.A1" office:value-type="string">
            <text:p text:style-name="P1"><text:bookmark text:name="LC664"/><text:bookmark text:name="LC663"/></text:p>
          </table:table-cell>
        </table:table-row>
        <table:table-row>
          <table:table-cell table:style-name="Table47.A1" office:value-type="string">
            <text:p text:style-name="Table_20_Contents">This function is used to record and analyze audio segments, in a fix window basis.<text:bookmark text:name="LC67"/></text:p>
          </table:table-cell>
        </table:table-row>
        <text:soft-page-break/>
        <table:table-row>
          <table:table-cell table:style-name="Table47.A1" office:value-type="string">
            <text:p text:style-name="P1"><text:bookmark text:name="LC68"/></text:p>
          </table:table-cell>
        </table:table-row>
        <table:table-row>
          <table:table-cell table:style-name="Table47.A1" office:value-type="string">
            <text:p text:style-name="Table_20_Contents">ARGUMENTS: <text:bookmark text:name="LC69"/></text:p>
          </table:table-cell>
        </table:table-row>
        <table:table-row>
          <table:table-cell table:style-name="Table47.A1" office:value-type="string">
            <text:p text:style-name="Table_20_Contents">- duration total recording duration<text:bookmark text:name="LC70"/></text:p>
          </table:table-cell>
        </table:table-row>
        <table:table-row>
          <table:table-cell table:style-name="Table47.A1" office:value-type="string">
            <text:p text:style-name="Table_20_Contents">- outputWavFile path of the output WAV file<text:bookmark text:name="LC71"/></text:p>
          </table:table-cell>
        </table:table-row>
        <table:table-row>
          <table:table-cell table:style-name="Table47.A1" office:value-type="string">
            <text:p text:style-name="Table_20_Contents">- midTermBufferSizeSec (fix)segment length in seconds<text:bookmark text:name="LC72"/></text:p>
          </table:table-cell>
        </table:table-row>
        <table:table-row>
          <table:table-cell table:style-name="Table47.A1" office:value-type="string">
            <text:p text:style-name="Table_20_Contents">- modelName classification model name<text:bookmark text:name="LC73"/></text:p>
          </table:table-cell>
        </table:table-row>
        <table:table-row>
          <table:table-cell table:style-name="Table47.A1" office:value-type="string">
            <text:p text:style-name="Table_20_Contents">- modelType classification model type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"><text:bookmark text:name="LC74"/></text:p>
          </table:table-cell>
        </table:table-row>
      </table:table>
      <text:p text:style-name="Text_20_body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127"/>def <text:span text:style-name="T1">main</text:span>(argv):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128"/>if argv[1] == '-recordSegments': # record input<text:bookmark text:name="LC129"/></text:p>
          </table:table-cell>
        </table:table-row>
        <table:table-row>
          <table:table-cell table:style-name="Table50.A1" office:value-type="string">
            <text:p text:style-name="Table_20_Contents">if (len(argv)==4): # record segments (until ctrl+c pressed)<text:bookmark text:name="LC130"/></text:p>
          </table:table-cell>
        </table:table-row>
        <table:table-row>
          <table:table-cell table:style-name="Table50.A1" office:value-type="string">
            <text:p text:style-name="Table_20_Contents">recordAudioSegments(argv[2], float(argv[3]))<text:bookmark text:name="LC1312"/><text:bookmark text:name="LC1311"/></text:p>
          </table:table-cell>
        </table:table-row>
        <table:table-row>
          <table:table-cell table:style-name="Table50.A1" office:value-type="string">
            <text:p text:style-name="Table_20_Contents">else:<text:bookmark text:name="LC1322"/><text:bookmark text:name="LC1321"/></text:p>
          </table:table-cell>
        </table:table-row>
        <table:table-row>
          <table:table-cell table:style-name="Table50.A1" office:value-type="string">
            <text:p text:style-name="Table_20_Contents">print "Error.\nSyntax: " + argv[0] + " -recordSegments &lt;recordingPath&gt; &lt;segmentDuration&gt;"<text:bookmark text:name="LC1332"/><text:bookmark text:name="LC1331"/></text:p>
          </table:table-cell>
        </table:table-row>
        <table:table-row>
          <table:table-cell table:style-name="Table50.A1" office:value-type="string">
            <text:p text:style-name="P1"><text:bookmark text:name="LC1342"/><text:bookmark text:name="LC1341"/></text:p>
          </table:table-cell>
        </table:table-row>
        <table:table-row>
          <table:table-cell table:style-name="Table50.A1" office:value-type="string">
            <text:p text:style-name="Table_20_Contents">if argv[1] == '-recordAndClassifySegments': # record input<text:bookmark text:name="LC135"/></text:p>
          </table:table-cell>
        </table:table-row>
        <table:table-row>
          <table:table-cell table:style-name="Table50.A1" office:value-type="string">
            <text:p text:style-name="Table_20_Contents">if (len(argv)==6): # recording + audio analysis<text:bookmark text:name="LC136"/></text:p>
          </table:table-cell>
        </table:table-row>
        <table:table-row>
          <table:table-cell table:style-name="Table50.A1" office:value-type="string">
            <text:p text:style-name="Table_20_Contents">duration = int(argv[2])<text:bookmark text:name="LC137"/></text:p>
          </table:table-cell>
        </table:table-row>
        <table:table-row>
          <table:table-cell table:style-name="Table50.A1" office:value-type="string">
            <text:p text:style-name="Table_20_Contents">outputWavFile = argv[3]<text:bookmark text:name="LC138"/></text:p>
          </table:table-cell>
        </table:table-row>
        <table:table-row>
          <table:table-cell table:style-name="Table50.A1" office:value-type="string">
            <text:p text:style-name="Table_20_Contents">modelName = argv[4]<text:bookmark text:name="LC139"/></text:p>
          </table:table-cell>
        </table:table-row>
        <table:table-row>
          <table:table-cell table:style-name="Table50.A1" office:value-type="string">
            <text:p text:style-name="Table_20_Contents">modelType = argv[5]<text:bookmark text:name="LC140"/></text:p>
          </table:table-cell>
        </table:table-row>
        <table:table-row>
          <table:table-cell table:style-name="Table50.A1" office:value-type="string">
            <text:p text:style-name="Table_20_Contents">if modelType not in ["svm", "knn"]:<text:bookmark text:name="LC1412"/><text:bookmark text:name="LC1411"/></text:p>
          </table:table-cell>
        </table:table-row>
        <table:table-row>
          <table:table-cell table:style-name="Table50.A1" office:value-type="string">
            <text:p text:style-name="Table_20_Contents">raise Exception("ModelType has to be either svm or knn!")<text:bookmark text:name="LC1422"/><text:bookmark text:name="LC1421"/></text:p>
          </table:table-cell>
        </table:table-row>
        <table:table-row>
          <table:table-cell table:style-name="Table50.A1" office:value-type="string">
            <text:p text:style-name="Table_20_Contents">if not os.path.isfile(modelName):<text:bookmark text:name="LC1432"/><text:bookmark text:name="LC1431"/></text:p>
          </table:table-cell>
        </table:table-row>
        <table:table-row>
          <table:table-cell table:style-name="Table50.A1" office:value-type="string">
            <text:p text:style-name="Table_20_Contents">raise Exception("Input modelName not found!")<text:bookmark text:name="LC1442"/><text:bookmark text:name="LC1441"/></text:p>
          </table:table-cell>
        </table:table-row>
        <table:table-row>
          <table:table-cell table:style-name="Table50.A1" office:value-type="string">
            <text:p text:style-name="Table_20_Contents">recordAnalyzeAudio(duration, outputWavFile, 2.0, modelName, modelType)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<text:bookmark text:name="LC145"/></text:p>
          </table:table-cell>
        </table:table-row>
      </table:table>
      <text:p text:style-name="Standard"/>
      <text:p text:style-name="Standard"><text:a xlink:type="simple" xlink:href="https://github.com/tyiannak/pyAudioAnalysis">pyAudioAnalysis</text:a>/<text:span text:style-name="Strong_20_Emphasis">analyzeMovieSound.py</text:span> </text:p>
      <text:p text:style-name="Standard"/>
      <text:p text:style-name="Standard">def <text:span text:style-name="T1">classifyFolderWrapper</text:span>(inputFolder, modelType, modelName, outputMode=False):</text:p>
      <text:p text:style-name="Standard"># modelType=='svm' or 'knn':</text:p>
      <text:p text:style-name="Standard"># Read files from a folder and classify</text:p>
      <text:p text:style-name="Standard"># Print class histogram</text:p>
      <text:p text:style-name="Standard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656"/><text:bookmark text:name="LC655"/>def <text:span text:style-name="T1">getMusicSegmentsFromFile</text:span>(inputFile): 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666"/><text:bookmark text:name="LC665"/>modelType = "svm"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672"/><text:bookmark text:name="LC671"/>modelName = "data/svmMovies8classes"</text:p>
          </table:table-cell>
        </table:table-row>
      </table:table>
      <text:p text:style-name="Standard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"><text:bookmark text:name="LC896"/><text:bookmark text:name="LC895"/>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902"/><text:bookmark text:name="LC901"/>def <text:span text:style-name="T1">analyzeDir</text:span>(dirPath):<text:bookmark text:name="LC912"/><text:bookmark text:name="LC911"/></text:p>
          </table:table-cell>
        </table:table-row>
        <table:table-row>
          <table:table-cell table:style-name="Table59.A1" office:value-type="string">
            <text:p text:style-name="Table_20_Contents">for i,f in enumerate(glob.glob(dirPath + os.sep + '*.wav')): # for each WAV file <text:bookmark text:name="LC92"/></text:p>
          </table:table-cell>
        </table:table-row>
        <table:table-row>
          <table:table-cell table:style-name="Table59.A1" office:value-type="string">
            <text:p text:style-name="Table_20_Contents">getMusicSegmentsFromFile(f) <text:bookmark text:name="LC93"/></text:p>
          </table:table-cell>
        </table:table-row>
        <table:table-row>
          <table:table-cell table:style-name="Table59.A1" office:value-type="string">
            <text:p text:style-name="Table_20_Contents">[c, P]= classifyFolderWrapper(f[0:-4] + "_musicSegments", "svm", "data/svmMusicGenre8", False)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"><text:bookmark text:name="LC94"/></text:p>
          </table:table-cell>
        </table:table-row>
      </table:table>
      <text:p text:style-name="Standard"><text:soft-page-break/></text:p>
      <text:p text:style-name="Standard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104"/>def main(argv): 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"><text:bookmark text:name="LC105"/>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106"/>if argv[1]=="--file":</text:p>
          </table:table-cell>
        </table:table-row>
      </table:table>
      <text:p text:style-name="Standard">elif argv[1]=="--dir": </text:p>
      <text:p text:style-name="Standard">elif argv[1]=="--sim":</text:p>
      <text:p text:style-name="Standard">elif argv[1]=="--loadsim":</text:p>
      <text:p text:style-name="Standard">elif argv[1]=="--loadsim":</text:p>
      <text:p text:style-name="Standard">elif argv[1]=="--audio-event-dir": </text:p>
      <text:p text:style-name="Standard"/>
      <text:p text:style-name="Standard"><text:a xlink:type="simple" xlink:href="https://github.com/tyiannak/pyAudioAnalysis">pyAudioAnalysis</text:a>/<text:span text:style-name="Strong_20_Emphasis">audioAnalysis.py</text:span> 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"><text:bookmark text:name="LC242"/><text:bookmark text:name="LC241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254"/><text:bookmark text:name="LC253"/>def dirMp3toWavWrapper(directory, samplerate, channels):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"><text:bookmark text:name="LC32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332"/><text:bookmark text:name="LC331"/>def dirWAVChangeFs(directory, samplerate, channels):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P1"><text:bookmark text:name="LC394"/><text:bookmark text:name="LC393"/>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406"/><text:bookmark text:name="LC405"/>def featureExtractionFileWrapper(wavFileName, outFile, mtWin, mtStep, stWin, stStep):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"><text:bookmark text:name="LC462"/><text:bookmark text:name="LC461"/>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472"/><text:bookmark text:name="LC471"/>def beatExtractionWrapper(wavFileName, plot):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"><text:bookmark text:name="LC56"/>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57"/>def featureExtractionDirWrapper(directory, mtWin, mtStep, stWin, stStep):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"><text:bookmark text:name="LC624"/><text:bookmark text:name="LC623"/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636"/><text:bookmark text:name="LC635"/>def featureVisualizationDirWrapper(directory):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"><text:bookmark text:name="LC682"/><text:bookmark text:name="LC681"/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692"/><text:bookmark text:name="LC691"/>def fileSpectrogramWrapper(wavFileName):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"><text:bookmark text:name="LC76"/>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7"/>def fileChromagramWrapper(wavFileName):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P1"><text:bookmark text:name="LC84"/>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85"/>def trainClassifierWrapper(method, beatFeatures, directories, modelName):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"><text:bookmark text:name="LC91"/>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922"/><text:bookmark text:name="LC921"/>def trainRegressionWrapper(method, beatFeatures, dirName, modelName):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P1"><text:bookmark text:name="LC96"/>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97"/>def classifyFileWrapper(inputFile, modelType, modelName):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P1"><text:bookmark text:name="LC1092"/><text:bookmark text:name="LC1091"/>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1102"/><text:bookmark text:name="LC1101"/>def regressionFileWrapper(inputFile, modelType, modelName):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"><text:bookmark text:name="LC118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119"/>def classifyFolderWrapper(inputFolder, modelType, modelName, outputMode=False):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P1"><text:bookmark text:name="LC149"/>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1"><text:bookmark text:name="LC150"/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1512"/><text:bookmark text:name="LC1511"/>def regressionFolderWrapper(inputFolder, modelType, modelName):</text:p>
          </table:table-cell>
        </table:table-row>
      </table:table>
      <text:p text:style-name="Standard">def trainHMMsegmenter_fromfile(wavFile, gtFile, hmmModelName, mtWin, mtStep):</text:p>
      <text:p text:style-name="Standard">def trainHMMsegmenter_fromdir(directory, hmmModelName, mtWin, mtStep):</text:p>
      <text:p text:style-name="Standard">def segmentclassifyFileWrapper(inputWavFile, modelName, modelType):</text:p>
      <text:p text:style-name="Standard">def segmentclassifyFileWrapperHMM(wavFile, hmmModelName):</text:p>
      <text:p text:style-name="Standard">def segmentationEvaluation(dirName, modelName, methodName):</text:p>
      <text:p text:style-name="Standard">def silenceRemovalWrapper(inputFile, smoothingWindow, weight):</text:p>
      <text:p text:style-name="Standard">def speakerDiarizationWrapper(inputFile, numSpeakers, useLDA):</text:p>
      <text:p text:style-name="Standard">def thumbnailWrapper(inputFile, thumbnailWrapperSize):</text:p>
      <text:p text:style-name="Standard">def parse_arguments():</text:p>
      <text:p text:style-name="Standard">def trainHMMsegmenter_fromdir(directory, hmmModelName, mtWin, mtStep):</text:p>
      <text:p text:style-name="Standard">def segmentclassifyFileWrapperHMM(wavFile, hmmModelName):</text:p>
      <text:p text:style-name="Standard"/>
      <text:p text:style-name="Standard"><text:a xlink:type="simple" xlink:href="https://github.com/tyiannak/pyAudioAnalysis">pyAudioAnalysis</text:a>/<text:span text:style-name="Strong_20_Emphasis">audioFeatureExtraction.py</text:span> </text:p>
      <text:p text:style-name="Standard"/>
      <table:table table:name="Table90" table:style-name="Table90">
        <table:table-column table:style-name="Table90.A"/>
        <table:table-row>
          <table:table-cell table:style-name="Table90.A1" office:value-type="string">
            <text:p text:style-name="P1"><text:bookmark text:name="LC282"/><text:bookmark text:name="LC281"/></text:p>
          </table:table-cell>
        </table:table-row>
      </table:table>
      <table:table table:name="Table91" table:style-name="Table91">
        <table:table-column table:style-name="Table91.A"/>
        <text:soft-page-break/>
        <table:table-row>
          <table:table-cell table:style-name="Table91.A1" office:value-type="string">
            <text:p text:style-name="Table_20_Contents"><text:bookmark text:name="LC292"/><text:bookmark text:name="LC291"/>def stZCR(frame):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30"/>"""Computes zero crossing rate of frame"""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"><text:bookmark text:name="LC352"/><text:bookmark text:name="LC351"/>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362"/><text:bookmark text:name="LC361"/>def stEnergy(frame):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374"/><text:bookmark text:name="LC373"/>"""Computes signal energy of frame"""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"><text:bookmark text:name="LC408"/><text:bookmark text:name="LC407"/>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416"/><text:bookmark text:name="LC415"/>def stEnergyEntropy(frame, numOfShortBlocks=10):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426"/><text:bookmark text:name="LC425"/>"""Computes entropy of energy"""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"><text:bookmark text:name="LC612"/><text:bookmark text:name="LC611"/>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626"/><text:bookmark text:name="LC625"/>def stSpectralCentroidAndSpread(X, fs):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638"/><text:bookmark text:name="LC637"/>"""Computes spectral centroid of frame (given abs(FFT))"""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"><text:bookmark text:name="LC83"/>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842"/><text:bookmark text:name="LC841"/>def stSpectralEntropy(X, numOfShortBlocks=10):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852"/><text:bookmark text:name="LC851"/>"""Computes the spectral entropy"""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1"><text:bookmark text:name="LC99"/>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00"/>def stSpectralFlux(X, Xprev):<text:bookmark text:name="LC101"/></text:p>
          </table:table-cell>
        </table:table-row>
        <table:table-row>
          <table:table-cell table:style-name="Table106.A1" office:value-type="string">
            <text:p text:style-name="Table_20_Contents">"""<text:bookmark text:name="LC102"/></text:p>
          </table:table-cell>
        </table:table-row>
        <table:table-row>
          <table:table-cell table:style-name="Table106.A1" office:value-type="string">
            <text:p text:style-name="Table_20_Contents">Computes the spectral flux feature of the current frame<text:bookmark text:name="LC103"/></text:p>
          </table:table-cell>
        </table:table-row>
        <table:table-row>
          <table:table-cell table:style-name="Table106.A1" office:value-type="string">
            <text:p text:style-name="Table_20_Contents">ARGUMENTS:<text:bookmark text:name="LC1042"/><text:bookmark text:name="LC1041"/></text:p>
          </table:table-cell>
        </table:table-row>
        <table:table-row>
          <table:table-cell table:style-name="Table106.A1" office:value-type="string">
            <text:p text:style-name="Table_20_Contents">X: the abs(fft) of the current frame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052"/><text:bookmark text:name="LC1051"/>Xpre: the abs(fft) of the previous frame</text:p>
          </table:table-cell>
        </table:table-row>
      </table:table>
      <text:p text:style-name="Standard"/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1"><text:bookmark text:name="LC992"/><text:bookmark text:name="LC991"/>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002"/><text:bookmark text:name="LC1001"/>def stSpectralFlux(X, Xprev):<text:bookmark text:name="LC1012"/><text:bookmark text:name="LC1011"/></text:p>
          </table:table-cell>
        </table:table-row>
        <table:table-row>
          <table:table-cell table:style-name="Table109.A1" office:value-type="string">
            <text:p text:style-name="Table_20_Contents">"""<text:bookmark text:name="LC1022"/><text:bookmark text:name="LC1021"/></text:p>
          </table:table-cell>
        </table:table-row>
        <table:table-row>
          <table:table-cell table:style-name="Table109.A1" office:value-type="string">
            <text:p text:style-name="Table_20_Contents">Computes the spectral flux feature of the current frame<text:bookmark text:name="LC1032"/><text:bookmark text:name="LC1031"/></text:p>
          </table:table-cell>
        </table:table-row>
        <table:table-row>
          <table:table-cell table:style-name="Table109.A1" office:value-type="string">
            <text:p text:style-name="Table_20_Contents">ARGUMENTS:<text:bookmark text:name="LC1044"/><text:bookmark text:name="LC1043"/></text:p>
          </table:table-cell>
        </table:table-row>
        <table:table-row>
          <table:table-cell table:style-name="Table109.A1" office:value-type="string">
            <text:p text:style-name="Table_20_Contents">X: the abs(fft) of the current frame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054"/><text:bookmark text:name="LC1053"/>Xpre: the abs(fft) of the previous frame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"><text:bookmark text:name="LC1142"/><text:bookmark text:name="LC1141"/></text:p>
          </table:table-cell>
        </table:table-row>
      </table:table>
      <text:p text:style-name="Text_20_body"/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152"/><text:bookmark text:name="LC1151"/>def stSpectralRollOff(X, c, fs):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162"/><text:bookmark text:name="LC1161"/>"""Computes spectral roll-off"""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1"><text:bookmark text:name="LC1292"/><text:bookmark text:name="LC1291"/>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302"/><text:bookmark text:name="LC1301"/>def stHarmonic(frame, fs):<text:bookmark text:name="LC1314"/><text:bookmark text:name="LC1313"/></text:p>
          </table:table-cell>
        </table:table-row>
        <table:table-row>
          <table:table-cell table:style-name="Table115.A1" office:value-type="string">
            <text:p text:style-name="Table_20_Contents">"""<text:bookmark text:name="LC1324"/><text:bookmark text:name="LC1323"/></text:p>
          </table:table-cell>
        </table:table-row>
        <table:table-row>
          <table:table-cell table:style-name="Table115.A1" office:value-type="string">
            <text:p text:style-name="Table_20_Contents">Computes harmonic ratio and pitch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334"/><text:bookmark text:name="LC1333"/>"""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"><text:bookmark text:name="LC177"/>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78"/>def mfccInitFilterBanks(fs, nfft):<text:bookmark text:name="LC179"/></text:p>
          </table:table-cell>
        </table:table-row>
        <table:table-row>
          <table:table-cell table:style-name="Table118.A1" office:value-type="string">
            <text:p text:style-name="Table_20_Contents">"""<text:bookmark text:name="LC180"/></text:p>
          </table:table-cell>
        </table:table-row>
        <table:table-row>
          <table:table-cell table:style-name="Table118.A1" office:value-type="string">
            <text:p text:style-name="Table_20_Contents">Computes the triangular filterbank for MFCC computation (used in the stFeatureExtraction function before the stMFCC function call)<text:bookmark text:name="LC181"/></text:p>
          </table:table-cell>
        </table:table-row>
        <table:table-row>
          <table:table-cell table:style-name="Table118.A1" office:value-type="string">
            <text:p text:style-name="Table_20_Contents">This function is taken from the scikits.talkbox library (MIT Licence):<text:bookmark text:name="LC182"/></text:p>
          </table:table-cell>
        </table:table-row>
        <table:table-row>
          <table:table-cell table:style-name="Table118.A1" office:value-type="string">
            <text:p text:style-name="Table_20_Contents">https://pypi.python.org/pypi/scikits.talkbox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83"/>"""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"><text:bookmark text:name="LC222"/></text:p>
          </table:table-cell>
        </table:table-row>
      </table:table>
      <table:table table:name="Table121" table:style-name="Table121">
        <table:table-column table:style-name="Table121.A"/>
        <text:soft-page-break/>
        <table:table-row>
          <table:table-cell table:style-name="Table121.A1" office:value-type="string">
            <text:p text:style-name="Table_20_Contents"><text:bookmark text:name="LC223"/>def stMFCC(X, fbank, nceps):<text:bookmark text:name="LC224"/></text:p>
          </table:table-cell>
        </table:table-row>
        <table:table-row>
          <table:table-cell table:style-name="Table121.A1" office:value-type="string">
            <text:p text:style-name="Table_20_Contents">"""<text:bookmark text:name="LC225"/></text:p>
          </table:table-cell>
        </table:table-row>
        <table:table-row>
          <table:table-cell table:style-name="Table121.A1" office:value-type="string">
            <text:p text:style-name="Table_20_Contents">Computes the MFCCs of a frame, given the fft mag<text:bookmark text:name="LC226"/></text:p>
          </table:table-cell>
        </table:table-row>
        <table:table-row>
          <table:table-cell table:style-name="Table121.A1" office:value-type="string">
            <text:p text:style-name="P1"><text:bookmark text:name="LC227"/></text:p>
          </table:table-cell>
        </table:table-row>
        <table:table-row>
          <table:table-cell table:style-name="Table121.A1" office:value-type="string">
            <text:p text:style-name="Table_20_Contents">ARGUMENTS:<text:bookmark text:name="LC228"/></text:p>
          </table:table-cell>
        </table:table-row>
        <table:table-row>
          <table:table-cell table:style-name="Table121.A1" office:value-type="string">
            <text:p text:style-name="Table_20_Contents">X: fft magnitude abs(FFT)<text:bookmark text:name="LC229"/></text:p>
          </table:table-cell>
        </table:table-row>
        <table:table-row>
          <table:table-cell table:style-name="Table121.A1" office:value-type="string">
            <text:p text:style-name="Table_20_Contents">fbank: filter bank (see mfccInitFilterBanks)<text:bookmark text:name="LC230"/></text:p>
          </table:table-cell>
        </table:table-row>
        <table:table-row>
          <table:table-cell table:style-name="Table121.A1" office:value-type="string">
            <text:p text:style-name="Table_20_Contents">RETURN<text:bookmark text:name="LC231"/></text:p>
          </table:table-cell>
        </table:table-row>
        <table:table-row>
          <table:table-cell table:style-name="Table121.A1" office:value-type="string">
            <text:p text:style-name="Table_20_Contents">ceps: MFCCs (13 element vector)<text:bookmark text:name="LC232"/></text:p>
          </table:table-cell>
        </table:table-row>
        <table:table-row>
          <table:table-cell table:style-name="Table121.A1" office:value-type="string">
            <text:p text:style-name="P1"><text:bookmark text:name="LC233"/></text:p>
          </table:table-cell>
        </table:table-row>
        <table:table-row>
          <table:table-cell table:style-name="Table121.A1" office:value-type="string">
            <text:p text:style-name="Table_20_Contents">Note: MFCC calculation is, in general, taken from the scikits.talkbox library (MIT Licence),<text:bookmark text:name="LC234"/></text:p>
          </table:table-cell>
        </table:table-row>
        <table:table-row>
          <table:table-cell table:style-name="Table121.A1" office:value-type="string">
            <text:p text:style-name="Table_20_Contents"># with a small number of modifications to make it more compact and suitable for the pyAudioAnalysis Lib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235"/>"""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2422"/><text:bookmark text:name="LC2421"/>def stChromaFeaturesInit(nfft, fs):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243"/>"""<text:bookmark text:name="LC244"/></text:p>
          </table:table-cell>
        </table:table-row>
        <table:table-row>
          <table:table-cell table:style-name="Table124.A1" office:value-type="string">
            <text:p text:style-name="Table_20_Contents">This function initializes the chroma matrices used in the calculation of the chroma features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245"/>"""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1"><text:bookmark text:name="LC259"/>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260"/>def stChromaFeatures(X, fs, nChroma, nFreqsPerChroma):<text:bookmark text:name="LC261"/></text:p>
          </table:table-cell>
        </table:table-row>
        <table:table-row>
          <table:table-cell table:style-name="Table127.A1" office:value-type="string">
            <text:p text:style-name="Table_20_Contents">#TODO: 1 complexity<text:bookmark text:name="LC262"/></text:p>
          </table:table-cell>
        </table:table-row>
        <table:table-row>
          <table:table-cell table:style-name="Table127.A1" office:value-type="string">
            <text:p text:style-name="Table_20_Contents">#TODO: 2 bug with large windows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1"><text:bookmark text:name="LC263"/>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293"/>def stChromagram(signal, Fs, Win, Step, PLOT=False):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294"/>"""<text:bookmark text:name="LC295"/></text:p>
          </table:table-cell>
        </table:table-row>
        <table:table-row>
          <table:table-cell table:style-name="Table130.A1" office:value-type="string">
            <text:p text:style-name="Table_20_Contents">Short-term FFT mag for spectogram estimation:<text:bookmark text:name="LC296"/></text:p>
          </table:table-cell>
        </table:table-row>
        <table:table-row>
          <table:table-cell table:style-name="Table130.A1" office:value-type="string">
            <text:p text:style-name="Table_20_Contents">Returns:<text:bookmark text:name="LC297"/></text:p>
          </table:table-cell>
        </table:table-row>
        <table:table-row>
          <table:table-cell table:style-name="Table130.A1" office:value-type="string">
            <text:p text:style-name="Table_20_Contents">a numpy array (nFFT x numOfShortTermWindows)<text:bookmark text:name="LC298"/></text:p>
          </table:table-cell>
        </table:table-row>
        <table:table-row>
          <table:table-cell table:style-name="Table130.A1" office:value-type="string">
            <text:p text:style-name="Table_20_Contents">ARGUMENTS:<text:bookmark text:name="LC299"/></text:p>
          </table:table-cell>
        </table:table-row>
        <table:table-row>
          <table:table-cell table:style-name="Table130.A1" office:value-type="string">
            <text:p text:style-name="Table_20_Contents">signal: the input signal samples<text:bookmark text:name="LC300"/></text:p>
          </table:table-cell>
        </table:table-row>
        <table:table-row>
          <table:table-cell table:style-name="Table130.A1" office:value-type="string">
            <text:p text:style-name="Table_20_Contents">Fs: the sampling freq (in Hz)<text:bookmark text:name="LC301"/></text:p>
          </table:table-cell>
        </table:table-row>
        <table:table-row>
          <table:table-cell table:style-name="Table130.A1" office:value-type="string">
            <text:p text:style-name="Table_20_Contents">Win: the short-term window size (in samples)<text:bookmark text:name="LC302"/></text:p>
          </table:table-cell>
        </table:table-row>
        <table:table-row>
          <table:table-cell table:style-name="Table130.A1" office:value-type="string">
            <text:p text:style-name="Table_20_Contents">Step: the short-term window step (in samples)<text:bookmark text:name="LC303"/></text:p>
          </table:table-cell>
        </table:table-row>
        <table:table-row>
          <table:table-cell table:style-name="Table130.A1" office:value-type="string">
            <text:p text:style-name="Table_20_Contents">PLOT: flag, 1 if results are to be ploted<text:bookmark text:name="LC304"/></text:p>
          </table:table-cell>
        </table:table-row>
        <table:table-row>
          <table:table-cell table:style-name="Table130.A1" office:value-type="string">
            <text:p text:style-name="Table_20_Contents">RETURNS: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305"/>"""</text:p>
          </table:table-cell>
        </table:table-row>
      </table:table>
      <text:p text:style-name="Standard">def phormants(x, Fs):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/>
            <text:p text:style-name="Table_20_Contents"><text:bookmark text:name="LC385"/>def beatExtraction(stFeatures, winSize, PLOT=False):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386"/>"""<text:bookmark text:name="LC387"/></text:p>
          </table:table-cell>
        </table:table-row>
        <table:table-row>
          <table:table-cell table:style-name="Table133.A1" office:value-type="string">
            <text:p text:style-name="Table_20_Contents">This function extracts an estimate of the beat rate for a musical signal.<text:bookmark text:name="LC388"/></text:p>
          </table:table-cell>
        </table:table-row>
        <table:table-row>
          <table:table-cell table:style-name="Table133.A1" office:value-type="string">
            <text:p text:style-name="Table_20_Contents">ARGUMENTS:<text:bookmark text:name="LC389"/></text:p>
          </table:table-cell>
        </table:table-row>
        <table:table-row>
          <table:table-cell table:style-name="Table133.A1" office:value-type="string">
            <text:p text:style-name="Table_20_Contents">- stFeatures: a numpy array (numOfFeatures x numOfShortTermWindows)<text:bookmark text:name="LC390"/></text:p>
          </table:table-cell>
        </table:table-row>
        <table:table-row>
          <table:table-cell table:style-name="Table133.A1" office:value-type="string">
            <text:p text:style-name="Table_20_Contents">- winSize: window size in seconds<text:bookmark text:name="LC3912"/><text:bookmark text:name="LC3911"/></text:p>
          </table:table-cell>
        </table:table-row>
        <text:soft-page-break/>
        <table:table-row>
          <table:table-cell table:style-name="Table133.A1" office:value-type="string">
            <text:p text:style-name="Table_20_Contents">RETURNS:<text:bookmark text:name="LC3922"/><text:bookmark text:name="LC3921"/></text:p>
          </table:table-cell>
        </table:table-row>
        <table:table-row>
          <table:table-cell table:style-name="Table133.A1" office:value-type="string">
            <text:p text:style-name="Table_20_Contents">- BPM: estimates of beats per minute<text:bookmark text:name="LC3932"/><text:bookmark text:name="LC3931"/></text:p>
          </table:table-cell>
        </table:table-row>
        <table:table-row>
          <table:table-cell table:style-name="Table133.A1" office:value-type="string">
            <text:p text:style-name="Table_20_Contents">- Ratio: a confidence measure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3942"/><text:bookmark text:name="LC3941"/>"""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4442"/><text:bookmark text:name="LC4441"/>def stSpectogram(signal, Fs, Win, Step, PLOT=False):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445"/>"""<text:bookmark text:name="LC446"/></text:p>
          </table:table-cell>
        </table:table-row>
        <table:table-row>
          <table:table-cell table:style-name="Table136.A1" office:value-type="string">
            <text:p text:style-name="Table_20_Contents">Short-term FFT mag for spectogram estimation:<text:bookmark text:name="LC447"/></text:p>
          </table:table-cell>
        </table:table-row>
        <table:table-row>
          <table:table-cell table:style-name="Table136.A1" office:value-type="string">
            <text:p text:style-name="Table_20_Contents">Returns:<text:bookmark text:name="LC448"/></text:p>
          </table:table-cell>
        </table:table-row>
        <table:table-row>
          <table:table-cell table:style-name="Table136.A1" office:value-type="string">
            <text:p text:style-name="Table_20_Contents">a numpy array (nFFT x numOfShortTermWindows)<text:bookmark text:name="LC449"/></text:p>
          </table:table-cell>
        </table:table-row>
        <table:table-row>
          <table:table-cell table:style-name="Table136.A1" office:value-type="string">
            <text:p text:style-name="Table_20_Contents">ARGUMENTS:<text:bookmark text:name="LC450"/></text:p>
          </table:table-cell>
        </table:table-row>
        <table:table-row>
          <table:table-cell table:style-name="Table136.A1" office:value-type="string">
            <text:p text:style-name="Table_20_Contents">signal: the input signal samples<text:bookmark text:name="LC451"/></text:p>
          </table:table-cell>
        </table:table-row>
        <table:table-row>
          <table:table-cell table:style-name="Table136.A1" office:value-type="string">
            <text:p text:style-name="Table_20_Contents">Fs: the sampling freq (in Hz)<text:bookmark text:name="LC452"/></text:p>
          </table:table-cell>
        </table:table-row>
        <table:table-row>
          <table:table-cell table:style-name="Table136.A1" office:value-type="string">
            <text:p text:style-name="Table_20_Contents">Win: the short-term window size (in samples)<text:bookmark text:name="LC4532"/><text:bookmark text:name="LC4531"/></text:p>
          </table:table-cell>
        </table:table-row>
        <table:table-row>
          <table:table-cell table:style-name="Table136.A1" office:value-type="string">
            <text:p text:style-name="Table_20_Contents">Step: the short-term window step (in samples)<text:bookmark text:name="LC4542"/><text:bookmark text:name="LC4541"/></text:p>
          </table:table-cell>
        </table:table-row>
        <table:table-row>
          <table:table-cell table:style-name="Table136.A1" office:value-type="string">
            <text:p text:style-name="Table_20_Contents">PLOT: flag, 1 if results are to be ploted<text:bookmark text:name="LC455"/></text:p>
          </table:table-cell>
        </table:table-row>
        <table:table-row>
          <table:table-cell table:style-name="Table136.A1" office:value-type="string">
            <text:p text:style-name="Table_20_Contents">RETURNS: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456"/>"""</text:p>
          </table:table-cell>
        </table:table-row>
      </table:table>
      <text:p text:style-name="Standard"/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512"/>def stFeatureExtraction(signal, Fs, Win, Step):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513"/>"""<text:bookmark text:name="LC514"/></text:p>
          </table:table-cell>
        </table:table-row>
        <table:table-row>
          <table:table-cell table:style-name="Table139.A1" office:value-type="string">
            <text:p text:style-name="Table_20_Contents">This function implements the shor-term windowing process. For each short-term window a set of features is extracted.<text:bookmark text:name="LC515"/></text:p>
          </table:table-cell>
        </table:table-row>
        <table:table-row>
          <table:table-cell table:style-name="Table139.A1" office:value-type="string">
            <text:p text:style-name="Table_20_Contents">This results to a sequence of feature vectors, stored in a numpy matrix.<text:bookmark text:name="LC516"/></text:p>
          </table:table-cell>
        </table:table-row>
        <table:table-row>
          <table:table-cell table:style-name="Table139.A1" office:value-type="string">
            <text:p text:style-name="P1"><text:bookmark text:name="LC517"/></text:p>
          </table:table-cell>
        </table:table-row>
        <table:table-row>
          <table:table-cell table:style-name="Table139.A1" office:value-type="string">
            <text:p text:style-name="Table_20_Contents">ARGUMENTS<text:bookmark text:name="LC518"/></text:p>
          </table:table-cell>
        </table:table-row>
        <table:table-row>
          <table:table-cell table:style-name="Table139.A1" office:value-type="string">
            <text:p text:style-name="Table_20_Contents">signal: the input signal samples<text:bookmark text:name="LC519"/></text:p>
          </table:table-cell>
        </table:table-row>
        <table:table-row>
          <table:table-cell table:style-name="Table139.A1" office:value-type="string">
            <text:p text:style-name="Table_20_Contents">Fs: the sampling freq (in Hz)<text:bookmark text:name="LC520"/></text:p>
          </table:table-cell>
        </table:table-row>
        <table:table-row>
          <table:table-cell table:style-name="Table139.A1" office:value-type="string">
            <text:p text:style-name="Table_20_Contents">Win: the short-term window size (in samples)<text:bookmark text:name="LC521"/></text:p>
          </table:table-cell>
        </table:table-row>
        <table:table-row>
          <table:table-cell table:style-name="Table139.A1" office:value-type="string">
            <text:p text:style-name="Table_20_Contents">Step: the short-term window step (in samples)<text:bookmark text:name="LC522"/></text:p>
          </table:table-cell>
        </table:table-row>
        <table:table-row>
          <table:table-cell table:style-name="Table139.A1" office:value-type="string">
            <text:p text:style-name="Table_20_Contents">RETURNS<text:bookmark text:name="LC523"/></text:p>
          </table:table-cell>
        </table:table-row>
        <table:table-row>
          <table:table-cell table:style-name="Table139.A1" office:value-type="string">
            <text:p text:style-name="Table_20_Contents">stFeatures: a numpy array (numOfFeatures x numOfShortTermWindows)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524"/>"""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597"/>def mtFeatureExtraction(signal, Fs, mtWin, mtStep, stWin, stStep):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598"/>"""<text:bookmark text:name="LC599"/></text:p>
          </table:table-cell>
        </table:table-row>
        <table:table-row>
          <table:table-cell table:style-name="Table142.A1" office:value-type="string">
            <text:p text:style-name="Table_20_Contents">Mid-term feature extraction<text:bookmark text:name="LC600"/></text:p>
          </table:table-cell>
        </table:table-row>
        <table:table-row>
          <table:table-cell table:style-name="Table142.A1" office:value-type="string">
            <text:p text:style-name="Table_20_Contents">"""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1"><text:bookmark text:name="LC601"/>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6352"/><text:bookmark text:name="LC6351"/>def stFeatureSpeed(signal, Fs, Win, Step):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1"><text:bookmark text:name="LC6362"/><text:bookmark text:name="LC6361"/>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1"><text:bookmark text:name="LC6372"/><text:bookmark text:name="LC6371"/>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694"/>""" Feature Extraction Wrappers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1"><text:bookmark text:name="LC696"/><text:bookmark text:name="LC695"/></text:p>
          </table:table-cell>
        </table:table-row>
        <table:table-row>
          <table:table-cell table:style-name="Table148.A1" office:value-type="string">
            <text:p text:style-name="Table_20_Contents">- The first two feature extraction wrappers are used to extract long-term averaged<text:bookmark text:name="LC697"/></text:p>
          </table:table-cell>
        </table:table-row>
        <table:table-row>
          <table:table-cell table:style-name="Table148.A1" office:value-type="string">
            <text:p text:style-name="Table_20_Contents">audio features for a list of WAV files stored in a given category.<text:bookmark text:name="LC698"/></text:p>
          </table:table-cell>
        </table:table-row>
        <text:soft-page-break/>
        <table:table-row>
          <table:table-cell table:style-name="Table148.A1" office:value-type="string">
            <text:p text:style-name="Table_20_Contents">It is important to note that, one single feature is extracted per WAV file (not the whole sequence of feature vectors)<text:bookmark text:name="LC699"/></text:p>
          </table:table-cell>
        </table:table-row>
        <table:table-row>
          <table:table-cell table:style-name="Table148.A1" office:value-type="string">
            <text:p text:style-name="P1"/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700"/>"""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703"/>def dirWavFeatureExtraction(dirName, mtWin, mtStep, stWin, stStep, computeBEAT=False):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704"/>"""<text:bookmark text:name="LC705"/></text:p>
          </table:table-cell>
        </table:table-row>
        <table:table-row>
          <table:table-cell table:style-name="Table151.A1" office:value-type="string">
            <text:p text:style-name="Table_20_Contents">This function extracts the mid-term features of the WAVE files of a particular folder.<text:bookmark text:name="LC706"/></text:p>
          </table:table-cell>
        </table:table-row>
        <table:table-row>
          <table:table-cell table:style-name="Table151.A1" office:value-type="string">
            <text:p text:style-name="P1"><text:bookmark text:name="LC707"/></text:p>
          </table:table-cell>
        </table:table-row>
        <table:table-row>
          <table:table-cell table:style-name="Table151.A1" office:value-type="string">
            <text:p text:style-name="Table_20_Contents">The resulting feature vector is extracted by long-term averaging the mid-term features.<text:bookmark text:name="LC708"/></text:p>
          </table:table-cell>
        </table:table-row>
        <table:table-row>
          <table:table-cell table:style-name="Table151.A1" office:value-type="string">
            <text:p text:style-name="Table_20_Contents">Therefore ONE FEATURE VECTOR is extracted for each WAV file.<text:bookmark text:name="LC709"/></text:p>
          </table:table-cell>
        </table:table-row>
        <table:table-row>
          <table:table-cell table:style-name="Table151.A1" office:value-type="string">
            <text:p text:style-name="P1"><text:bookmark text:name="LC710"/></text:p>
          </table:table-cell>
        </table:table-row>
        <table:table-row>
          <table:table-cell table:style-name="Table151.A1" office:value-type="string">
            <text:p text:style-name="Table_20_Contents">ARGUMENTS:<text:bookmark text:name="LC711"/></text:p>
          </table:table-cell>
        </table:table-row>
        <table:table-row>
          <table:table-cell table:style-name="Table151.A1" office:value-type="string">
            <text:p text:style-name="Table_20_Contents">- dirName: the path of the WAVE directory<text:bookmark text:name="LC712"/></text:p>
          </table:table-cell>
        </table:table-row>
        <table:table-row>
          <table:table-cell table:style-name="Table151.A1" office:value-type="string">
            <text:p text:style-name="Table_20_Contents">- mtWin, mtStep: mid-term window and step (in seconds)<text:bookmark text:name="LC713"/></text:p>
          </table:table-cell>
        </table:table-row>
        <table:table-row>
          <table:table-cell table:style-name="Table151.A1" office:value-type="string">
            <text:p text:style-name="Table_20_Contents">- stWin, stStep: short-term window and step (in seconds)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714"/>"""</text:p>
          </table:table-cell>
        </table:table-row>
      </table:table>
      <text:p text:style-name="Standard"/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753"/>def dirsWavFeatureExtraction(dirNames, mtWin, mtStep, stWin, stStep, computeBEAT=False):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754"/>'''<text:bookmark text:name="LC755"/></text:p>
          </table:table-cell>
        </table:table-row>
        <table:table-row>
          <table:table-cell table:style-name="Table154.A1" office:value-type="string">
            <text:p text:style-name="Table_20_Contents">Same as dirWavFeatureExtraction, but instead of a single dir it takes a list of paths as input and returns a list of feature matrices.<text:bookmark text:name="LC756"/></text:p>
          </table:table-cell>
        </table:table-row>
        <table:table-row>
          <table:table-cell table:style-name="Table154.A1" office:value-type="string">
            <text:p text:style-name="Table_20_Contents">EXAMPLE:<text:bookmark text:name="LC757"/></text:p>
          </table:table-cell>
        </table:table-row>
        <table:table-row>
          <table:table-cell table:style-name="Table154.A1" office:value-type="string">
            <text:p text:style-name="Table_20_Contents">[features, classNames] =<text:bookmark text:name="LC758"/></text:p>
          </table:table-cell>
        </table:table-row>
        <table:table-row>
          <table:table-cell table:style-name="Table154.A1" office:value-type="string">
            <text:p text:style-name="Table_20_Contents">a.dirsWavFeatureExtraction(['audioData/classSegmentsRec/noise','audioData/classSegmentsRec/speech',<text:bookmark text:name="LC759"/></text:p>
          </table:table-cell>
        </table:table-row>
        <table:table-row>
          <table:table-cell table:style-name="Table154.A1" office:value-type="string">
            <text:p text:style-name="Table_20_Contents">'audioData/classSegmentsRec/brush-teeth','audioData/classSegmentsRec/shower'], 1, 1, 0.02, 0.02);<text:bookmark text:name="LC760"/></text:p>
          </table:table-cell>
        </table:table-row>
        <table:table-row>
          <table:table-cell table:style-name="Table154.A1" office:value-type="string">
            <text:p text:style-name="P1"><text:bookmark text:name="LC761"/></text:p>
          </table:table-cell>
        </table:table-row>
        <table:table-row>
          <table:table-cell table:style-name="Table154.A1" office:value-type="string">
            <text:p text:style-name="Table_20_Contents">It can be used during the training process of a classification model ,<text:bookmark text:name="LC762"/></text:p>
          </table:table-cell>
        </table:table-row>
        <table:table-row>
          <table:table-cell table:style-name="Table154.A1" office:value-type="string">
            <text:p text:style-name="Table_20_Contents">in order to get feature matrices from various audio classes (each stored in a seperate path)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763"/>'''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781"/>def dirWavFeatureExtractionNoAveraging(dirName, mtWin, mtStep, stWin, stStep):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782"/>"""<text:bookmark text:name="LC783"/></text:p>
          </table:table-cell>
        </table:table-row>
        <table:table-row>
          <table:table-cell table:style-name="Table157.A1" office:value-type="string">
            <text:p text:style-name="Table_20_Contents">This function extracts the mid-term features of the WAVE files of a particular folder without averaging each file.<text:bookmark text:name="LC784"/></text:p>
          </table:table-cell>
        </table:table-row>
        <table:table-row>
          <table:table-cell table:style-name="Table157.A1" office:value-type="string">
            <text:p text:style-name="P1"><text:bookmark text:name="LC785"/></text:p>
          </table:table-cell>
        </table:table-row>
        <table:table-row>
          <table:table-cell table:style-name="Table157.A1" office:value-type="string">
            <text:p text:style-name="Table_20_Contents">ARGUMENTS:<text:bookmark text:name="LC786"/></text:p>
          </table:table-cell>
        </table:table-row>
        <table:table-row>
          <table:table-cell table:style-name="Table157.A1" office:value-type="string">
            <text:p text:style-name="Table_20_Contents">- dirName: the path of the WAVE directory<text:bookmark text:name="LC787"/></text:p>
          </table:table-cell>
        </table:table-row>
        <table:table-row>
          <table:table-cell table:style-name="Table157.A1" office:value-type="string">
            <text:p text:style-name="Table_20_Contents">- mtWin, mtStep: mid-term window and step (in seconds)<text:bookmark text:name="LC788"/></text:p>
          </table:table-cell>
        </table:table-row>
        <table:table-row>
          <table:table-cell table:style-name="Table157.A1" office:value-type="string">
            <text:p text:style-name="Table_20_Contents">- stWin, stStep: short-term window and step (in seconds)<text:bookmark text:name="LC789"/></text:p>
          </table:table-cell>
        </table:table-row>
        <table:table-row>
          <table:table-cell table:style-name="Table157.A1" office:value-type="string">
            <text:p text:style-name="Table_20_Contents">RETURNS:<text:bookmark text:name="LC790"/></text:p>
          </table:table-cell>
        </table:table-row>
        <table:table-row>
          <table:table-cell table:style-name="Table157.A1" office:value-type="string">
            <text:p text:style-name="Table_20_Contents">- X: A feature matrix<text:bookmark text:name="LC791"/></text:p>
          </table:table-cell>
        </table:table-row>
        <table:table-row>
          <table:table-cell table:style-name="Table157.A1" office:value-type="string">
            <text:p text:style-name="Table_20_Contents">- Y: A matrix of file labels<text:bookmark text:name="LC792"/></text:p>
          </table:table-cell>
        </table:table-row>
        <table:table-row>
          <table:table-cell table:style-name="Table157.A1" office:value-type="string">
            <text:p text:style-name="Table_20_Contents">- filenames: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793"/>"""</text:p>
          </table:table-cell>
        </table:table-row>
      </table:table>
      <text:p text:style-name="Standard"/>
      <text:p text:style-name="Standard"><text:soft-page-break/>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823"/># The following two feature extraction wrappers extract features for given audio files, however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824"/># NO LONG-TERM AVERAGING is performed. Therefore, the output for each audio file is NOT A SINGLE FEATURE VECTOR<text:bookmark text:name="LC825"/></text:p>
          </table:table-cell>
        </table:table-row>
        <table:table-row>
          <table:table-cell table:style-name="Table160.A1" office:value-type="string">
            <text:p text:style-name="Table_20_Contents"># but a whole feature matrix.<text:bookmark text:name="LC826"/></text:p>
          </table:table-cell>
        </table:table-row>
        <table:table-row>
          <table:table-cell table:style-name="Table160.A1" office:value-type="string">
            <text:p text:style-name="Table_20_Contents">#<text:bookmark text:name="LC827"/></text:p>
          </table:table-cell>
        </table:table-row>
        <table:table-row>
          <table:table-cell table:style-name="Table160.A1" office:value-type="string">
            <text:p text:style-name="Table_20_Contents"># Also, another difference between the following two wrappers and the previous is that they NO LONG-TERM AVERAGING IS PERFORMED.<text:bookmark text:name="LC828"/></text:p>
          </table:table-cell>
        </table:table-row>
        <table:table-row>
          <table:table-cell table:style-name="Table160.A1" office:value-type="string">
            <text:p text:style-name="Table_20_Contents"># In other words, the WAV files in these functions are not used as uniform samples that need to be averaged but as sequences<text:bookmark text:name="LC829"/></text:p>
          </table:table-cell>
        </table:table-row>
        <table:table-row>
          <table:table-cell table:style-name="Table160.A1" office:value-type="string">
            <text:p text:style-name="P1"><text:bookmark text:name="LC830"/></text:p>
          </table:table-cell>
        </table:table-row>
        <table:table-row>
          <table:table-cell table:style-name="Table160.A1" office:value-type="string">
            <text:p text:style-name="Table_20_Contents">def mtFeatureExtractionToFile(fileName, midTermSize, midTermStep, shortTermSize, shortTermStep, outPutFile,<text:bookmark text:name="LC831"/></text:p>
          </table:table-cell>
        </table:table-row>
        <table:table-row>
          <table:table-cell table:style-name="Table160.A1" office:value-type="string">
            <text:p text:style-name="Table_20_Contents">storeStFeatures=False, storeToCSV=False, PLOT=False):<text:bookmark text:name="LC832"/></text:p>
          </table:table-cell>
        </table:table-row>
        <table:table-row>
          <table:table-cell table:style-name="Table160.A1" office:value-type="string">
            <text:p text:style-name="Table_20_Contents">"""<text:bookmark text:name="LC833"/></text:p>
          </table:table-cell>
        </table:table-row>
        <table:table-row>
          <table:table-cell table:style-name="Table160.A1" office:value-type="string">
            <text:p text:style-name="Table_20_Contents">This function is used as a wrapper to:<text:bookmark text:name="LC834"/></text:p>
          </table:table-cell>
        </table:table-row>
        <table:table-row>
          <table:table-cell table:style-name="Table160.A1" office:value-type="string">
            <text:p text:style-name="Table_20_Contents">a) read the content of a WAV file<text:bookmark text:name="LC835"/></text:p>
          </table:table-cell>
        </table:table-row>
        <table:table-row>
          <table:table-cell table:style-name="Table160.A1" office:value-type="string">
            <text:p text:style-name="Table_20_Contents">b) perform mid-term feature extraction on that signal<text:bookmark text:name="LC836"/></text:p>
          </table:table-cell>
        </table:table-row>
        <table:table-row>
          <table:table-cell table:style-name="Table160.A1" office:value-type="string">
            <text:p text:style-name="Table_20_Contents">c) write the mid-term feature sequences to a numpy file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<text:bookmark text:name="LC837"/>"""</text:p>
          </table:table-cell>
        </table:table-row>
      </table:table>
      <text:p text:style-name="Standard">def mtFeatureExtractionToFileDir(dirName, midTermSize, midTermStep, shortTermSize, shortTermStep, storeStFeatures=False, storeToCSV=False, PLOT=False):</text:p>
      <text:p text:style-name="Standard"/>
      <text:p text:style-name="Standard"/>
      <text:p text:style-name="Standard"><text:a xlink:type="simple" xlink:href="https://github.com/tyiannak/pyAudioAnalysis">pyAudioAnalysis</text:a>/<text:span text:style-name="Strong_20_Emphasis">audioSegmentation.py</text:span> </text:p>
      <text:p text:style-name="Standard"/>
      <text:p text:style-name="Standard">def smoothMovingAvg(inputSignal, windowLen=11):</text:p>
      <text:p text:style-name="Standard"/>
      <text:p text:style-name="Standard"/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384"/><text:bookmark text:name="LC383"/>def selfSimilarityMatrix(featureVectors):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396"/><text:bookmark text:name="LC395"/>'''<text:bookmark text:name="LC4010"/><text:bookmark text:name="LC409"/></text:p>
          </table:table-cell>
        </table:table-row>
        <table:table-row>
          <table:table-cell table:style-name="Table163.A1" office:value-type="string">
            <text:p text:style-name="Table_20_Contents">This function computes the self-similarity matrix for a sequence of feature vectors.<text:bookmark text:name="LC418"/><text:bookmark text:name="LC417"/></text:p>
          </table:table-cell>
        </table:table-row>
        <table:table-row>
          <table:table-cell table:style-name="Table163.A1" office:value-type="string">
            <text:p text:style-name="Table_20_Contents">ARGUMENTS:<text:bookmark text:name="LC428"/><text:bookmark text:name="LC427"/></text:p>
          </table:table-cell>
        </table:table-row>
        <table:table-row>
          <table:table-cell table:style-name="Table163.A1" office:value-type="string">
            <text:p text:style-name="Table_20_Contents">- featureVectors: a numpy matrix (nDims x nVectors) whose i-th column corresponds to the i-th feature vector<text:bookmark text:name="LC436"/><text:bookmark text:name="LC435"/></text:p>
          </table:table-cell>
        </table:table-row>
        <table:table-row>
          <table:table-cell table:style-name="Table163.A1" office:value-type="string">
            <text:p text:style-name="P1"><text:bookmark text:name="LC4411"/><text:bookmark text:name="LC4410"/></text:p>
          </table:table-cell>
        </table:table-row>
        <table:table-row>
          <table:table-cell table:style-name="Table163.A1" office:value-type="string">
            <text:p text:style-name="Table_20_Contents">RETURNS:<text:bookmark text:name="LC458"/><text:bookmark text:name="LC457"/></text:p>
          </table:table-cell>
        </table:table-row>
        <table:table-row>
          <table:table-cell table:style-name="Table163.A1" office:value-type="string">
            <text:p text:style-name="Table_20_Contents">- S: the self-similarity matrix (nVectors x nVectors)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464"/><text:bookmark text:name="LC463"/>'''</text:p>
          </table:table-cell>
        </table:table-row>
      </table:table>
      <text:p text:style-name="Standard"/>
      <text:p text:style-name="Standard"/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55"/>def flags2segs(Flags, window):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<text:bookmark text:name="LC562"/><text:bookmark text:name="LC561"/>'''<text:bookmark text:name="LC572"/><text:bookmark text:name="LC571"/></text:p>
          </table:table-cell>
        </table:table-row>
        <table:table-row>
          <table:table-cell table:style-name="Table166.A1" office:value-type="string">
            <text:p text:style-name="Table_20_Contents">ARGUMENTS:<text:bookmark text:name="LC58"/></text:p>
          </table:table-cell>
        </table:table-row>
        <table:table-row>
          <table:table-cell table:style-name="Table166.A1" office:value-type="string">
            <text:p text:style-name="Table_20_Contents">- Flags: a sequence of class flags (per time window)<text:bookmark text:name="LC59"/></text:p>
          </table:table-cell>
        </table:table-row>
        <text:soft-page-break/>
        <table:table-row>
          <table:table-cell table:style-name="Table166.A1" office:value-type="string">
            <text:p text:style-name="Table_20_Contents">- window: window duration (in seconds)<text:bookmark text:name="LC60"/></text:p>
          </table:table-cell>
        </table:table-row>
        <table:table-row>
          <table:table-cell table:style-name="Table166.A1" office:value-type="string">
            <text:p text:style-name="P1"><text:bookmark text:name="LC614"/><text:bookmark text:name="LC613"/></text:p>
          </table:table-cell>
        </table:table-row>
        <table:table-row>
          <table:table-cell table:style-name="Table166.A1" office:value-type="string">
            <text:p text:style-name="Table_20_Contents">RETURNS:<text:bookmark text:name="LC628"/><text:bookmark text:name="LC627"/></text:p>
          </table:table-cell>
        </table:table-row>
        <table:table-row>
          <table:table-cell table:style-name="Table166.A1" office:value-type="string">
            <text:p text:style-name="Table_20_Contents">- segs: a sequence of segment's limits: segs[i,0] is start and segs[i,1] are start and end point of segment i<text:bookmark text:name="LC6310"/><text:bookmark text:name="LC639"/></text:p>
          </table:table-cell>
        </table:table-row>
        <table:table-row>
          <table:table-cell table:style-name="Table166.A1" office:value-type="string">
            <text:p text:style-name="Table_20_Contents">- classes: a sequence of class flags: class[i] is the class ID of the i-th segment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646"/><text:bookmark text:name="LC645"/>'''</text:p>
          </table:table-cell>
        </table:table-row>
      </table:table>
      <text:p text:style-name="Standard"/>
      <text:p text:style-name="Standard"/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962"/><text:bookmark text:name="LC961"/>def segs2flags(segStart, segEnd, segLabel, winSize):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972"/><text:bookmark text:name="LC971"/>'''<text:bookmark text:name="LC98"/></text:p>
          </table:table-cell>
        </table:table-row>
        <table:table-row>
          <table:table-cell table:style-name="Table169.A1" office:value-type="string">
            <text:p text:style-name="Table_20_Contents">This function converts segment endpoints and respective segment labels to fix-sized class labels.<text:bookmark text:name="LC994"/><text:bookmark text:name="LC993"/></text:p>
          </table:table-cell>
        </table:table-row>
        <table:table-row>
          <table:table-cell table:style-name="Table169.A1" office:value-type="string">
            <text:p text:style-name="Table_20_Contents">ARGUMENTS:<text:bookmark text:name="LC1004"/><text:bookmark text:name="LC1003"/></text:p>
          </table:table-cell>
        </table:table-row>
        <table:table-row>
          <table:table-cell table:style-name="Table169.A1" office:value-type="string">
            <text:p text:style-name="Table_20_Contents">- segStart: segment start points (in seconds)<text:bookmark text:name="LC1014"/><text:bookmark text:name="LC1013"/></text:p>
          </table:table-cell>
        </table:table-row>
        <table:table-row>
          <table:table-cell table:style-name="Table169.A1" office:value-type="string">
            <text:p text:style-name="Table_20_Contents">- segEnd: segment endpoints (in seconds)<text:bookmark text:name="LC1024"/><text:bookmark text:name="LC1023"/></text:p>
          </table:table-cell>
        </table:table-row>
        <table:table-row>
          <table:table-cell table:style-name="Table169.A1" office:value-type="string">
            <text:p text:style-name="Table_20_Contents">- segLabel: segment labels<text:bookmark text:name="LC1034"/><text:bookmark text:name="LC1033"/></text:p>
          </table:table-cell>
        </table:table-row>
        <table:table-row>
          <table:table-cell table:style-name="Table169.A1" office:value-type="string">
            <text:p text:style-name="Table_20_Contents">- winSize: fix-sized window (in seconds)<text:bookmark text:name="LC1046"/><text:bookmark text:name="LC1045"/></text:p>
          </table:table-cell>
        </table:table-row>
        <table:table-row>
          <table:table-cell table:style-name="Table169.A1" office:value-type="string">
            <text:p text:style-name="Table_20_Contents">RETURNS:<text:bookmark text:name="LC1056"/><text:bookmark text:name="LC1055"/></text:p>
          </table:table-cell>
        </table:table-row>
        <table:table-row>
          <table:table-cell table:style-name="Table169.A1" office:value-type="string">
            <text:p text:style-name="Table_20_Contents">- flags: numpy array of class indices<text:bookmark text:name="LC1062"/><text:bookmark text:name="LC1061"/></text:p>
          </table:table-cell>
        </table:table-row>
        <table:table-row>
          <table:table-cell table:style-name="Table169.A1" office:value-type="string">
            <text:p text:style-name="Table_20_Contents">- classNames: list of classnames (strings)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07"/>'''</text:p>
          </table:table-cell>
        </table:table-row>
      </table:table>
      <text:p text:style-name="Standard"/>
      <text:p text:style-name="Standard"/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20"/>def readSegmentGT(gtFile):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1212"/><text:bookmark text:name="LC1211"/>'''<text:bookmark text:name="LC1222"/><text:bookmark text:name="LC1221"/></text:p>
          </table:table-cell>
        </table:table-row>
        <table:table-row>
          <table:table-cell table:style-name="Table172.A1" office:value-type="string">
            <text:p text:style-name="Table_20_Contents">This function reads a segmentation ground truth file, following a simple CSV format with the following columns:<text:bookmark text:name="LC123"/></text:p>
          </table:table-cell>
        </table:table-row>
        <table:table-row>
          <table:table-cell table:style-name="Table172.A1" office:value-type="string">
            <text:p text:style-name="Table_20_Contents">&lt;segment start&gt;,&lt;segment end&gt;,&lt;class label&gt;<text:bookmark text:name="LC124"/></text:p>
          </table:table-cell>
        </table:table-row>
        <table:table-row>
          <table:table-cell table:style-name="Table172.A1" office:value-type="string">
            <text:p text:style-name="P1"><text:bookmark text:name="LC125"/></text:p>
          </table:table-cell>
        </table:table-row>
        <table:table-row>
          <table:table-cell table:style-name="Table172.A1" office:value-type="string">
            <text:p text:style-name="Table_20_Contents">ARGUMENTS:<text:bookmark text:name="LC126"/></text:p>
          </table:table-cell>
        </table:table-row>
        <table:table-row>
          <table:table-cell table:style-name="Table172.A1" office:value-type="string">
            <text:p text:style-name="Table_20_Contents">- gtFile: the path of the CSV segment file<text:bookmark text:name="LC1272"/><text:bookmark text:name="LC1271"/></text:p>
          </table:table-cell>
        </table:table-row>
        <table:table-row>
          <table:table-cell table:style-name="Table172.A1" office:value-type="string">
            <text:p text:style-name="Table_20_Contents">RETURNS:<text:bookmark text:name="LC1282"/><text:bookmark text:name="LC1281"/></text:p>
          </table:table-cell>
        </table:table-row>
        <table:table-row>
          <table:table-cell table:style-name="Table172.A1" office:value-type="string">
            <text:p text:style-name="Table_20_Contents">- segStart: a numpy array of segments' start positions<text:bookmark text:name="LC1294"/><text:bookmark text:name="LC1293"/></text:p>
          </table:table-cell>
        </table:table-row>
        <table:table-row>
          <table:table-cell table:style-name="Table172.A1" office:value-type="string">
            <text:p text:style-name="Table_20_Contents">- segEnd: a numpy array of segments' ending positions<text:bookmark text:name="LC1304"/><text:bookmark text:name="LC1303"/></text:p>
          </table:table-cell>
        </table:table-row>
        <table:table-row>
          <table:table-cell table:style-name="Table172.A1" office:value-type="string">
            <text:p text:style-name="Table_20_Contents">- segLabel: a list of respective class labels (strings)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1316"/><text:bookmark text:name="LC1315"/>'''</text:p>
          </table:table-cell>
        </table:table-row>
      </table:table>
      <text:p text:style-name="Standard"/>
      <text:p text:style-name="Standard"/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1492"/><text:bookmark text:name="LC1491"/>def plotSegmentationResults(flagsInd, flagsIndGT, classNames, mtStep, ONLY_EVALUATE=False):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502"/><text:bookmark text:name="LC1501"/>'''<text:bookmark text:name="LC1514"/><text:bookmark text:name="LC1513"/></text:p>
          </table:table-cell>
        </table:table-row>
        <table:table-row>
          <table:table-cell table:style-name="Table175.A1" office:value-type="string">
            <text:p text:style-name="Table_20_Contents">This function plots statistics on the classification-segmentation results produced either by the fix-sized supervised method or the HMM method.<text:bookmark text:name="LC1522"/><text:bookmark text:name="LC1521"/></text:p>
          </table:table-cell>
        </table:table-row>
        <table:table-row>
          <table:table-cell table:style-name="Table175.A1" office:value-type="string">
            <text:p text:style-name="Table_20_Contents">It also computes the overall accuracy achieved by the respective method if ground-truth is available.</text:p>
          </table:table-cell>
        </table:table-row>
      </table:table>
      <table:table table:name="Table176" table:style-name="Table176">
        <table:table-column table:style-name="Table176.A"/>
        <text:soft-page-break/>
        <table:table-row>
          <table:table-cell table:style-name="Table176.A1" office:value-type="string">
            <text:p text:style-name="Table_20_Contents"><text:bookmark text:name="LC153"/>'''</text:p>
          </table:table-cell>
        </table:table-row>
      </table:table>
      <text:p text:style-name="Standard"/>
      <text:p text:style-name="Standard">def evaluateSpeakerDiarization(flags, flagsGT):</text:p>
      <text:p text:style-name="Standard"/>
      <text:p text:style-name="Standard"/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250"/>def trainHMM_computeStatistics(features, labels):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2512"/><text:bookmark text:name="LC2511"/>'''<text:bookmark text:name="LC2522"/><text:bookmark text:name="LC2521"/></text:p>
          </table:table-cell>
        </table:table-row>
        <table:table-row>
          <table:table-cell table:style-name="Table178.A1" office:value-type="string">
            <text:p text:style-name="Table_20_Contents">This function computes the statistics used to train an HMM joint segmentation-classification model<text:bookmark text:name="LC2532"/><text:bookmark text:name="LC2531"/></text:p>
          </table:table-cell>
        </table:table-row>
        <table:table-row>
          <table:table-cell table:style-name="Table178.A1" office:value-type="string">
            <text:p text:style-name="Table_20_Contents">using a sequence of sequential features and respective labels<text:bookmark text:name="LC2542"/><text:bookmark text:name="LC2541"/></text:p>
          </table:table-cell>
        </table:table-row>
        <table:table-row>
          <table:table-cell table:style-name="Table178.A1" office:value-type="string">
            <text:p text:style-name="P1"><text:bookmark text:name="LC255"/></text:p>
          </table:table-cell>
        </table:table-row>
        <table:table-row>
          <table:table-cell table:style-name="Table178.A1" office:value-type="string">
            <text:p text:style-name="Table_20_Contents">ARGUMENTS:<text:bookmark text:name="LC256"/></text:p>
          </table:table-cell>
        </table:table-row>
        <table:table-row>
          <table:table-cell table:style-name="Table178.A1" office:value-type="string">
            <text:p text:style-name="Table_20_Contents">- features: a numpy matrix of feature vectors (numOfDimensions x numOfWindows)<text:bookmark text:name="LC257"/></text:p>
          </table:table-cell>
        </table:table-row>
        <table:table-row>
          <table:table-cell table:style-name="Table178.A1" office:value-type="string">
            <text:p text:style-name="Table_20_Contents">- labels: a numpy array of class indices (numOfWindows x 1)<text:bookmark text:name="LC258"/></text:p>
          </table:table-cell>
        </table:table-row>
        <table:table-row>
          <table:table-cell table:style-name="Table178.A1" office:value-type="string">
            <text:p text:style-name="Table_20_Contents">RETURNS:<text:bookmark text:name="LC2592"/><text:bookmark text:name="LC2591"/></text:p>
          </table:table-cell>
        </table:table-row>
        <table:table-row>
          <table:table-cell table:style-name="Table178.A1" office:value-type="string">
            <text:p text:style-name="Table_20_Contents">- startprob: matrix of prior class probabilities (numOfClasses x 1)<text:bookmark text:name="LC2602"/><text:bookmark text:name="LC2601"/></text:p>
          </table:table-cell>
        </table:table-row>
        <table:table-row>
          <table:table-cell table:style-name="Table178.A1" office:value-type="string">
            <text:p text:style-name="Table_20_Contents">- transmat: transition matrix (numOfClasses x numOfClasses)<text:bookmark text:name="LC2612"/><text:bookmark text:name="LC2611"/></text:p>
          </table:table-cell>
        </table:table-row>
        <table:table-row>
          <table:table-cell table:style-name="Table178.A1" office:value-type="string">
            <text:p text:style-name="Table_20_Contents">- means: means matrix (numOfDimensions x 1)<text:bookmark text:name="LC2622"/><text:bookmark text:name="LC2621"/></text:p>
          </table:table-cell>
        </table:table-row>
        <table:table-row>
          <table:table-cell table:style-name="Table178.A1" office:value-type="string">
            <text:p text:style-name="Table_20_Contents">- cov: deviation matrix (numOfDimensions x 1)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2632"/><text:bookmark text:name="LC2631"/>'''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2984"/><text:bookmark text:name="LC2983"/>def trainHMM_fromFile(wavFile, gtFile, hmmModelName, mtWin, mtStep):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2994"/><text:bookmark text:name="LC2993"/>'''<text:bookmark text:name="LC3004"/><text:bookmark text:name="LC3003"/></text:p>
          </table:table-cell>
        </table:table-row>
        <table:table-row>
          <table:table-cell table:style-name="Table181.A1" office:value-type="string">
            <text:p text:style-name="Table_20_Contents">This function trains a HMM model for segmentation-classification using a single annotated audio file<text:bookmark text:name="LC3014"/><text:bookmark text:name="LC3013"/></text:p>
          </table:table-cell>
        </table:table-row>
        <table:table-row>
          <table:table-cell table:style-name="Table181.A1" office:value-type="string">
            <text:p text:style-name="Table_20_Contents">ARGUMENTS:<text:bookmark text:name="LC3024"/><text:bookmark text:name="LC3023"/></text:p>
          </table:table-cell>
        </table:table-row>
        <table:table-row>
          <table:table-cell table:style-name="Table181.A1" office:value-type="string">
            <text:p text:style-name="Table_20_Contents">- wavFile: the path of the audio filename<text:bookmark text:name="LC3034"/><text:bookmark text:name="LC3033"/></text:p>
          </table:table-cell>
        </table:table-row>
        <table:table-row>
          <table:table-cell table:style-name="Table181.A1" office:value-type="string">
            <text:p text:style-name="Table_20_Contents">- gtFile: the path of the ground truth filename<text:bookmark text:name="LC3044"/><text:bookmark text:name="LC3043"/></text:p>
          </table:table-cell>
        </table:table-row>
        <table:table-row>
          <table:table-cell table:style-name="Table181.A1" office:value-type="string">
            <text:p text:style-name="Table_20_Contents">(a csv file of the form &lt;segment start in seconds&gt;,&lt;segment end in seconds&gt;,&lt;segment label&gt; in each row<text:bookmark text:name="LC3054"/><text:bookmark text:name="LC3053"/></text:p>
          </table:table-cell>
        </table:table-row>
        <table:table-row>
          <table:table-cell table:style-name="Table181.A1" office:value-type="string">
            <text:p text:style-name="Table_20_Contents">- hmmModelName: the name of the HMM model to be stored<text:bookmark text:name="LC306"/></text:p>
          </table:table-cell>
        </table:table-row>
        <table:table-row>
          <table:table-cell table:style-name="Table181.A1" office:value-type="string">
            <text:p text:style-name="Table_20_Contents">- mtWin: mid-term window size<text:bookmark text:name="LC307"/></text:p>
          </table:table-cell>
        </table:table-row>
        <table:table-row>
          <table:table-cell table:style-name="Table181.A1" office:value-type="string">
            <text:p text:style-name="Table_20_Contents">- mtStep: mid-term window step<text:bookmark text:name="LC308"/></text:p>
          </table:table-cell>
        </table:table-row>
        <table:table-row>
          <table:table-cell table:style-name="Table181.A1" office:value-type="string">
            <text:p text:style-name="Table_20_Contents">RETURNS:<text:bookmark text:name="LC309"/></text:p>
          </table:table-cell>
        </table:table-row>
        <table:table-row>
          <table:table-cell table:style-name="Table181.A1" office:value-type="string">
            <text:p text:style-name="Table_20_Contents">- hmm: an object to the resulting HMM<text:bookmark text:name="LC310"/></text:p>
          </table:table-cell>
        </table:table-row>
        <table:table-row>
          <table:table-cell table:style-name="Table181.A1" office:value-type="string">
            <text:p text:style-name="Table_20_Contents">- classNames: a list of classNames<text:bookmark text:name="LC311"/></text:p>
          </table:table-cell>
        </table:table-row>
        <table:table-row>
          <table:table-cell table:style-name="Table181.A1" office:value-type="string">
            <text:p text:style-name="P1"><text:bookmark text:name="LC312"/></text:p>
          </table:table-cell>
        </table:table-row>
        <table:table-row>
          <table:table-cell table:style-name="Table181.A1" office:value-type="string">
            <text:p text:style-name="Table_20_Contents">After training, hmm, classNames, along with the mtWin and mtStep values are stored in the hmmModelName file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313"/>'''</text:p>
          </table:table-cell>
        </table:table-row>
      </table:table>
      <text:p text:style-name="Standard"/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337"/>def trainHMM_fromDir(dirPath, hmmModelName, mtWin, mtStep):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338"/>'''<text:bookmark text:name="LC339"/></text:p>
          </table:table-cell>
        </table:table-row>
        <table:table-row>
          <table:table-cell table:style-name="Table184.A1" office:value-type="string">
            <text:p text:style-name="Table_20_Contents">This function trains a HMM model for segmentation-classification using a where WAV files and .segment (ground-truth files) are stored<text:bookmark text:name="LC340"/></text:p>
          </table:table-cell>
        </table:table-row>
        <table:table-row>
          <table:table-cell table:style-name="Table184.A1" office:value-type="string">
            <text:p text:style-name="Table_20_Contents">ARGUMENTS:<text:bookmark text:name="LC341"/></text:p>
          </table:table-cell>
        </table:table-row>
        <text:soft-page-break/>
        <table:table-row>
          <table:table-cell table:style-name="Table184.A1" office:value-type="string">
            <text:p text:style-name="Table_20_Contents">- dirPath: the path of the data diretory<text:bookmark text:name="LC342"/></text:p>
          </table:table-cell>
        </table:table-row>
        <table:table-row>
          <table:table-cell table:style-name="Table184.A1" office:value-type="string">
            <text:p text:style-name="Table_20_Contents">- hmmModelName: the name of the HMM model to be stored<text:bookmark text:name="LC343"/></text:p>
          </table:table-cell>
        </table:table-row>
        <table:table-row>
          <table:table-cell table:style-name="Table184.A1" office:value-type="string">
            <text:p text:style-name="Table_20_Contents">- mtWin: mid-term window size<text:bookmark text:name="LC344"/></text:p>
          </table:table-cell>
        </table:table-row>
        <table:table-row>
          <table:table-cell table:style-name="Table184.A1" office:value-type="string">
            <text:p text:style-name="Table_20_Contents">- mtStep: mid-term window step<text:bookmark text:name="LC345"/></text:p>
          </table:table-cell>
        </table:table-row>
        <table:table-row>
          <table:table-cell table:style-name="Table184.A1" office:value-type="string">
            <text:p text:style-name="Table_20_Contents">RETURNS:<text:bookmark text:name="LC346"/></text:p>
          </table:table-cell>
        </table:table-row>
        <table:table-row>
          <table:table-cell table:style-name="Table184.A1" office:value-type="string">
            <text:p text:style-name="Table_20_Contents">- hmm: an object to the resulting HMM<text:bookmark text:name="LC347"/></text:p>
          </table:table-cell>
        </table:table-row>
        <table:table-row>
          <table:table-cell table:style-name="Table184.A1" office:value-type="string">
            <text:p text:style-name="Table_20_Contents">- classNames: a list of classNames<text:bookmark text:name="LC348"/></text:p>
          </table:table-cell>
        </table:table-row>
        <table:table-row>
          <table:table-cell table:style-name="Table184.A1" office:value-type="string">
            <text:p text:style-name="P1"><text:bookmark text:name="LC349"/></text:p>
          </table:table-cell>
        </table:table-row>
        <table:table-row>
          <table:table-cell table:style-name="Table184.A1" office:value-type="string">
            <text:p text:style-name="Table_20_Contents">After training, hmm, classNames, along with the mtWin and mtStep values are stored in the hmmModelName file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350"/>'''</text:p>
          </table:table-cell>
        </table:table-row>
      </table:table>
      <text:p text:style-name="Standard"/>
      <text:p text:style-name="Standard">def hmmSegmentation(wavFileName, hmmModelName, PLOT=False, gtFileName=""):</text:p>
      <text:p text:style-name="Standard"/>
      <text:p text:style-name="Standard"/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441"/>def mtFileClassification(inputFile, modelName, modelType, plotResults=False, gtFile=""):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442"/>'''<text:bookmark text:name="LC4432"/><text:bookmark text:name="LC4431"/></text:p>
          </table:table-cell>
        </table:table-row>
        <table:table-row>
          <table:table-cell table:style-name="Table187.A1" office:value-type="string">
            <text:p text:style-name="Table_20_Contents">This function performs mid-term classification of an audio stream.<text:bookmark text:name="LC4444"/><text:bookmark text:name="LC4443"/></text:p>
          </table:table-cell>
        </table:table-row>
        <table:table-row>
          <table:table-cell table:style-name="Table187.A1" office:value-type="string">
            <text:p text:style-name="Table_20_Contents">Towards this end, supervised knowledge is used, i.e. a pre-trained classifier.<text:bookmark text:name="LC4452"/><text:bookmark text:name="LC4451"/></text:p>
          </table:table-cell>
        </table:table-row>
        <table:table-row>
          <table:table-cell table:style-name="Table187.A1" office:value-type="string">
            <text:p text:style-name="Table_20_Contents">ARGUMENTS:<text:bookmark text:name="LC4462"/><text:bookmark text:name="LC4461"/></text:p>
          </table:table-cell>
        </table:table-row>
        <table:table-row>
          <table:table-cell table:style-name="Table187.A1" office:value-type="string">
            <text:p text:style-name="Table_20_Contents">- inputFile: path of the input WAV file<text:bookmark text:name="LC4472"/><text:bookmark text:name="LC4471"/></text:p>
          </table:table-cell>
        </table:table-row>
        <table:table-row>
          <table:table-cell table:style-name="Table187.A1" office:value-type="string">
            <text:p text:style-name="Table_20_Contents">- modelName: name of the classification model<text:bookmark text:name="LC4482"/><text:bookmark text:name="LC4481"/></text:p>
          </table:table-cell>
        </table:table-row>
        <table:table-row>
          <table:table-cell table:style-name="Table187.A1" office:value-type="string">
            <text:p text:style-name="Table_20_Contents">- modelType: svm or knn depending on the classifier type<text:bookmark text:name="LC4492"/><text:bookmark text:name="LC4491"/></text:p>
          </table:table-cell>
        </table:table-row>
        <table:table-row>
          <table:table-cell table:style-name="Table187.A1" office:value-type="string">
            <text:p text:style-name="Table_20_Contents">- plotResults: True if results are to be plotted using matplotlib along with a set of statistics<text:bookmark text:name="LC4502"/><text:bookmark text:name="LC4501"/></text:p>
          </table:table-cell>
        </table:table-row>
        <table:table-row>
          <table:table-cell table:style-name="Table187.A1" office:value-type="string">
            <text:p text:style-name="P1"><text:bookmark text:name="LC4512"/><text:bookmark text:name="LC4511"/></text:p>
          </table:table-cell>
        </table:table-row>
        <table:table-row>
          <table:table-cell table:style-name="Table187.A1" office:value-type="string">
            <text:p text:style-name="Table_20_Contents">RETURNS:<text:bookmark text:name="LC4522"/><text:bookmark text:name="LC4521"/></text:p>
          </table:table-cell>
        </table:table-row>
        <table:table-row>
          <table:table-cell table:style-name="Table187.A1" office:value-type="string">
            <text:p text:style-name="Table_20_Contents">- segs: a sequence of segment's endpoints: segs[i] is the endpoint of the i-th segment (in seconds)<text:bookmark text:name="LC4534"/><text:bookmark text:name="LC4533"/></text:p>
          </table:table-cell>
        </table:table-row>
        <table:table-row>
          <table:table-cell table:style-name="Table187.A1" office:value-type="string">
            <text:p text:style-name="Table_20_Contents">- classes: a sequence of class flags: class[i] is the class ID of the i-th segment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4544"/><text:bookmark text:name="LC4543"/>'''</text:p>
          </table:table-cell>
        </table:table-row>
      </table:table>
      <text:p text:style-name="Standard"/>
      <text:p text:style-name="Standard">def evaluateSegmentationClassificationDir(dirName, modelName, methodName):</text:p>
      <text:p text:style-name="Standard"/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533"/>def silenceRemoval(x, Fs, stWin, stStep, smoothWindow=0.5, Weight=0.5, plot=False):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534"/>'''<text:bookmark text:name="LC535"/></text:p>
          </table:table-cell>
        </table:table-row>
        <table:table-row>
          <table:table-cell table:style-name="Table190.A1" office:value-type="string">
            <text:p text:style-name="Table_20_Contents">Event Detection (silence removal)<text:bookmark text:name="LC536"/></text:p>
          </table:table-cell>
        </table:table-row>
        <table:table-row>
          <table:table-cell table:style-name="Table190.A1" office:value-type="string">
            <text:p text:style-name="Table_20_Contents">ARGUMENTS:<text:bookmark text:name="LC537"/></text:p>
          </table:table-cell>
        </table:table-row>
        <table:table-row>
          <table:table-cell table:style-name="Table190.A1" office:value-type="string">
            <text:p text:style-name="Table_20_Contents">- x: the input audio signal<text:bookmark text:name="LC538"/></text:p>
          </table:table-cell>
        </table:table-row>
        <table:table-row>
          <table:table-cell table:style-name="Table190.A1" office:value-type="string">
            <text:p text:style-name="Table_20_Contents">- Fs: sampling freq<text:bookmark text:name="LC539"/></text:p>
          </table:table-cell>
        </table:table-row>
        <table:table-row>
          <table:table-cell table:style-name="Table190.A1" office:value-type="string">
            <text:p text:style-name="Table_20_Contents">- stWin, stStep: window size and step in seconds<text:bookmark text:name="LC540"/></text:p>
          </table:table-cell>
        </table:table-row>
        <table:table-row>
          <table:table-cell table:style-name="Table190.A1" office:value-type="string">
            <text:p text:style-name="Table_20_Contents">- smoothWindow: (optinal) smooth window (in seconds)<text:bookmark text:name="LC541"/></text:p>
          </table:table-cell>
        </table:table-row>
        <table:table-row>
          <table:table-cell table:style-name="Table190.A1" office:value-type="string">
            <text:p text:style-name="Table_20_Contents">- Weight: (optinal) weight factor (0 &lt; Weight &lt; 1) the higher, the more strict<text:bookmark text:name="LC542"/></text:p>
          </table:table-cell>
        </table:table-row>
        <table:table-row>
          <table:table-cell table:style-name="Table190.A1" office:value-type="string">
            <text:p text:style-name="Table_20_Contents">- plot: (optinal) True if results are to be plotted<text:bookmark text:name="LC543"/></text:p>
          </table:table-cell>
        </table:table-row>
        <table:table-row>
          <table:table-cell table:style-name="Table190.A1" office:value-type="string">
            <text:p text:style-name="Table_20_Contents">RETURNS:<text:bookmark text:name="LC544"/></text:p>
          </table:table-cell>
        </table:table-row>
        <text:soft-page-break/>
        <table:table-row>
          <table:table-cell table:style-name="Table190.A1" office:value-type="string">
            <text:p text:style-name="Table_20_Contents">- segmentLimits: list of segment limits in seconds (e.g [[0.1, 0.9], [1.4, 3.0]] means that<text:bookmark text:name="LC545"/></text:p>
          </table:table-cell>
        </table:table-row>
        <table:table-row>
          <table:table-cell table:style-name="Table190.A1" office:value-type="string">
            <text:p text:style-name="Table_20_Contents">the resulting segments are (0.1 - 0.9) seconds and (1.4, 3.0) seconds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546"/>'''</text:p>
          </table:table-cell>
        </table:table-row>
      </table:table>
      <text:p text:style-name="Standard"/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629"/>def speakerDiarization(fileName, numOfSpeakers, mtSize=2.0, mtStep=0.2, stWin=0.05, LDAdim=35, PLOT=False):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630"/>'''<text:bookmark text:name="LC6312"/><text:bookmark text:name="LC6311"/></text:p>
          </table:table-cell>
        </table:table-row>
        <table:table-row>
          <table:table-cell table:style-name="Table193.A1" office:value-type="string">
            <text:p text:style-name="Table_20_Contents">ARGUMENTS:<text:bookmark text:name="LC6322"/><text:bookmark text:name="LC6321"/></text:p>
          </table:table-cell>
        </table:table-row>
        <table:table-row>
          <table:table-cell table:style-name="Table193.A1" office:value-type="string">
            <text:p text:style-name="Table_20_Contents">- fileName: the name of the WAV file to be analyzed<text:bookmark text:name="LC6332"/><text:bookmark text:name="LC6331"/></text:p>
          </table:table-cell>
        </table:table-row>
        <table:table-row>
          <table:table-cell table:style-name="Table193.A1" office:value-type="string">
            <text:p text:style-name="Table_20_Contents">- numOfSpeakers the number of speakers (clusters) in the recording (&lt;=0 for unknown)<text:bookmark text:name="LC6342"/><text:bookmark text:name="LC6341"/></text:p>
          </table:table-cell>
        </table:table-row>
        <table:table-row>
          <table:table-cell table:style-name="Table193.A1" office:value-type="string">
            <text:p text:style-name="Table_20_Contents">- mtSize (opt) mid-term window size<text:bookmark text:name="LC6354"/><text:bookmark text:name="LC6353"/></text:p>
          </table:table-cell>
        </table:table-row>
        <table:table-row>
          <table:table-cell table:style-name="Table193.A1" office:value-type="string">
            <text:p text:style-name="Table_20_Contents">- mtStep (opt) mid-term window step<text:bookmark text:name="LC6364"/><text:bookmark text:name="LC6363"/></text:p>
          </table:table-cell>
        </table:table-row>
        <table:table-row>
          <table:table-cell table:style-name="Table193.A1" office:value-type="string">
            <text:p text:style-name="Table_20_Contents">- stWin (opt) short-term window size<text:bookmark text:name="LC6374"/><text:bookmark text:name="LC6373"/></text:p>
          </table:table-cell>
        </table:table-row>
        <table:table-row>
          <table:table-cell table:style-name="Table193.A1" office:value-type="string">
            <text:p text:style-name="Table_20_Contents">- LDAdim (opt) LDA dimension (0 for no LDA)<text:bookmark text:name="LC6382"/><text:bookmark text:name="LC6381"/></text:p>
          </table:table-cell>
        </table:table-row>
        <table:table-row>
          <table:table-cell table:style-name="Table193.A1" office:value-type="string">
            <text:p text:style-name="Table_20_Contents">- PLOT (opt) 0 for not plotting the results 1 for plottingy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6392"/><text:bookmark text:name="LC6391"/>'''</text:p>
          </table:table-cell>
        </table:table-row>
      </table:table>
      <text:p text:style-name="Standard"/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862"/>def speakerDiarizationEvaluateScript(folderName, LDAs):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863"/>'''<text:bookmark text:name="LC864"/></text:p>
          </table:table-cell>
        </table:table-row>
        <table:table-row>
          <table:table-cell table:style-name="Table196.A1" office:value-type="string">
            <text:p text:style-name="Table_20_Contents">This function prints the cluster purity and speaker purity for each WAV file stored in a provided directory (.SEGMENT files are needed as ground-truth)<text:bookmark text:name="LC865"/></text:p>
          </table:table-cell>
        </table:table-row>
        <table:table-row>
          <table:table-cell table:style-name="Table196.A1" office:value-type="string">
            <text:p text:style-name="Table_20_Contents">ARGUMENTS:<text:bookmark text:name="LC866"/></text:p>
          </table:table-cell>
        </table:table-row>
        <table:table-row>
          <table:table-cell table:style-name="Table196.A1" office:value-type="string">
            <text:p text:style-name="Table_20_Contents">- folderName: the full path of the folder where the WAV and SEGMENT (ground-truth) files are stored<text:bookmark text:name="LC867"/></text:p>
          </table:table-cell>
        </table:table-row>
        <table:table-row>
          <table:table-cell table:style-name="Table196.A1" office:value-type="string">
            <text:p text:style-name="Table_20_Contents">- LDAs: a list of LDA dimensions (0 for no LDA)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868"/>'''</text:p>
          </table:table-cell>
        </table:table-row>
      </table:table>
      <text:p text:style-name="Standard"/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<text:bookmark text:name="LC892"/>def musicThumbnailing(x, Fs, shortTermSize=1.0, shortTermStep=0.5, thumbnailSize=10.0):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893"/>'''<text:bookmark text:name="LC894"/></text:p>
          </table:table-cell>
        </table:table-row>
        <table:table-row>
          <table:table-cell table:style-name="Table199.A1" office:value-type="string">
            <text:p text:style-name="Table_20_Contents">This function detects instances of the most representative part of a music recording, also called "music thumbnails".<text:bookmark text:name="LC8952"/><text:bookmark text:name="LC8951"/></text:p>
          </table:table-cell>
        </table:table-row>
        <table:table-row>
          <table:table-cell table:style-name="Table199.A1" office:value-type="string">
            <text:p text:style-name="Table_20_Contents">A technique similar to the one proposed in [1], however a wider set of audio features is used instead of chroma features.<text:bookmark text:name="LC8962"/><text:bookmark text:name="LC8961"/></text:p>
          </table:table-cell>
        </table:table-row>
        <table:table-row>
          <table:table-cell table:style-name="Table199.A1" office:value-type="string">
            <text:p text:style-name="Table_20_Contents">In particular the following steps are followed:<text:bookmark text:name="LC897"/></text:p>
          </table:table-cell>
        </table:table-row>
        <table:table-row>
          <table:table-cell table:style-name="Table199.A1" office:value-type="string">
            <text:p text:style-name="Table_20_Contents">- Extract short-term audio features. Typical short-term window size: 1 second<text:bookmark text:name="LC898"/></text:p>
          </table:table-cell>
        </table:table-row>
        <table:table-row>
          <table:table-cell table:style-name="Table199.A1" office:value-type="string">
            <text:p text:style-name="Table_20_Contents">- Compute the self-silimarity matrix, i.e. all pairwise similarities between feature vectors<text:bookmark text:name="LC899"/></text:p>
          </table:table-cell>
        </table:table-row>
        <table:table-row>
          <table:table-cell table:style-name="Table199.A1" office:value-type="string">
            <text:p text:style-name="Table_20_Contents">- Apply a diagonal mask is as a moving average filter on the values of the self-similarty matrix. <text:bookmark text:name="LC900"/></text:p>
          </table:table-cell>
        </table:table-row>
        <table:table-row>
          <table:table-cell table:style-name="Table199.A1" office:value-type="string">
            <text:p text:style-name="Table_20_Contents">The size of the mask is equal to the desirable thumbnail length.<text:bookmark text:name="LC9012"/><text:bookmark text:name="LC9011"/></text:p>
          </table:table-cell>
        </table:table-row>
        <table:table-row>
          <table:table-cell table:style-name="Table199.A1" office:value-type="string">
            <text:p text:style-name="Table_20_Contents">- Find the position of the maximum value of the new (filtered) self-similarity matrix.<text:bookmark text:name="LC9022"/><text:bookmark text:name="LC9021"/></text:p>
          </table:table-cell>
        </table:table-row>
        <table:table-row>
          <table:table-cell table:style-name="Table199.A1" office:value-type="string">
            <text:p text:style-name="Table_20_Contents">The audio segments that correspond to the diagonial around that position are the selected thumbnails<text:bookmark text:name="LC903"/></text:p>
          </table:table-cell>
        </table:table-row>
        <table:table-row>
          <table:table-cell table:style-name="Table199.A1" office:value-type="string">
            <text:p text:style-name="P1"><text:bookmark text:name="LC904"/></text:p>
          </table:table-cell>
        </table:table-row>
        <table:table-row>
          <table:table-cell table:style-name="Table199.A1" office:value-type="string">
            <text:p text:style-name="P1"><text:bookmark text:name="LC905"/></text:p>
          </table:table-cell>
        </table:table-row>
        <table:table-row>
          <table:table-cell table:style-name="Table199.A1" office:value-type="string">
            <text:p text:style-name="Table_20_Contents">ARGUMENTS:<text:bookmark text:name="LC906"/></text:p>
          </table:table-cell>
        </table:table-row>
        <table:table-row>
          <table:table-cell table:style-name="Table199.A1" office:value-type="string">
            <text:p text:style-name="Table_20_Contents">- x: input signal<text:bookmark text:name="LC907"/></text:p>
          </table:table-cell>
        </table:table-row>
        <text:soft-page-break/>
        <table:table-row>
          <table:table-cell table:style-name="Table199.A1" office:value-type="string">
            <text:p text:style-name="Table_20_Contents">- Fs: sampling frequency<text:bookmark text:name="LC908"/></text:p>
          </table:table-cell>
        </table:table-row>
        <table:table-row>
          <table:table-cell table:style-name="Table199.A1" office:value-type="string">
            <text:p text:style-name="Table_20_Contents">- shortTermSize: window size (in seconds)<text:bookmark text:name="LC909"/></text:p>
          </table:table-cell>
        </table:table-row>
        <table:table-row>
          <table:table-cell table:style-name="Table199.A1" office:value-type="string">
            <text:p text:style-name="Table_20_Contents">- shortTermStep: window step (in seconds)<text:bookmark text:name="LC910"/></text:p>
          </table:table-cell>
        </table:table-row>
        <table:table-row>
          <table:table-cell table:style-name="Table199.A1" office:value-type="string">
            <text:p text:style-name="Table_20_Contents">- thumbnailSize: desider thumbnail size (in seconds)<text:bookmark text:name="LC9112"/><text:bookmark text:name="LC9111"/></text:p>
          </table:table-cell>
        </table:table-row>
        <table:table-row>
          <table:table-cell table:style-name="Table199.A1" office:value-type="string">
            <text:p text:style-name="P1"><text:bookmark text:name="LC9122"/><text:bookmark text:name="LC9121"/></text:p>
          </table:table-cell>
        </table:table-row>
        <table:table-row>
          <table:table-cell table:style-name="Table199.A1" office:value-type="string">
            <text:p text:style-name="Table_20_Contents">RETURNS:<text:bookmark text:name="LC913"/></text:p>
          </table:table-cell>
        </table:table-row>
        <table:table-row>
          <table:table-cell table:style-name="Table199.A1" office:value-type="string">
            <text:p text:style-name="Table_20_Contents">- A1: beginning of 1st thumbnail (in seconds)<text:bookmark text:name="LC914"/></text:p>
          </table:table-cell>
        </table:table-row>
        <table:table-row>
          <table:table-cell table:style-name="Table199.A1" office:value-type="string">
            <text:p text:style-name="Table_20_Contents">- A2: ending of 1st thumbnail (in seconds)<text:bookmark text:name="LC915"/></text:p>
          </table:table-cell>
        </table:table-row>
        <table:table-row>
          <table:table-cell table:style-name="Table199.A1" office:value-type="string">
            <text:p text:style-name="Table_20_Contents">- B1: beginning of 2nd thumbnail (in seconds)<text:bookmark text:name="LC916"/></text:p>
          </table:table-cell>
        </table:table-row>
        <table:table-row>
          <table:table-cell table:style-name="Table199.A1" office:value-type="string">
            <text:p text:style-name="Table_20_Contents">- B2: ending of 2nd thumbnail (in seconds)<text:bookmark text:name="LC917"/></text:p>
          </table:table-cell>
        </table:table-row>
        <table:table-row>
          <table:table-cell table:style-name="Table199.A1" office:value-type="string">
            <text:p text:style-name="P1"><text:bookmark text:name="LC918"/></text:p>
          </table:table-cell>
        </table:table-row>
        <table:table-row>
          <table:table-cell table:style-name="Table199.A1" office:value-type="string">
            <text:p text:style-name="Table_20_Contents">USAGE EXAMPLE:<text:bookmark text:name="LC919"/></text:p>
          </table:table-cell>
        </table:table-row>
        <table:table-row>
          <table:table-cell table:style-name="Table199.A1" office:value-type="string">
            <text:p text:style-name="Table_20_Contents">import audioFeatureExtraction as aF<text:bookmark text:name="LC920"/></text:p>
          </table:table-cell>
        </table:table-row>
        <table:table-row>
          <table:table-cell table:style-name="Table199.A1" office:value-type="string">
            <text:p text:style-name="Table_20_Contents">[Fs, x] = basicIO.readAudioFile(inputFile)<text:bookmark text:name="LC9212"/><text:bookmark text:name="LC9211"/></text:p>
          </table:table-cell>
        </table:table-row>
        <table:table-row>
          <table:table-cell table:style-name="Table199.A1" office:value-type="string">
            <text:p text:style-name="Table_20_Contents">[A1, A2, B1, B2] = musicThumbnailing(x, Fs)<text:bookmark text:name="LC9222"/><text:bookmark text:name="LC9221"/></text:p>
          </table:table-cell>
        </table:table-row>
        <table:table-row>
          <table:table-cell table:style-name="Table199.A1" office:value-type="string">
            <text:p text:style-name="P1"><text:bookmark text:name="LC923"/></text:p>
          </table:table-cell>
        </table:table-row>
        <table:table-row>
          <table:table-cell table:style-name="Table199.A1" office:value-type="string">
            <text:p text:style-name="Table_20_Contents">[1] Bartsch, M. A., &amp; Wakefield, G. H. (2005). Audio thumbnailing of popular music using chroma-based representations. <text:bookmark text:name="LC924"/></text:p>
          </table:table-cell>
        </table:table-row>
        <table:table-row>
          <table:table-cell table:style-name="Table199.A1" office:value-type="string">
            <text:p text:style-name="Table_20_Contents">Multimedia, IEEE Transactions on, 7(1), 96-104.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925"/>'''</text:p>
          </table:table-cell>
        </table:table-row>
      </table:table>
      <text:p text:style-name="Standard"/>
      <text:p text:style-name="Standard"><text:a xlink:type="simple" xlink:href="https://github.com/tyiannak/pyAudioAnalysis">pyAudioAnalysis</text:a>/<text:span text:style-name="Strong_20_Emphasis">audioTrainTest.py</text:span> </text:p>
      <text:p text:style-name="Standard"/>
      <text:p text:style-name="Standard">def signal_handler(signal, frame):</text:p>
      <text:p text:style-name="Standard"/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502"/><text:bookmark text:name="LC501"/>def classifierWrapper(classifier, classifierType, testSample):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5110"/><text:bookmark text:name="LC511"/>'''<text:bookmark text:name="LC526"/><text:bookmark text:name="LC525"/></text:p>
          </table:table-cell>
        </table:table-row>
        <table:table-row>
          <table:table-cell table:style-name="Table202.A1" office:value-type="string">
            <text:p text:style-name="Table_20_Contents">This function is used as a wrapper to pattern classification.<text:bookmark text:name="LC532"/><text:bookmark text:name="LC531"/></text:p>
          </table:table-cell>
        </table:table-row>
        <table:table-row>
          <table:table-cell table:style-name="Table202.A1" office:value-type="string">
            <text:p text:style-name="Table_20_Contents">ARGUMENTS:<text:bookmark text:name="LC548"/><text:bookmark text:name="LC547"/></text:p>
          </table:table-cell>
        </table:table-row>
        <table:table-row>
          <table:table-cell table:style-name="Table202.A1" office:value-type="string">
            <text:p text:style-name="Table_20_Contents">- classifier: a classifier object of type mlpy.LibSvm or kNN (defined in this library)<text:bookmark text:name="LC552"/><text:bookmark text:name="LC551"/></text:p>
          </table:table-cell>
        </table:table-row>
        <table:table-row>
          <table:table-cell table:style-name="Table202.A1" office:value-type="string">
            <text:p text:style-name="Table_20_Contents">- classifierType: "svm" or "knn"<text:bookmark text:name="LC564"/><text:bookmark text:name="LC563"/></text:p>
          </table:table-cell>
        </table:table-row>
        <table:table-row>
          <table:table-cell table:style-name="Table202.A1" office:value-type="string">
            <text:p text:style-name="Table_20_Contents">- testSample: a feature vector (numpy array)<text:bookmark text:name="LC574"/><text:bookmark text:name="LC573"/></text:p>
          </table:table-cell>
        </table:table-row>
        <table:table-row>
          <table:table-cell table:style-name="Table202.A1" office:value-type="string">
            <text:p text:style-name="Table_20_Contents">RETURNS:<text:bookmark text:name="LC582"/><text:bookmark text:name="LC581"/></text:p>
          </table:table-cell>
        </table:table-row>
        <table:table-row>
          <table:table-cell table:style-name="Table202.A1" office:value-type="string">
            <text:p text:style-name="Table_20_Contents">- R: class ID<text:bookmark text:name="LC592"/><text:bookmark text:name="LC591"/></text:p>
          </table:table-cell>
        </table:table-row>
        <table:table-row>
          <table:table-cell table:style-name="Table202.A1" office:value-type="string">
            <text:p text:style-name="Table_20_Contents">- P: probability estimate<text:bookmark text:name="LC603"/><text:bookmark text:name="LC602"/></text:p>
          </table:table-cell>
        </table:table-row>
        <table:table-row>
          <table:table-cell table:style-name="Table202.A1" office:value-type="string">
            <text:p text:style-name="P1"><text:bookmark text:name="LC616"/><text:bookmark text:name="LC615"/></text:p>
          </table:table-cell>
        </table:table-row>
        <table:table-row>
          <table:table-cell table:style-name="Table202.A1" office:value-type="string">
            <text:p text:style-name="Table_20_Contents">EXAMPLE (for some audio signal stored in array x):<text:bookmark text:name="LC6211"/><text:bookmark text:name="LC6210"/></text:p>
          </table:table-cell>
        </table:table-row>
        <table:table-row>
          <table:table-cell table:style-name="Table202.A1" office:value-type="string">
            <text:p text:style-name="Table_20_Contents">import audioFeatureExtraction as aF<text:bookmark text:name="LC6314"/><text:bookmark text:name="LC6313"/></text:p>
          </table:table-cell>
        </table:table-row>
        <table:table-row>
          <table:table-cell table:style-name="Table202.A1" office:value-type="string">
            <text:p text:style-name="Table_20_Contents">import audioTrainTest as aT<text:bookmark text:name="LC648"/><text:bookmark text:name="LC647"/></text:p>
          </table:table-cell>
        </table:table-row>
        <table:table-row>
          <table:table-cell table:style-name="Table202.A1" office:value-type="string">
            <text:p text:style-name="Table_20_Contents"># load the classifier (here SVM, for kNN use loadKNNModel instead):<text:bookmark text:name="LC658"/><text:bookmark text:name="LC657"/></text:p>
          </table:table-cell>
        </table:table-row>
        <table:table-row>
          <table:table-cell table:style-name="Table202.A1" office:value-type="string">
            <text:p text:style-name="Table_20_Contents">[Classifier, MEAN, STD, classNames, mtWin, mtStep, stWin, stStep] = aT.loadSVModel(modelName)<text:bookmark text:name="LC668"/><text:bookmark text:name="LC667"/></text:p>
          </table:table-cell>
        </table:table-row>
        <table:table-row>
          <table:table-cell table:style-name="Table202.A1" office:value-type="string">
            <text:p text:style-name="Table_20_Contents"># mid-term feature extraction:<text:bookmark text:name="LC674"/><text:bookmark text:name="LC673"/></text:p>
          </table:table-cell>
        </table:table-row>
        <table:table-row>
          <table:table-cell table:style-name="Table202.A1" office:value-type="string">
            <text:p text:style-name="Table_20_Contents">[MidTermFeatures, _] = aF.mtFeatureExtraction(x, Fs, mtWin * Fs, mtStep * Fs, round(Fs*stWin), round(Fs*stStep));<text:bookmark text:name="LC684"/><text:bookmark text:name="LC683"/></text:p>
          </table:table-cell>
        </table:table-row>
        <text:soft-page-break/>
        <table:table-row>
          <table:table-cell table:style-name="Table202.A1" office:value-type="string">
            <text:p text:style-name="Table_20_Contents"># feature normalization:<text:bookmark text:name="LC6910"/><text:bookmark text:name="LC693"/></text:p>
          </table:table-cell>
        </table:table-row>
        <table:table-row>
          <table:table-cell table:style-name="Table202.A1" office:value-type="string">
            <text:p text:style-name="Table_20_Contents">curFV = (MidTermFeatures[:, i] - MEAN) / STD;<text:bookmark text:name="LC702"/><text:bookmark text:name="LC701"/></text:p>
          </table:table-cell>
        </table:table-row>
        <table:table-row>
          <table:table-cell table:style-name="Table202.A1" office:value-type="string">
            <text:p text:style-name="Table_20_Contents"># classification<text:bookmark text:name="LC716"/><text:bookmark text:name="LC715"/></text:p>
          </table:table-cell>
        </table:table-row>
        <table:table-row>
          <table:table-cell table:style-name="Table202.A1" office:value-type="string">
            <text:p text:style-name="Table_20_Contents">[Result, P] = classifierWrapper(Classifier, modelType, curFV)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722"/><text:bookmark text:name="LC721"/>'''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839"/><text:bookmark text:name="LC838"/>def regressionWrapper(model, modelType, testSample):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844"/><text:bookmark text:name="LC843"/>'''<text:bookmark text:name="LC854"/><text:bookmark text:name="LC853"/></text:p>
          </table:table-cell>
        </table:table-row>
        <table:table-row>
          <table:table-cell table:style-name="Table205.A1" office:value-type="string">
            <text:p text:style-name="Table_20_Contents">This function is used as a wrapper to pattern classification.<text:bookmark text:name="LC869"/><text:bookmark text:name="LC861"/></text:p>
          </table:table-cell>
        </table:table-row>
        <table:table-row>
          <table:table-cell table:style-name="Table205.A1" office:value-type="string">
            <text:p text:style-name="Table_20_Contents">ARGUMENTS:<text:bookmark text:name="LC872"/><text:bookmark text:name="LC871"/></text:p>
          </table:table-cell>
        </table:table-row>
        <table:table-row>
          <table:table-cell table:style-name="Table205.A1" office:value-type="string">
            <text:p text:style-name="Table_20_Contents">- model: regression model<text:bookmark text:name="LC882"/><text:bookmark text:name="LC881"/></text:p>
          </table:table-cell>
        </table:table-row>
        <table:table-row>
          <table:table-cell table:style-name="Table205.A1" office:value-type="string">
            <text:p text:style-name="Table_20_Contents">- modelType: "svm" or "knn" (TODO)<text:bookmark text:name="LC8911"/><text:bookmark text:name="LC8910"/></text:p>
          </table:table-cell>
        </table:table-row>
        <table:table-row>
          <table:table-cell table:style-name="Table205.A1" office:value-type="string">
            <text:p text:style-name="Table_20_Contents">- testSample: a feature vector (numpy array)<text:bookmark text:name="LC90"/></text:p>
          </table:table-cell>
        </table:table-row>
        <table:table-row>
          <table:table-cell table:style-name="Table205.A1" office:value-type="string">
            <text:p text:style-name="Table_20_Contents">RETURNS:<text:bookmark text:name="LC9113"/><text:bookmark text:name="LC9110"/></text:p>
          </table:table-cell>
        </table:table-row>
        <table:table-row>
          <table:table-cell table:style-name="Table205.A1" office:value-type="string">
            <text:p text:style-name="Table_20_Contents">- R: regression result (estimated value)<text:bookmark text:name="LC927"/><text:bookmark text:name="LC926"/></text:p>
          </table:table-cell>
        </table:table-row>
        <table:table-row>
          <table:table-cell table:style-name="Table205.A1" office:value-type="string">
            <text:p text:style-name="P1"><text:bookmark text:name="LC932"/><text:bookmark text:name="LC931"/></text:p>
          </table:table-cell>
        </table:table-row>
        <table:table-row>
          <table:table-cell table:style-name="Table205.A1" office:value-type="string">
            <text:p text:style-name="Table_20_Contents">EXAMPLE (for some audio signal stored in array x):<text:bookmark text:name="LC942"/><text:bookmark text:name="LC941"/></text:p>
          </table:table-cell>
        </table:table-row>
        <table:table-row>
          <table:table-cell table:style-name="Table205.A1" office:value-type="string">
            <text:p text:style-name="Table_20_Contents">TODO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<text:bookmark text:name="LC95"/>'''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1048"/><text:bookmark text:name="LC1047"/>def randSplitFeatures(features, partTrain):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1058"/><text:bookmark text:name="LC1057"/>'''<text:bookmark text:name="LC1064"/><text:bookmark text:name="LC1063"/></text:p>
          </table:table-cell>
        </table:table-row>
        <table:table-row>
          <table:table-cell table:style-name="Table208.A1" office:value-type="string">
            <text:p text:style-name="Table_20_Contents">def randSplitFeatures(features):<text:bookmark text:name="LC1072"/><text:bookmark text:name="LC1071"/></text:p>
          </table:table-cell>
        </table:table-row>
        <table:table-row>
          <table:table-cell table:style-name="Table208.A1" office:value-type="string">
            <text:p text:style-name="P1"><text:bookmark text:name="LC1082"/><text:bookmark text:name="LC1081"/></text:p>
          </table:table-cell>
        </table:table-row>
        <table:table-row>
          <table:table-cell table:style-name="Table208.A1" office:value-type="string">
            <text:p text:style-name="Table_20_Contents">This function splits a feature set for training and testing.<text:bookmark text:name="LC1094"/><text:bookmark text:name="LC1093"/></text:p>
          </table:table-cell>
        </table:table-row>
        <table:table-row>
          <table:table-cell table:style-name="Table208.A1" office:value-type="string">
            <text:p text:style-name="P1"><text:bookmark text:name="LC1104"/><text:bookmark text:name="LC1103"/></text:p>
          </table:table-cell>
        </table:table-row>
        <table:table-row>
          <table:table-cell table:style-name="Table208.A1" office:value-type="string">
            <text:p text:style-name="Table_20_Contents">ARGUMENTS:<text:bookmark text:name="LC1112"/><text:bookmark text:name="LC1111"/></text:p>
          </table:table-cell>
        </table:table-row>
        <table:table-row>
          <table:table-cell table:style-name="Table208.A1" office:value-type="string">
            <text:p text:style-name="Table_20_Contents">- features: a list ([numOfClasses x 1]) whose elements containt numpy matrices of features.<text:bookmark text:name="LC1122"/><text:bookmark text:name="LC1121"/></text:p>
          </table:table-cell>
        </table:table-row>
        <table:table-row>
          <table:table-cell table:style-name="Table208.A1" office:value-type="string">
            <text:p text:style-name="Table_20_Contents">each matrix features[i] of class i is [numOfSamples x numOfDimensions]<text:bookmark text:name="LC1132"/><text:bookmark text:name="LC1131"/></text:p>
          </table:table-cell>
        </table:table-row>
        <table:table-row>
          <table:table-cell table:style-name="Table208.A1" office:value-type="string">
            <text:p text:style-name="Table_20_Contents">- partTrain: percentage<text:bookmark text:name="LC1144"/><text:bookmark text:name="LC1143"/></text:p>
          </table:table-cell>
        </table:table-row>
        <table:table-row>
          <table:table-cell table:style-name="Table208.A1" office:value-type="string">
            <text:p text:style-name="Table_20_Contents">RETURNS:<text:bookmark text:name="LC1154"/><text:bookmark text:name="LC1153"/></text:p>
          </table:table-cell>
        </table:table-row>
        <table:table-row>
          <table:table-cell table:style-name="Table208.A1" office:value-type="string">
            <text:p text:style-name="Table_20_Contents">- featuresTrains: a list of training data for each class<text:bookmark text:name="LC1164"/><text:bookmark text:name="LC1163"/></text:p>
          </table:table-cell>
        </table:table-row>
        <table:table-row>
          <table:table-cell table:style-name="Table208.A1" office:value-type="string">
            <text:p text:style-name="Table_20_Contents">- featuresTest: a list of testing data for each class<text:bookmark text:name="LC1172"/><text:bookmark text:name="LC1171"/></text:p>
          </table:table-cell>
        </table:table-row>
        <table:table-row>
          <table:table-cell table:style-name="Table208.A1" office:value-type="string">
            <text:p text:style-name="Table_20_Contents">'''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P1"><text:bookmark text:name="LC1182"/><text:bookmark text:name="LC1181"/>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1306"/><text:bookmark text:name="LC1305"/>def trainKNN(features, K):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1318"/><text:bookmark text:name="LC1317"/>'''<text:bookmark text:name="LC1326"/><text:bookmark text:name="LC1325"/></text:p>
          </table:table-cell>
        </table:table-row>
        <table:table-row>
          <table:table-cell table:style-name="Table211.A1" office:value-type="string">
            <text:p text:style-name="Table_20_Contents">Train a kNN classifier.<text:bookmark text:name="LC1336"/><text:bookmark text:name="LC1335"/></text:p>
          </table:table-cell>
        </table:table-row>
        <table:table-row>
          <table:table-cell table:style-name="Table211.A1" office:value-type="string">
            <text:p text:style-name="Table_20_Contents">ARGUMENTS:<text:bookmark text:name="LC1344"/><text:bookmark text:name="LC1343"/></text:p>
          </table:table-cell>
        </table:table-row>
        <table:table-row>
          <table:table-cell table:style-name="Table211.A1" office:value-type="string">
            <text:p text:style-name="Table_20_Contents">- features: a list ([numOfClasses x 1]) whose elements containt numpy matrices of features.<text:bookmark text:name="LC1352"/><text:bookmark text:name="LC1351"/></text:p>
          </table:table-cell>
        </table:table-row>
        <table:table-row>
          <table:table-cell table:style-name="Table211.A1" office:value-type="string">
            <text:p text:style-name="Table_20_Contents">each matrix features[i] of class i is [numOfSamples x numOfDimensions]<text:bookmark text:name="LC1362"/><text:bookmark text:name="LC1361"/></text:p>
          </table:table-cell>
        </table:table-row>
        <table:table-row>
          <table:table-cell table:style-name="Table211.A1" office:value-type="string">
            <text:p text:style-name="Table_20_Contents">- K: parameter K<text:bookmark text:name="LC1372"/><text:bookmark text:name="LC1371"/></text:p>
          </table:table-cell>
        </table:table-row>
        <table:table-row>
          <table:table-cell table:style-name="Table211.A1" office:value-type="string">
            <text:p text:style-name="Table_20_Contents">RETURNS:<text:bookmark text:name="LC1382"/><text:bookmark text:name="LC1381"/></text:p>
          </table:table-cell>
        </table:table-row>
        <table:table-row>
          <table:table-cell table:style-name="Table211.A1" office:value-type="string">
            <text:p text:style-name="Table_20_Contents">- kNN: the trained kNN variable<text:bookmark text:name="LC1392"/><text:bookmark text:name="LC1391"/></text:p>
          </table:table-cell>
        </table:table-row>
        <table:table-row>
          <table:table-cell table:style-name="Table211.A1" office:value-type="string">
            <text:p text:style-name="P1"/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1402"/><text:bookmark text:name="LC1401"/>'''</text:p>
          </table:table-cell>
        </table:table-row>
      </table:table>
      <text:p text:style-name="Standard"><text:soft-page-break/></text:p>
      <text:p text:style-name="Standard"/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P1"><text:bookmark text:name="LC1452"/><text:bookmark text:name="LC1451"/>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146"/>def trainSVM(features, Cparam):<text:bookmark text:name="LC147"/></text:p>
          </table:table-cell>
        </table:table-row>
        <table:table-row>
          <table:table-cell table:style-name="Table214.A1" office:value-type="string">
            <text:p text:style-name="Table_20_Contents">'''<text:bookmark text:name="LC148"/></text:p>
          </table:table-cell>
        </table:table-row>
        <table:table-row>
          <table:table-cell table:style-name="Table214.A1" office:value-type="string">
            <text:p text:style-name="Table_20_Contents">Train a multi-class probabilitistic SVM classifier.<text:bookmark text:name="LC1494"/><text:bookmark text:name="LC1493"/></text:p>
          </table:table-cell>
        </table:table-row>
        <table:table-row>
          <table:table-cell table:style-name="Table214.A1" office:value-type="string">
            <text:p text:style-name="Table_20_Contents">Note: This function is simply a wrapper to the mlpy-LibSVM functionality for SVM training<text:bookmark text:name="LC1504"/><text:bookmark text:name="LC1503"/></text:p>
          </table:table-cell>
        </table:table-row>
        <table:table-row>
          <table:table-cell table:style-name="Table214.A1" office:value-type="string">
            <text:p text:style-name="Table_20_Contents">See function trainSVM_feature() to use a wrapper on both the feature extraction and the SVM training (and parameter tuning) processes.<text:bookmark text:name="LC1516"/><text:bookmark text:name="LC1515"/></text:p>
          </table:table-cell>
        </table:table-row>
        <table:table-row>
          <table:table-cell table:style-name="Table214.A1" office:value-type="string">
            <text:p text:style-name="Table_20_Contents">ARGUMENTS:<text:bookmark text:name="LC1524"/><text:bookmark text:name="LC1523"/></text:p>
          </table:table-cell>
        </table:table-row>
        <table:table-row>
          <table:table-cell table:style-name="Table214.A1" office:value-type="string">
            <text:p text:style-name="Table_20_Contents">- features: a list ([numOfClasses x 1]) whose elements containt numpy matrices of features<text:bookmark text:name="LC1532"/><text:bookmark text:name="LC1531"/></text:p>
          </table:table-cell>
        </table:table-row>
        <table:table-row>
          <table:table-cell table:style-name="Table214.A1" office:value-type="string">
            <text:p text:style-name="Table_20_Contents">each matrix features[i] of class i is [numOfSamples x numOfDimensions]<text:bookmark text:name="LC154"/></text:p>
          </table:table-cell>
        </table:table-row>
        <table:table-row>
          <table:table-cell table:style-name="Table214.A1" office:value-type="string">
            <text:p text:style-name="Table_20_Contents">- Cparam: SVM parameter C (cost of constraints violation)<text:bookmark text:name="LC155"/></text:p>
          </table:table-cell>
        </table:table-row>
        <table:table-row>
          <table:table-cell table:style-name="Table214.A1" office:value-type="string">
            <text:p text:style-name="Table_20_Contents">RETURNS:<text:bookmark text:name="LC156"/></text:p>
          </table:table-cell>
        </table:table-row>
        <table:table-row>
          <table:table-cell table:style-name="Table214.A1" office:value-type="string">
            <text:p text:style-name="Table_20_Contents">- svm: the trained SVM variable<text:bookmark text:name="LC157"/></text:p>
          </table:table-cell>
        </table:table-row>
        <table:table-row>
          <table:table-cell table:style-name="Table214.A1" office:value-type="string">
            <text:p text:style-name="P1"><text:bookmark text:name="LC158"/></text:p>
          </table:table-cell>
        </table:table-row>
        <table:table-row>
          <table:table-cell table:style-name="Table214.A1" office:value-type="string">
            <text:p text:style-name="Table_20_Contents">NOTE:<text:bookmark text:name="LC159"/></text:p>
          </table:table-cell>
        </table:table-row>
        <table:table-row>
          <table:table-cell table:style-name="Table214.A1" office:value-type="string">
            <text:p text:style-name="Table_20_Contents">This function trains a linear-kernel SVM for a given C value. For a different kernel, other types of parameters should be provided.<text:bookmark text:name="LC160"/></text:p>
          </table:table-cell>
        </table:table-row>
        <table:table-row>
          <table:table-cell table:style-name="Table214.A1" office:value-type="string">
            <text:p text:style-name="Table_20_Contents">For example, gamma for a polynomial, rbf or sigmoid kernel. Furthermore, Nu should be provided for a nu_SVM classifier.<text:bookmark text:name="LC1612"/><text:bookmark text:name="LC1611"/></text:p>
          </table:table-cell>
        </table:table-row>
        <table:table-row>
          <table:table-cell table:style-name="Table214.A1" office:value-type="string">
            <text:p text:style-name="Table_20_Contents">See MLPY documentation for more details (http://mlpy.sourceforge.net/docs/3.4/svm.html)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1622"/><text:bookmark text:name="LC1621"/>'''</text:p>
          </table:table-cell>
        </table:table-row>
      </table:table>
      <text:p text:style-name="Standard"/>
      <text:p text:style-name="Standard">def trainSVMregression(Features, Y, C):</text:p>
      <text:p text:style-name="Standard"/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1782"/><text:bookmark text:name="LC1781"/>def featureAndTrain(listOfDirs, mtWin, mtStep, stWin, stStep, classifierType, modelName, computeBEAT=False, perTrain=0.90):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1792"/><text:bookmark text:name="LC1791"/>'''<text:bookmark text:name="LC1802"/><text:bookmark text:name="LC1801"/></text:p>
          </table:table-cell>
        </table:table-row>
        <table:table-row>
          <table:table-cell table:style-name="Table217.A1" office:value-type="string">
            <text:p text:style-name="Table_20_Contents">This function is used as a wrapper to segment-based audio feature extraction and classifier training.<text:bookmark text:name="LC1812"/><text:bookmark text:name="LC1811"/></text:p>
          </table:table-cell>
        </table:table-row>
        <table:table-row>
          <table:table-cell table:style-name="Table217.A1" office:value-type="string">
            <text:p text:style-name="Table_20_Contents">ARGUMENTS:<text:bookmark text:name="LC1822"/><text:bookmark text:name="LC1821"/></text:p>
          </table:table-cell>
        </table:table-row>
        <table:table-row>
          <table:table-cell table:style-name="Table217.A1" office:value-type="string">
            <text:p text:style-name="Table_20_Contents">listOfDirs: list of paths of directories. Each directory contains a signle audio class whose samples are stored in seperate WAV files.<text:bookmark text:name="LC1832"/><text:bookmark text:name="LC1831"/></text:p>
          </table:table-cell>
        </table:table-row>
        <table:table-row>
          <table:table-cell table:style-name="Table217.A1" office:value-type="string">
            <text:p text:style-name="Table_20_Contents">mtWin, mtStep: mid-term window length and step<text:bookmark text:name="LC184"/></text:p>
          </table:table-cell>
        </table:table-row>
        <table:table-row>
          <table:table-cell table:style-name="Table217.A1" office:value-type="string">
            <text:p text:style-name="Table_20_Contents">stWin, stStep: short-term window and step<text:bookmark text:name="LC185"/></text:p>
          </table:table-cell>
        </table:table-row>
        <table:table-row>
          <table:table-cell table:style-name="Table217.A1" office:value-type="string">
            <text:p text:style-name="Table_20_Contents">classifierType: "svm" or "knn"<text:bookmark text:name="LC186"/></text:p>
          </table:table-cell>
        </table:table-row>
        <table:table-row>
          <table:table-cell table:style-name="Table217.A1" office:value-type="string">
            <text:p text:style-name="Table_20_Contents">modelName: name of the model to be saved<text:bookmark text:name="LC187"/></text:p>
          </table:table-cell>
        </table:table-row>
        <table:table-row>
          <table:table-cell table:style-name="Table217.A1" office:value-type="string">
            <text:p text:style-name="Table_20_Contents">RETURNS:<text:bookmark text:name="LC188"/></text:p>
          </table:table-cell>
        </table:table-row>
        <table:table-row>
          <table:table-cell table:style-name="Table217.A1" office:value-type="string">
            <text:p text:style-name="Table_20_Contents">None. Resulting classifier along with the respective model parameters are saved on files.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189"/>''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2594"/><text:bookmark text:name="LC2593"/>def featureAndTrainRegression(dirName, mtWin, mtStep, stWin, stStep, modelType, modelName, computeBEAT=False):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2604"/><text:bookmark text:name="LC2603"/>'''<text:bookmark text:name="LC2614"/><text:bookmark text:name="LC2613"/></text:p>
          </table:table-cell>
        </table:table-row>
        <table:table-row>
          <table:table-cell table:style-name="Table220.A1" office:value-type="string">
            <text:p text:style-name="Table_20_Contents">This function is used as a wrapper to segment-based audio feature extraction and classifier training.<text:bookmark text:name="LC2624"/><text:bookmark text:name="LC2623"/></text:p>
          </table:table-cell>
        </table:table-row>
        <text:soft-page-break/>
        <table:table-row>
          <table:table-cell table:style-name="Table220.A1" office:value-type="string">
            <text:p text:style-name="Table_20_Contents">ARGUMENTS:<text:bookmark text:name="LC2634"/><text:bookmark text:name="LC2633"/></text:p>
          </table:table-cell>
        </table:table-row>
        <table:table-row>
          <table:table-cell table:style-name="Table220.A1" office:value-type="string">
            <text:p text:style-name="Table_20_Contents">dirName: path of directory containing the WAV files and Regression CSVs<text:bookmark text:name="LC264"/></text:p>
          </table:table-cell>
        </table:table-row>
        <table:table-row>
          <table:table-cell table:style-name="Table220.A1" office:value-type="string">
            <text:p text:style-name="Table_20_Contents">mtWin, mtStep: mid-term window length and step<text:bookmark text:name="LC265"/></text:p>
          </table:table-cell>
        </table:table-row>
        <table:table-row>
          <table:table-cell table:style-name="Table220.A1" office:value-type="string">
            <text:p text:style-name="Table_20_Contents">stWin, stStep: short-term window and step<text:bookmark text:name="LC266"/></text:p>
          </table:table-cell>
        </table:table-row>
        <table:table-row>
          <table:table-cell table:style-name="Table220.A1" office:value-type="string">
            <text:p text:style-name="Table_20_Contents">modelType: "svm" or "knn"<text:bookmark text:name="LC267"/></text:p>
          </table:table-cell>
        </table:table-row>
        <table:table-row>
          <table:table-cell table:style-name="Table220.A1" office:value-type="string">
            <text:p text:style-name="Table_20_Contents">modelName: name of the model to be saved<text:bookmark text:name="LC268"/></text:p>
          </table:table-cell>
        </table:table-row>
        <table:table-row>
          <table:table-cell table:style-name="Table220.A1" office:value-type="string">
            <text:p text:style-name="Table_20_Contents">RETURNS:<text:bookmark text:name="LC269"/></text:p>
          </table:table-cell>
        </table:table-row>
        <table:table-row>
          <table:table-cell table:style-name="Table220.A1" office:value-type="string">
            <text:p text:style-name="Table_20_Contents">None. Resulting regression model along with the respective model parameters are saved on files.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270"/>'''</text:p>
          </table:table-cell>
        </table:table-row>
      </table:table>
      <text:p text:style-name="Standard"/>
      <text:p text:style-name="Standard">def loadKNNModel(kNNModelName, isRegression=False):</text:p>
      <text:p text:style-name="Standard"/>
      <text:p text:style-name="Standard"/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365"/>def loadSVModel(SVMmodelName, isRegression=False):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366"/>'''<text:bookmark text:name="LC367"/></text:p>
          </table:table-cell>
        </table:table-row>
        <table:table-row>
          <table:table-cell table:style-name="Table223.A1" office:value-type="string">
            <text:p text:style-name="Table_20_Contents">This function loads an SVM model either for classification or training.<text:bookmark text:name="LC368"/></text:p>
          </table:table-cell>
        </table:table-row>
        <table:table-row>
          <table:table-cell table:style-name="Table223.A1" office:value-type="string">
            <text:p text:style-name="Table_20_Contents">ARGMUMENTS:<text:bookmark text:name="LC369"/></text:p>
          </table:table-cell>
        </table:table-row>
        <table:table-row>
          <table:table-cell table:style-name="Table223.A1" office:value-type="string">
            <text:p text:style-name="Table_20_Contents">- SVMmodelName: the path of the model to be loaded<text:bookmark text:name="LC370"/></text:p>
          </table:table-cell>
        </table:table-row>
        <table:table-row>
          <table:table-cell table:style-name="Table223.A1" office:value-type="string">
            <text:p text:style-name="Table_20_Contents">- isRegression: a flag indigating whereas this model is regression or not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3712"/><text:bookmark text:name="LC3711"/>''</text:p>
          </table:table-cell>
        </table:table-row>
      </table:table>
      <text:p text:style-name="Standard"/>
      <text:p text:style-name="Standard"/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4042"/><text:bookmark text:name="LC4041"/>def evaluateClassifier(features, ClassNames, nExp, ClassifierName, Params, parameterMode, perTrain=0.90):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4052"/><text:bookmark text:name="LC4051"/>'''<text:bookmark text:name="LC4062"/><text:bookmark text:name="LC4061"/></text:p>
          </table:table-cell>
        </table:table-row>
        <table:table-row>
          <table:table-cell table:style-name="Table226.A1" office:value-type="string">
            <text:p text:style-name="Table_20_Contents">ARGUMENTS:<text:bookmark text:name="LC4072"/><text:bookmark text:name="LC4071"/></text:p>
          </table:table-cell>
        </table:table-row>
        <table:table-row>
          <table:table-cell table:style-name="Table226.A1" office:value-type="string">
            <text:p text:style-name="Table_20_Contents">features: a list ([numOfClasses x 1]) whose elements containt numpy matrices of features.<text:bookmark text:name="LC4082"/><text:bookmark text:name="LC4081"/></text:p>
          </table:table-cell>
        </table:table-row>
        <table:table-row>
          <table:table-cell table:style-name="Table226.A1" office:value-type="string">
            <text:p text:style-name="Table_20_Contents">each matrix features[i] of class i is [numOfSamples x numOfDimensions]<text:bookmark text:name="LC4092"/><text:bookmark text:name="LC4091"/></text:p>
          </table:table-cell>
        </table:table-row>
        <table:table-row>
          <table:table-cell table:style-name="Table226.A1" office:value-type="string">
            <text:p text:style-name="Table_20_Contents">ClassNames: list of class names (strings)<text:bookmark text:name="LC4102"/><text:bookmark text:name="LC4101"/></text:p>
          </table:table-cell>
        </table:table-row>
        <table:table-row>
          <table:table-cell table:style-name="Table226.A1" office:value-type="string">
            <text:p text:style-name="Table_20_Contents">nExp: number of cross-validation experiments<text:bookmark text:name="LC4112"/><text:bookmark text:name="LC4111"/></text:p>
          </table:table-cell>
        </table:table-row>
        <table:table-row>
          <table:table-cell table:style-name="Table226.A1" office:value-type="string">
            <text:p text:style-name="Table_20_Contents">ClassifierName: svm or knn<text:bookmark text:name="LC412"/></text:p>
          </table:table-cell>
        </table:table-row>
        <table:table-row>
          <table:table-cell table:style-name="Table226.A1" office:value-type="string">
            <text:p text:style-name="Table_20_Contents">Params: list of classifier parameters (for parameter tuning during cross-validation)<text:bookmark text:name="LC4132"/><text:bookmark text:name="LC4131"/></text:p>
          </table:table-cell>
        </table:table-row>
        <table:table-row>
          <table:table-cell table:style-name="Table226.A1" office:value-type="string">
            <text:p text:style-name="Table_20_Contents">parameterMode: 0: choose parameters that lead to maximum overall classification ACCURACY<text:bookmark text:name="LC4142"/><text:bookmark text:name="LC4141"/></text:p>
          </table:table-cell>
        </table:table-row>
        <table:table-row>
          <table:table-cell table:style-name="Table226.A1" office:value-type="string">
            <text:p text:style-name="Table_20_Contents">1: choose parameters that lead to maximum overall F1 MEASURE<text:bookmark text:name="LC4152"/><text:bookmark text:name="LC4151"/></text:p>
          </table:table-cell>
        </table:table-row>
        <table:table-row>
          <table:table-cell table:style-name="Table226.A1" office:value-type="string">
            <text:p text:style-name="Table_20_Contents">RETURNS:<text:bookmark text:name="LC4162"/><text:bookmark text:name="LC4161"/></text:p>
          </table:table-cell>
        </table:table-row>
        <table:table-row>
          <table:table-cell table:style-name="Table226.A1" office:value-type="string">
            <text:p text:style-name="Table_20_Contents">bestParam: the value of the input parameter that optimizes the selected performance measure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4172"/><text:bookmark text:name="LC4171"/>''</text:p>
          </table:table-cell>
        </table:table-row>
      </table:table>
      <text:p text:style-name="Standard"/>
      <text:p text:style-name="Standard"/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5162"/><text:bookmark text:name="LC5161"/>def evaluateRegression(features, labels, nExp, MethodName, Params):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5172"/><text:bookmark text:name="LC5171"/>'''<text:bookmark text:name="LC5182"/><text:bookmark text:name="LC5181"/></text:p>
          </table:table-cell>
        </table:table-row>
        <table:table-row>
          <table:table-cell table:style-name="Table229.A1" office:value-type="string">
            <text:p text:style-name="Table_20_Contents">ARGUMENTS:<text:bookmark text:name="LC5192"/><text:bookmark text:name="LC5191"/></text:p>
          </table:table-cell>
        </table:table-row>
        <text:soft-page-break/>
        <table:table-row>
          <table:table-cell table:style-name="Table229.A1" office:value-type="string">
            <text:p text:style-name="Table_20_Contents">features: numpy matrices of features [numOfSamples x numOfDimensions]<text:bookmark text:name="LC5202"/><text:bookmark text:name="LC5201"/></text:p>
          </table:table-cell>
        </table:table-row>
        <table:table-row>
          <table:table-cell table:style-name="Table229.A1" office:value-type="string">
            <text:p text:style-name="Table_20_Contents">labels: list of sample labels<text:bookmark text:name="LC5212"/><text:bookmark text:name="LC5211"/></text:p>
          </table:table-cell>
        </table:table-row>
        <table:table-row>
          <table:table-cell table:style-name="Table229.A1" office:value-type="string">
            <text:p text:style-name="Table_20_Contents">nExp: number of cross-validation experiments<text:bookmark text:name="LC5222"/><text:bookmark text:name="LC5221"/></text:p>
          </table:table-cell>
        </table:table-row>
        <table:table-row>
          <table:table-cell table:style-name="Table229.A1" office:value-type="string">
            <text:p text:style-name="Table_20_Contents">MethodName: svm or knn<text:bookmark text:name="LC5232"/><text:bookmark text:name="LC5231"/></text:p>
          </table:table-cell>
        </table:table-row>
        <table:table-row>
          <table:table-cell table:style-name="Table229.A1" office:value-type="string">
            <text:p text:style-name="Table_20_Contents">Params: list of classifier params to be evaluated<text:bookmark text:name="LC5242"/><text:bookmark text:name="LC5241"/></text:p>
          </table:table-cell>
        </table:table-row>
        <table:table-row>
          <table:table-cell table:style-name="Table229.A1" office:value-type="string">
            <text:p text:style-name="Table_20_Contents">RETURNS:<text:bookmark text:name="LC5252"/><text:bookmark text:name="LC5251"/></text:p>
          </table:table-cell>
        </table:table-row>
        <table:table-row>
          <table:table-cell table:style-name="Table229.A1" office:value-type="string">
            <text:p text:style-name="Table_20_Contents">bestParam: the value of the input parameter that optimizes the selected performance measure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5262"/><text:bookmark text:name="LC5261"/>''</text:p>
          </table:table-cell>
        </table:table-row>
      </table:table>
      <text:p text:style-name="Standard"/>
      <text:p text:style-name="Standard"/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584"/>def printConfusionMatrix(CM, ClassNames):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585"/>'''<text:bookmark text:name="LC586"/></text:p>
          </table:table-cell>
        </table:table-row>
        <table:table-row>
          <table:table-cell table:style-name="Table232.A1" office:value-type="string">
            <text:p text:style-name="Table_20_Contents">This function prints a confusion matrix for a particular classification task.<text:bookmark text:name="LC587"/></text:p>
          </table:table-cell>
        </table:table-row>
        <table:table-row>
          <table:table-cell table:style-name="Table232.A1" office:value-type="string">
            <text:p text:style-name="Table_20_Contents">ARGUMENTS:<text:bookmark text:name="LC588"/></text:p>
          </table:table-cell>
        </table:table-row>
        <table:table-row>
          <table:table-cell table:style-name="Table232.A1" office:value-type="string">
            <text:p text:style-name="Table_20_Contents">CM: a 2-D numpy array of the confusion matrix<text:bookmark text:name="LC589"/></text:p>
          </table:table-cell>
        </table:table-row>
        <table:table-row>
          <table:table-cell table:style-name="Table232.A1" office:value-type="string">
            <text:p text:style-name="Table_20_Contents">(CM[i,j] is the number of times a sample from class i was classified in class j)<text:bookmark text:name="LC590"/></text:p>
          </table:table-cell>
        </table:table-row>
        <table:table-row>
          <table:table-cell table:style-name="Table232.A1" office:value-type="string">
            <text:p text:style-name="Table_20_Contents">ClassNames: a list that contains the names of the classes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5912"/><text:bookmark text:name="LC5911"/>'''</text:p>
          </table:table-cell>
        </table:table-row>
      </table:table>
      <text:p text:style-name="Standard"/>
      <text:p text:style-name="Standard"/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6122"/><text:bookmark text:name="LC6121"/>def normalizeFeatures(features):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6132"/><text:bookmark text:name="LC6131"/>'''<text:bookmark text:name="LC6142"/><text:bookmark text:name="LC6141"/></text:p>
          </table:table-cell>
        </table:table-row>
        <table:table-row>
          <table:table-cell table:style-name="Table235.A1" office:value-type="string">
            <text:p text:style-name="Table_20_Contents">This function normalizes a feature set to 0-mean and 1-std.<text:bookmark text:name="LC6152"/><text:bookmark text:name="LC6151"/></text:p>
          </table:table-cell>
        </table:table-row>
        <table:table-row>
          <table:table-cell table:style-name="Table235.A1" office:value-type="string">
            <text:p text:style-name="Table_20_Contents">Used in most classifier trainning cases.<text:bookmark text:name="LC6162"/><text:bookmark text:name="LC6161"/></text:p>
          </table:table-cell>
        </table:table-row>
        <table:table-row>
          <table:table-cell table:style-name="Table235.A1" office:value-type="string">
            <text:p text:style-name="P1"><text:bookmark text:name="LC617"/></text:p>
          </table:table-cell>
        </table:table-row>
        <table:table-row>
          <table:table-cell table:style-name="Table235.A1" office:value-type="string">
            <text:p text:style-name="Table_20_Contents">ARGUMENTS:<text:bookmark text:name="LC618"/></text:p>
          </table:table-cell>
        </table:table-row>
        <table:table-row>
          <table:table-cell table:style-name="Table235.A1" office:value-type="string">
            <text:p text:style-name="Table_20_Contents">- features: list of feature matrices (each one of them is a numpy matrix)<text:bookmark text:name="LC619"/></text:p>
          </table:table-cell>
        </table:table-row>
        <table:table-row>
          <table:table-cell table:style-name="Table235.A1" office:value-type="string">
            <text:p text:style-name="Table_20_Contents">RETURNS:<text:bookmark text:name="LC620"/></text:p>
          </table:table-cell>
        </table:table-row>
        <table:table-row>
          <table:table-cell table:style-name="Table235.A1" office:value-type="string">
            <text:p text:style-name="Table_20_Contents">- featuresNorm: list of NORMALIZED feature matrices<text:bookmark text:name="LC6213"/><text:bookmark text:name="LC6212"/></text:p>
          </table:table-cell>
        </table:table-row>
        <table:table-row>
          <table:table-cell table:style-name="Table235.A1" office:value-type="string">
            <text:p text:style-name="Table_20_Contents">- MEAN: mean vector<text:bookmark text:name="LC6222"/><text:bookmark text:name="LC6221"/></text:p>
          </table:table-cell>
        </table:table-row>
        <table:table-row>
          <table:table-cell table:style-name="Table235.A1" office:value-type="string">
            <text:p text:style-name="Table_20_Contents">- STD: std vector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6232"/><text:bookmark text:name="LC6231"/>'''</text:p>
          </table:table-cell>
        </table:table-row>
      </table:table>
      <text:p text:style-name="Standard"/>
      <text:p text:style-name="Standard"/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6462"/><text:bookmark text:name="LC6461"/>def listOfFeatures2Matrix(features):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6472"/><text:bookmark text:name="LC6471"/>'''<text:bookmark text:name="LC6482"/><text:bookmark text:name="LC6481"/></text:p>
          </table:table-cell>
        </table:table-row>
        <table:table-row>
          <table:table-cell table:style-name="Table238.A1" office:value-type="string">
            <text:p text:style-name="Table_20_Contents">listOfFeatures2Matrix(features)<text:bookmark text:name="LC649"/></text:p>
          </table:table-cell>
        </table:table-row>
        <table:table-row>
          <table:table-cell table:style-name="Table238.A1" office:value-type="string">
            <text:p text:style-name="P1"><text:bookmark text:name="LC650"/></text:p>
          </table:table-cell>
        </table:table-row>
        <table:table-row>
          <table:table-cell table:style-name="Table238.A1" office:value-type="string">
            <text:p text:style-name="Table_20_Contents">This function takes a list of feature matrices as argument and returns a single concatenated feature matrix and the respective class labels.<text:bookmark text:name="LC6512"/><text:bookmark text:name="LC6511"/></text:p>
          </table:table-cell>
        </table:table-row>
        <table:table-row>
          <table:table-cell table:style-name="Table238.A1" office:value-type="string">
            <text:p text:style-name="P1"><text:bookmark text:name="LC6522"/><text:bookmark text:name="LC6521"/></text:p>
          </table:table-cell>
        </table:table-row>
        <table:table-row>
          <table:table-cell table:style-name="Table238.A1" office:value-type="string">
            <text:p text:style-name="Table_20_Contents">ARGUMENTS:<text:bookmark text:name="LC6532"/><text:bookmark text:name="LC6531"/></text:p>
          </table:table-cell>
        </table:table-row>
        <table:table-row>
          <table:table-cell table:style-name="Table238.A1" office:value-type="string">
            <text:p text:style-name="Table_20_Contents">- features: a list of feature matrices<text:bookmark text:name="LC6542"/><text:bookmark text:name="LC6541"/></text:p>
          </table:table-cell>
        </table:table-row>
        <table:table-row>
          <table:table-cell table:style-name="Table238.A1" office:value-type="string">
            <text:p text:style-name="P1"><text:bookmark text:name="LC6552"/><text:bookmark text:name="LC6551"/></text:p>
          </table:table-cell>
        </table:table-row>
        <text:soft-page-break/>
        <table:table-row>
          <table:table-cell table:style-name="Table238.A1" office:value-type="string">
            <text:p text:style-name="Table_20_Contents">RETURNS:<text:bookmark text:name="LC6562"/><text:bookmark text:name="LC6561"/></text:p>
          </table:table-cell>
        </table:table-row>
        <table:table-row>
          <table:table-cell table:style-name="Table238.A1" office:value-type="string">
            <text:p text:style-name="Table_20_Contents">- X: a concatenated matrix of features<text:bookmark text:name="LC6572"/><text:bookmark text:name="LC6571"/></text:p>
          </table:table-cell>
        </table:table-row>
        <table:table-row>
          <table:table-cell table:style-name="Table238.A1" office:value-type="string">
            <text:p text:style-name="Table_20_Contents">- Y: a vector of class indeces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6582"/><text:bookmark text:name="LC6581"/>''</text:p>
          </table:table-cell>
        </table:table-row>
      </table:table>
      <text:p text:style-name="Standard"/>
      <text:p text:style-name="Standard">def pcaDimRed(features, nDims):</text:p>
      <text:p text:style-name="Standard"/>
      <text:p text:style-name="Standard"/>
      <text:p text:style-name="Standard"/>
      <text:p text:style-name="Standard">def fileClassification(inputFile, modelName, modelType):</text:p>
      <text:p text:style-name="Standard"/>
      <text:p text:style-name="Standard"/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720"/>def fileRegression(inputFile, modelName, modelType):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7212"/><text:bookmark text:name="LC7211"/># Load classifier:</text:p>
          </table:table-cell>
        </table:table-row>
      </table:table>
      <text:p text:style-name="Standard"/>
      <text:p text:style-name="Standard"/>
      <text:p text:style-name="Standard">def lda(data, labels, redDim):</text:p>
      <text:p text:style-name="Standard"/>
      <text:p text:style-name="Standard">def writeTrainDataToARFF(modelName, features, classNames, featureNames):</text:p>
      <text:p text:style-name="Standard"/>
      <text:p text:style-name="Standard"/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8292"/><text:bookmark text:name="LC8291"/>def trainSpeakerModelsScript():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8302"/><text:bookmark text:name="LC8301"/>'''<text:bookmark text:name="LC8312"/><text:bookmark text:name="LC8311"/></text:p>
          </table:table-cell>
        </table:table-row>
        <table:table-row>
          <table:table-cell table:style-name="Table243.A1" office:value-type="string">
            <text:p text:style-name="Table_20_Contents">This script is used to train the speaker-related models (NOTE: data paths are hard-coded and NOT included in the library, the models are, however included)<text:bookmark text:name="LC8322"/><text:bookmark text:name="LC8321"/></text:p>
          </table:table-cell>
        </table:table-row>
        <table:table-row>
          <table:table-cell table:style-name="Table243.A1" office:value-type="string">
            <text:p text:style-name="Table_20_Contents">import audioTrainTest as aT<text:bookmark text:name="LC8332"/><text:bookmark text:name="LC8331"/></text:p>
          </table:table-cell>
        </table:table-row>
        <table:table-row>
          <table:table-cell table:style-name="Table243.A1" office:value-type="string">
            <text:p text:style-name="Table_20_Contents">aT.trainSpeakerModelsScript()<text:bookmark text:name="LC8342"/><text:bookmark text:name="LC8341"/></text:p>
          </table:table-cell>
        </table:table-row>
        <table:table-row>
          <table:table-cell table:style-name="Table243.A1" office:value-type="string">
            <text:p text:style-name="P1"/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8352"/><text:bookmark text:name="LC8351"/>'''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_slayer </meta:initial-creator>
    <meta:creation-date>2015-10-22T12:47:43</meta:creation-date>
    <dc:date>2015-10-22T13:45:33</dc:date>
    <dc:creator>dragon_slayer </dc:creator>
    <meta:editing-duration>PT50M57S</meta:editing-duration>
    <meta:editing-cycles>12</meta:editing-cycles>
    <meta:generator>LibreOffice/3.5$Linux_x86 LibreOffice_project/350m1$Build-2</meta:generator>
    <meta:document-statistic meta:table-count="244" meta:image-count="0" meta:object-count="0" meta:page-count="20" meta:paragraph-count="661" meta:word-count="3874" meta:character-count="27634" meta:non-whitespace-character-count="24405"/>
  </office:meta>
</office:document-meta>
</file>